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1BEA9B135D1E4ECD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5" svg:font-family="'Segoe UI'"/>
    <style:font-face style:name="Segoe UI4" svg:font-family="'Segoe UI'" style:font-adornments="Regular"/>
    <style:font-face style:name="Segoe UI Semibold4" svg:font-family="'Segoe UI Semibold'"/>
    <style:font-face style:name="Segoe UI Semibold3" svg:font-family="'Segoe UI Semibold'" style:font-adornments="Regular"/>
    <style:font-face style:name="Arial4" svg:font-family="Arial" style:font-family-generic="swiss"/>
    <style:font-face style:name="Arial3" svg:font-family="Arial" style:font-pitch="variable"/>
    <style:font-face style:name="Calibri2" svg:font-family="Calibri" style:font-pitch="variable"/>
    <style:font-face style:name="Copperplate Gothic Light1" svg:font-family="'Copperplate Gothic Light'" style:font-pitch="variable"/>
    <style:font-face style:name="Courier New1" svg:font-family="'Courier New'" style:font-pitch="variable"/>
    <style:font-face style:name="Courier2" svg:font-family="Courier, 'Courier New'" style:font-pitch="variable"/>
    <style:font-face style:name="LSBSymbol1" svg:font-family="LSBSymbol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7" svg:font-family="'Segoe UI'" style:font-pitch="variable"/>
    <style:font-face style:name="Segoe UI3" svg:font-family="'Segoe UI'" style:font-adornments="Regular" style:font-pitch="variable"/>
    <style:font-face style:name="Segoe UI Semibold6" svg:font-family="'Segoe UI Semibold'" style:font-pitch="variable"/>
    <style:font-face style:name="Segoe UI Semibold2" svg:font-family="'Segoe UI Semibold'" style:font-adornments="Regular" style:font-pitch="variable"/>
    <style:font-face style:name="Times New Roman3" svg:font-family="'Times New Roman'" style:font-pitch="variable"/>
    <style:font-face style:name="Times2" svg:font-family="Times, 'Times New Roman'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Segoe UI Semibold5" svg:font-family="'Segoe UI Semibold'" style:font-adornments="Regular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pperplate Gothic Light" svg:font-family="'Copperplate Gothic Light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LSBSymbol2" svg:font-family="LSBSymbo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BL Hebrew1" svg:font-family="'SBL Hebrew'" style:font-family-generic="system" style:font-pitch="variable"/>
    <style:font-face style:name="Segoe UI6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svg:stroke-width="0.051cm" svg:stroke-color="#000000" draw:marker-start-width="0.279cm" draw:marker-end-width="0.279cm" draw:fill="solid" draw:fill-color="#5b277d" draw:textarea-horizontal-align="justify" draw:textarea-vertical-align="middle" draw:auto-grow-height="false" fo:min-height="0.208cm" fo:min-width="27.449cm" fo:padding-top="0.15cm" fo:padding-bottom="0.15cm" fo:padding-left="0.275cm" fo:padding-right="0.275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814cm"/>
    </style:style>
    <style:style style:name="gr5" style:family="graphic" style:parent-style-name="standard">
      <style:graphic-properties draw:stroke="none" draw:fill="none" fo:min-height="6.761cm"/>
    </style:style>
    <style:style style:name="gr6" style:family="graphic" style:parent-style-name="standard">
      <style:graphic-properties draw:stroke="none" draw:fill="none" fo:min-height="12.961cm"/>
    </style:style>
    <style:style style:name="gr7" style:family="graphic" style:parent-style-name="standard">
      <style:graphic-properties draw:stroke="none" draw:fill="none" fo:min-height="6.006cm"/>
    </style:style>
    <style:style style:name="gr8" style:family="graphic" style:parent-style-name="standard">
      <style:graphic-properties draw:stroke="none" draw:fill="none" fo:min-height="6.574cm"/>
    </style:style>
    <style:style style:name="gr9" style:family="graphic" style:parent-style-name="standard">
      <style:graphic-properties draw:stroke="none" draw:fill="none" fo:min-height="6.387cm"/>
    </style:style>
    <style:style style:name="gr10" style:family="graphic" style:parent-style-name="standard">
      <style:graphic-properties draw:stroke="none" draw:fill="none" fo:min-height="4.697cm"/>
    </style:style>
    <style:style style:name="gr11" style:family="graphic" style:parent-style-name="standard">
      <style:graphic-properties draw:stroke="none" draw:fill="none" fo:min-height="4.884cm"/>
    </style:style>
    <style:style style:name="gr12" style:family="graphic" style:parent-style-name="standard">
      <style:graphic-properties draw:stroke="none" draw:fill="none" fo:min-height="3.194cm"/>
    </style:style>
    <style:style style:name="gr13" style:family="graphic" style:parent-style-name="standard">
      <style:graphic-properties draw:stroke="none" draw:fill="none" fo:min-height="8.071cm"/>
    </style:style>
    <style:style style:name="gr14" style:family="graphic" style:parent-style-name="standard">
      <style:graphic-properties draw:stroke="none" draw:fill="none" fo:min-height="8.077cm"/>
    </style:style>
    <style:style style:name="gr15" style:family="graphic" style:parent-style-name="standard">
      <style:graphic-properties draw:stroke="none" draw:fill="none" fo:min-height="5.775cm"/>
    </style:style>
    <style:style style:name="gr16" style:family="graphic" style:parent-style-name="standard">
      <style:graphic-properties draw:stroke="none" draw:fill="none" fo:min-height="3.381cm"/>
    </style:style>
    <style:style style:name="gr17" style:family="graphic" style:parent-style-name="standard">
      <style:graphic-properties draw:stroke="none" draw:fill="none" fo:min-height="7.322cm"/>
    </style:style>
    <style:style style:name="gr18" style:family="graphic" style:parent-style-name="standard">
      <style:graphic-properties draw:stroke="none" draw:fill="none" fo:min-height="7.516cm"/>
    </style:style>
    <style:style style:name="gr19" style:family="graphic" style:parent-style-name="standard">
      <style:graphic-properties draw:stroke="none" draw:fill="none" fo:min-height="3.235cm"/>
    </style:style>
    <style:style style:name="gr20" style:family="graphic" style:parent-style-name="standard">
      <style:graphic-properties draw:stroke="none" draw:fill="none" fo:min-height="5.071cm"/>
    </style:style>
    <style:style style:name="gr21" style:family="graphic" style:parent-style-name="standard">
      <style:graphic-properties draw:stroke="none" draw:fill="none" fo:min-height="6.013cm"/>
    </style:style>
    <style:style style:name="gr22" style:family="graphic" style:parent-style-name="standard" style:list-style-name="L1">
      <style:graphic-properties draw:stroke="none" draw:fill="none" fo:min-height="3.235cm"/>
    </style:style>
    <style:style style:name="gr23" style:family="graphic" style:parent-style-name="standard">
      <style:graphic-properties draw:stroke="none" draw:fill="none" fo:min-height="4.51cm"/>
    </style:style>
    <style:style style:name="gr24" style:family="graphic" style:parent-style-name="standard">
      <style:graphic-properties draw:stroke="none" draw:fill="none" fo:min-height="2.813cm"/>
    </style:style>
    <style:style style:name="gr25" style:family="graphic" style:parent-style-name="standard">
      <style:graphic-properties draw:stroke="none" svg:stroke-color="#3465a4" draw:fill="none" fo:min-height="6.013cm"/>
    </style:style>
    <style:style style:name="gr26" style:family="graphic" style:parent-style-name="standard">
      <style:graphic-properties draw:stroke="none" svg:stroke-color="#3465a4" draw:fill="none" fo:min-height="3.007cm"/>
    </style:style>
    <style:style style:name="gr27" style:family="graphic" style:parent-style-name="standard">
      <style:graphic-properties draw:stroke="none" svg:stroke-color="#3465a4" draw:fill="none" fo:min-height="4.51cm"/>
    </style:style>
    <style:style style:name="gr28" style:family="graphic" style:parent-style-name="standard">
      <style:graphic-properties draw:stroke="none" draw:fill="none" fo:min-height="12.859cm"/>
    </style:style>
    <style:style style:name="gr29" style:family="graphic" style:parent-style-name="standard">
      <style:graphic-properties draw:stroke="none" draw:fill="none" fo:min-height="4.789cm"/>
    </style:style>
    <style:style style:name="gr30" style:family="graphic" style:parent-style-name="standard">
      <style:graphic-properties draw:stroke="none" draw:fill="none" fo:min-height="1.965cm"/>
    </style:style>
    <style:style style:name="gr31" style:family="graphic" style:parent-style-name="standard">
      <style:graphic-properties draw:stroke="none" draw:fill="none" fo:min-height="13.52cm"/>
    </style:style>
    <style:style style:name="gr32" style:family="graphic" style:parent-style-name="standard">
      <style:graphic-properties draw:stroke="none" draw:fill="none" fo:min-height="6.2cm"/>
    </style:style>
    <style:style style:name="gr33" style:family="graphic" style:parent-style-name="standard">
      <style:graphic-properties draw:stroke="none" draw:fill="none" fo:min-height="7.703cm"/>
    </style:style>
    <style:style style:name="gr34" style:family="graphic" style:parent-style-name="standard">
      <style:graphic-properties draw:stroke="none" draw:fill="none" fo:min-height="4.759cm"/>
    </style:style>
    <style:style style:name="gr35" style:family="graphic" style:parent-style-name="standard">
      <style:graphic-properties draw:stroke="none" draw:fill="none" fo:min-height="6.283cm"/>
    </style:style>
    <style:style style:name="gr36" style:family="graphic" style:parent-style-name="standard">
      <style:graphic-properties draw:stroke="none" draw:fill="none" fo:min-height="5.049cm"/>
    </style:style>
    <style:style style:name="gr37" style:family="graphic" style:parent-style-name="standard" style:list-style-name="L1">
      <style:graphic-properties draw:stroke="none" draw:fill="none" fo:min-height="3.489cm"/>
    </style:style>
    <style:style style:name="gr38" style:family="graphic" style:parent-style-name="standard" style:list-style-name="L1">
      <style:graphic-properties draw:stroke="none" draw:fill="none" fo:min-height="5.071cm"/>
    </style:style>
    <style:style style:name="gr39" style:family="graphic" style:parent-style-name="standard" style:list-style-name="L1">
      <style:graphic-properties draw:stroke="none" draw:fill="none" fo:min-height="5.96cm"/>
    </style:style>
    <style:style style:name="gr40" style:family="graphic" style:parent-style-name="standard" style:list-style-name="L1">
      <style:graphic-properties draw:stroke="none" draw:fill="none" fo:min-height="4.979cm"/>
    </style:style>
    <style:style style:name="gr41" style:family="graphic" style:parent-style-name="standard">
      <style:graphic-properties draw:stroke="none" draw:fill="none" fo:min-height="9.401cm"/>
    </style:style>
    <style:style style:name="pr1" style:family="presentation" style:parent-style-name="Default94-notes">
      <style:graphic-properties draw:fill-color="#ffffff" draw:auto-grow-height="true" fo:min-height="12.572cm"/>
    </style:style>
    <style:style style:name="P1" style:family="paragraph">
      <loext:graphic-properties draw:fill="solid" draw:fill-color="#5b277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text-underline-style="none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  <style:text-properties fo:font-size="18pt" style:text-underline-style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.023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13" style:family="paragraph">
      <loext:graphic-properties draw:fill="none"/>
      <style:paragraph-properties fo:text-align="start"/>
      <style:text-properties style:font-name="Segoe UI Semibold1" fo:font-size="32pt" style:text-underline-style="none" style:font-size-asian="32pt" style:font-size-complex="32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/>
      <style:text-properties style:font-name="Segoe UI Semibold1" fo:font-size="32pt" style:text-underline-style="none" style:font-size-asian="32pt" style:font-size-complex="32pt"/>
    </style:style>
    <style:style style:name="P16" style:family="paragraph">
      <loext:graphic-properties draw:fill="none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17" style:family="paragraph">
      <loext:graphic-properties draw:fill="none"/>
      <style:paragraph-properties fo:text-align="center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18" style:family="paragraph">
      <loext:graphic-properties draw:fill="none"/>
      <style:paragraph-properties fo:text-align="center"/>
      <style:text-properties fo:color="#000000" style:font-name="Segoe UI Semibold" fo:font-size="32pt" fo:font-style="normal" style:text-underline-style="none" style:font-size-asian="32pt" style:font-style-asian="normal" style:font-size-complex="32pt" style:language-complex="ar" style:country-complex="SA" style:font-style-complex="normal"/>
    </style:style>
    <style:style style:name="P19" style:family="paragraph">
      <loext:graphic-properties draw:fill="none"/>
      <style:paragraph-properties fo:text-align="center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20" style:family="paragraph">
      <loext:graphic-properties draw:fill="none"/>
      <style:paragraph-properties fo:text-align="center"/>
      <style:text-properties fo:color="#000000" style:font-name="Segoe UI Semibold1" fo:font-size="36pt" fo:font-style="normal" style:text-underline-style="none" style:font-size-asian="36pt" style:font-style-asian="normal" style:font-size-complex="36pt" style:font-style-complex="normal"/>
    </style:style>
    <style:style style:name="P21" style:family="paragraph">
      <loext:graphic-properties draw:fill="none"/>
      <style:paragraph-properties fo:text-align="center"/>
      <style:text-properties fo:color="#023f62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/>
      <style:paragraph-properties fo:text-align="center"/>
      <style:text-properties fo:color="#000000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style:font-name="Segoe UI Semibold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26" style:family="paragraph">
      <loext:graphic-properties draw:fill="none"/>
      <style:paragraph-properties fo:text-align="center"/>
      <style:text-properties fo:color="#023f62" style:font-name="Segoe UI Semibold" fo:font-size="36pt" fo:font-style="italic" style:text-underline-style="none" style:font-size-asian="36pt" style:font-style-asian="italic" style:font-size-complex="36pt" style:font-style-complex="italic"/>
    </style:style>
    <style:style style:name="P27" style:family="paragraph">
      <loext:graphic-properties draw:fill="none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28" style:family="paragraph">
      <loext:graphic-properties draw:fill="none"/>
      <style:paragraph-properties fo:text-align="center"/>
      <style:text-properties fo:color="#000000" style:font-name="Segoe UI Semibold1" fo:font-size="28pt" fo:font-style="normal" style:text-underline-style="none" style:font-size-asian="28pt" style:font-style-asian="normal" style:font-size-complex="28pt" style:font-style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0" style:family="paragraph">
      <style:paragraph-properties fo:margin-left="0.318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1" style:family="paragraph">
      <style:paragraph-properties fo:margin-left="0.318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P32" style:family="paragraph">
      <loext:graphic-properties draw:fill="none"/>
      <style:paragraph-properties fo:text-align="start"/>
      <style:text-properties fo:color="#000000" style:font-name="Segoe UI Semibold1" fo:font-size="28pt" fo:font-style="normal" style:text-underline-style="none" style:font-size-asian="28pt" style:font-style-asian="normal" style:font-size-complex="28pt" style:font-style-complex="normal"/>
    </style:style>
    <style:style style:name="P33" style:family="paragraph">
      <loext:graphic-properties draw:fill="none"/>
      <style:paragraph-properties fo:text-align="start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34" style:family="paragraph">
      <loext:graphic-properties draw:fill="none"/>
      <style:paragraph-properties fo:text-align="start"/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style:font-name="Segoe UI Semibold1" fo:font-size="32pt" fo:font-style="normal" style:text-underline-style="none" style:font-size-asian="32pt" style:font-style-asian="normal" style:font-size-complex="32pt" style:font-style-complex="normal"/>
    </style:style>
    <style:style style:name="P36" style:family="paragraph">
      <style:paragraph-properties fo:margin-left="0cm" fo:margin-right="0cm" fo:margin-top="0cm" fo:margin-bottom="0.141cm" fo:text-align="center" fo:text-indent="0cm">
        <style:tab-stops>
          <style:tab-stop style:position="16.51cm" style:type="right"/>
        </style:tab-stops>
      </style:paragraph-properties>
    </style:style>
    <style:style style:name="P37" style:family="paragraph">
      <style:paragraph-properties fo:margin-left="0cm" fo:margin-right="0cm" fo:margin-top="0cm" fo:margin-bottom="0.141cm" fo:text-align="start" fo:text-indent="0cm">
        <style:tab-stops>
          <style:tab-stop style:position="16.51cm" style:type="right"/>
        </style:tab-stops>
      </style:paragraph-properties>
    </style:style>
    <style:style style:name="P38" style:family="paragraph">
      <loext:graphic-properties draw:fill="none"/>
      <style:paragraph-properties fo:text-align="center"/>
      <style:text-properties fo:color="#000000" style:font-name="Segoe UI Semibold1" fo:font-size="20pt" fo:font-style="normal" style:text-underline-style="none" style:font-size-asian="20pt" style:font-style-asian="normal" style:font-size-complex="20pt" style:font-style-complex="normal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Segoe UI Semibol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000000" style:font-name="Segoe UI1" fo:font-size="34pt" fo:font-style="normal" fo:text-shadow="none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9" style:family="text">
      <style:text-properties fo:color="#000000" style:font-name="Segoe U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style:font-name="Segoe U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023f62" style:font-name="Segoe UI Semibold" fo:font-size="32pt" fo:font-style="italic" fo:text-shadow="none" style:text-underline-style="none" fo:font-weight="bold" style:font-size-asian="32pt" style:font-style-asian="italic" style:font-weight-asian="bold" style:font-name-complex="LSBSymbol" style:font-size-complex="32pt" style:font-style-complex="italic" style:font-weight-complex="bold"/>
    </style:style>
    <style:style style:name="T13" style:family="text">
      <style:text-properties fo:color="#023f62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color="#000000" style:font-name="Segoe UI Semibold1" fo:font-size="36pt" fo:font-style="normal" fo:text-shadow="none" style:text-underline-style="none" fo:font-weight="bold" style:font-size-asian="36pt" style:font-style-asian="normal" style:font-weight-asian="bold" style:font-name-complex="LSBSymbol" style:font-size-complex="36pt" style:font-style-complex="normal" style:font-weight-complex="bold"/>
    </style:style>
    <style:style style:name="T15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16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LSBSymbol" style:font-size-complex="32pt" style:font-style-complex="italic" style:font-weight-complex="normal"/>
    </style:style>
    <style:style style:name="T17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font-style-complex="normal" style:font-weight-complex="normal"/>
    </style:style>
    <style:style style:name="T19" style:family="text">
      <style:text-properties fo:color="#000000" style:font-name="Segoe UI1" fo:font-size="36pt" fo:font-style="normal" fo:text-shadow="none" style:text-underline-style="none" fo:font-weight="normal" style:font-size-asian="36pt" style:font-style-asian="normal" style:font-weight-asian="normal" style:font-size-complex="36pt" style:language-complex="he" style:country-complex="IL" style:font-style-complex="normal" style:font-weight-complex="normal"/>
    </style:style>
    <style:style style:name="T20" style:family="text">
      <style:text-properties fo:color="#023f62" style:font-name="Segoe UI Semibold1" fo:font-size="32pt" fo:font-style="italic" fo:text-shadow="none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21" style:family="text">
      <style:text-properties fo:color="#023f62" style:font-name="Segoe UI Semibold1" fo:font-size="32pt" fo:font-style="italic" fo:text-shadow="none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22" style:family="text">
      <style:text-properties fo:color="#000000" style:font-name="Segoe UI Semibold1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23" style:family="text">
      <style:text-properties fo:color="#000000" style:font-name="Segoe UI Semibold1" fo:font-size="36pt" fo:font-style="normal" fo:text-shadow="none" style:text-underline-style="none" fo:font-weight="normal" style:font-size-asian="36pt" style:font-style-asian="normal" style:font-weight-asian="normal" style:font-size-complex="36pt" style:language-complex="he" style:country-complex="IL" style:font-style-complex="normal" style:font-weight-complex="normal"/>
    </style:style>
    <style:style style:name="T24" style:family="text">
      <style:text-properties fo:color="#000000" style:font-name="Segoe UI Semibold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language-complex="he" style:country-complex="IL" style:font-style-complex="normal" style:font-weight-complex="normal"/>
    </style:style>
    <style:style style:name="T25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name-complex="LSBSymbol" style:font-size-complex="32pt" style:language-complex="he" style:country-complex="IL" style:font-style-complex="italic" style:font-weight-complex="normal"/>
    </style:style>
    <style:style style:name="T26" style:family="text">
      <style:text-properties fo:color="#023f62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language-complex="he" style:country-complex="IL" style:font-style-complex="italic" style:font-weight-complex="normal"/>
    </style:style>
    <style:style style:name="T27" style:family="text">
      <style:text-properties fo:color="#bf0041" style:font-name="Segoe UI Semibold" fo:font-size="24pt" fo:font-style="normal" fo:text-shadow="none" style:text-underline-style="none" fo:font-weight="normal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T28" style:family="text">
      <style:text-properties fo:color="#000000" style:font-name="Segoe UI1" fo:font-size="34pt" fo:font-style="normal" fo:text-shadow="none" style:text-underline-style="none" fo:font-weight="bold" style:font-size-asian="34pt" style:font-style-asian="normal" style:font-weight-asian="bold" style:font-size-complex="34pt" style:language-complex="he" style:country-complex="IL" style:font-style-complex="normal" style:font-weight-complex="bold"/>
    </style:style>
    <style:style style:name="T29" style:family="text">
      <style:text-properties fo:color="#000000" style:font-name="Segoe UI1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30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name-complex="LSBSymbol" style:font-size-complex="36pt" style:language-complex="he" style:country-complex="IL" style:font-style-complex="normal" style:font-weight-complex="normal"/>
    </style:style>
    <style:style style:name="T3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language-complex="he" style:country-complex="IL" style:font-style-complex="normal" style:font-weight-complex="bold"/>
    </style:style>
    <style:style style:name="T32" style:family="text">
      <style:text-properties fo:color="#023f62" style:font-name="Segoe UI Semibold" fo:font-size="32pt" fo:font-style="italic" fo:text-shadow="none" style:text-underline-style="none" fo:font-weight="bold" style:font-size-asian="32pt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33" style:family="text">
      <style:text-properties fo:color="#023f62" style:font-name="Segoe UI Semibold" fo:font-size="32pt" fo:font-style="italic" fo:text-shadow="none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34" style:family="text">
      <style:text-properties fo:color="#023f62" style:font-name="Segoe UI Semibold1" fo:font-size="32pt" fo:font-style="italic" fo:text-shadow="none" style:text-underline-style="none" fo:font-weight="bold" style:font-size-asian="32pt" style:font-style-asian="italic" style:font-weight-asian="bold" style:font-size-complex="32pt" style:language-complex="he" style:country-complex="IL" style:font-style-complex="italic" style:font-weight-complex="bold"/>
    </style:style>
    <style:style style:name="T35" style:family="text">
      <style:text-properties fo:color="#000000" style:font-name="Segoe UI Semibold1" fo:font-size="36pt" fo:font-style="normal" fo:text-shadow="none" style:text-underline-style="none" fo:font-weight="bold" style:font-size-asian="36pt" style:font-style-asian="normal" style:font-weight-asian="bold" style:font-size-complex="36pt" style:language-complex="he" style:country-complex="IL" style:font-style-complex="normal" style:font-weight-complex="bold"/>
    </style:style>
    <style:style style:name="T36" style:family="text">
      <style:text-properties fo:color="#000000" style:font-name="Segoe UI Semibold" fo:font-size="28pt" fo:language="en" fo:country="US" fo:font-style="normal" fo:text-shadow="none" style:text-underline-style="none" fo:font-weight="bold" style:letter-kerning="true" style:font-name-asian="Times New Roman3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/>
    </style:style>
    <style:style style:name="T37" style:family="text">
      <style:text-properties fo:color="#000000" style:font-name="Segoe UI Semibold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Times New Roman3" style:font-size-asian="28pt" style:language-asian="ar" style:country-asian="SA" style:font-style-asian="normal" style:font-weight-asian="bold" style:font-size-complex="28pt" style:language-complex="he" style:country-complex="IL" style:font-style-complex="normal" style:font-weight-complex="bold"/>
    </style:style>
    <style:style style:name="T38" style:family="text">
      <style:text-properties fo:color="#000000" style:font-name="Segoe UI Semibold" fo:font-size="32pt" fo:language="en" fo:country="US" fo:font-style="normal" fo:text-shadow="none" style:text-underline-style="none" fo:font-weight="bold" style:letter-kerning="true" style:font-name-asian="Times New Roman3" style:font-size-asian="32pt" style:language-asian="ar" style:country-asian="SA" style:font-style-asian="normal" style:font-weight-asian="bold" style:font-size-complex="32pt" style:language-complex="he" style:country-complex="IL" style:font-style-complex="normal" style:font-weight-complex="bold"/>
    </style:style>
    <style:style style:name="T39" style:family="text">
      <style:text-properties fo:color="#000000" style:font-name="Segoe UI Semibold" fo:font-size="24pt" fo:language="en" fo:country="US" fo:font-style="italic" fo:text-shadow="none" style:text-underline-style="none" fo:font-weight="bold" style:letter-kerning="true" style:font-name-asian="Times New Roman3" style:font-size-asian="24pt" style:language-asian="ar" style:country-asian="SA" style:font-style-asian="italic" style:font-weight-asian="bold" style:font-size-complex="24pt" style:language-complex="he" style:country-complex="IL" style:font-style-complex="italic" style:font-weight-complex="bold"/>
    </style:style>
    <style:style style:name="T40" style:family="text">
      <style:text-properties fo:color="#000000" style:font-name="Segoe UI1" fo:font-size="32pt" fo:language="en" fo:country="US" fo:font-style="normal" fo:text-shadow="none" style:text-underline-style="none" fo:font-weight="bold" style:letter-kerning="true" style:font-name-asian="Times New Roman3" style:font-size-asian="32pt" style:language-asian="ar" style:country-asian="SA" style:font-style-asian="normal" style:font-weight-asian="bold" style:font-size-complex="32pt" style:language-complex="ar" style:country-complex="SA" style:font-style-complex="normal" style:font-weight-complex="bold"/>
    </style:style>
    <style:style style:name="T41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42" style:family="text">
      <style:text-properties fo:color="#000000" style:font-name="Segoe UI1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size-complex="36pt" style:language-complex="he" style:country-complex="IL" style:font-style-complex="normal" style:font-weight-complex="bold"/>
    </style:style>
    <style:style style:name="T43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44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45" style:family="text">
      <style:text-properties fo:font-variant="small-caps" fo:color="#023f62" style:font-name="Segoe UI Semibold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size-complex="32pt" style:language-complex="he" style:country-complex="IL" style:font-style-complex="italic" style:font-weight-complex="bold"/>
    </style:style>
    <style:style style:name="T46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47" style:family="text">
      <style:text-properties fo:color="#023f62" style:font-name="Segoe UI Semibold1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48" style:family="text">
      <style:text-properties fo:color="#023f62" style:font-name="Segoe UI Semibold1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49" style:family="text">
      <style:text-properties fo:color="#000000" style:font-name="Segoe UI Semibold1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50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51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Times New Roman3" style:font-size-asian="32pt" style:language-asian="ar" style:country-asian="SA" style:font-style-asian="italic" style:font-weight-asian="bold" style:font-size-complex="32pt" style:language-complex="ar" style:country-complex="SA" style:font-style-complex="italic" style:font-weight-complex="bold"/>
    </style:style>
    <style:style style:name="T52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53" style:family="text">
      <style:text-properties fo:font-variant="small-caps" fo:color="#000000" style:font-name="Segoe UI1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size-complex="36pt" style:language-complex="ar" style:country-complex="SA" style:font-style-complex="normal" style:font-weight-complex="bold"/>
    </style:style>
    <style:style style:name="T54" style:family="text">
      <style:text-properties fo:color="#000000" style:font-name="Segoe UI1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55" style:family="text">
      <style:text-properties fo:color="#000000" style:font-name="Segoe UI Semibold1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size-complex="36pt" style:language-complex="ar" style:country-complex="SA" style:font-style-complex="normal" style:font-weight-complex="bold"/>
    </style:style>
    <style:style style:name="T56" style:family="text">
      <style:text-properties fo:color="#000000" style:font-name="Segoe UI1" fo:font-size="36pt" fo:language="en" fo:country="US" fo:font-style="normal" fo:text-shadow="none" style:text-underline-style="none" fo:font-weight="bold" style:letter-kerning="true" style:font-name-asian="Times New Roman3" style:font-size-asian="36pt" style:language-asian="ar" style:country-asian="SA" style:font-style-asian="normal" style:font-weight-asian="bold" style:font-size-complex="36pt" style:language-complex="ar" style:country-complex="SA" style:font-style-complex="normal" style:font-weight-complex="bold"/>
    </style:style>
    <style:style style:name="T57" style:family="text">
      <style:text-properties fo:color="#000000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Times New Roman3" style:font-size-asian="28pt" style:language-asian="ar" style:country-asian="SA" style:font-style-asian="normal" style:font-weight-asian="bold" style:font-size-complex="28pt" style:language-complex="ar" style:country-complex="SA" style:font-style-complex="normal" style:font-weight-complex="bold"/>
    </style:style>
    <style:style style:name="T58" style:family="text">
      <style:text-properties fo:color="#023f62" style:font-name="Segoe UI Semibold" fo:font-size="32pt" fo:language="en" fo:country="US" fo:font-style="italic" fo:text-shadow="none" style:text-underline-style="none" fo:font-weight="normal" style:letter-kerning="true" style:font-name-asian="Times New Roman3" style:font-size-asian="32pt" style:language-asian="ar" style:country-asian="SA" style:font-style-asian="italic" style:font-weight-asian="normal" style:font-name-complex="LSBSymbol" style:font-size-complex="32pt" style:language-complex="ar" style:country-complex="SA" style:font-style-complex="italic" style:font-weight-complex="normal"/>
    </style:style>
    <style:style style:name="T59" style:family="text">
      <style:text-properties fo:color="#023f62" style:font-name="Segoe UI Semibold" fo:font-size="32pt" fo:language="en" fo:country="US" fo:font-style="italic" fo:text-shadow="none" style:text-underline-style="none" fo:font-weight="normal" style:letter-kerning="true" style:font-name-asian="Times New Roman3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normal"/>
    </style:style>
    <style:style style:name="T60" style:family="text">
      <style:text-properties fo:color="#023f62" style:font-name="Segoe UI Semibold1" fo:font-size="32pt" fo:language="en" fo:country="US" fo:font-style="italic" fo:text-shadow="none" style:text-underline-style="none" fo:font-weight="normal" style:letter-kerning="true" style:font-name-asian="Times New Roman3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normal"/>
    </style:style>
    <style:style style:name="T61" style:family="text">
      <style:text-properties fo:color="#000000" style:text-position="super 58%" style:font-name="Segoe UI Semibold" fo:font-size="32pt" fo:language="en" fo:country="US" fo:font-style="italic" fo:text-shadow="none" style:text-underline-style="none" fo:font-weight="normal" style:letter-kerning="true" style:font-name-asian="Times New Roman3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normal"/>
    </style:style>
    <style:style style:name="T62" style:family="text">
      <style:text-properties fo:color="#000000" style:font-name="Segoe UI Semibold" fo:font-size="32pt" fo:language="en" fo:country="US" fo:font-style="italic" fo:text-shadow="none" style:text-underline-style="none" fo:font-weight="normal" style:letter-kerning="true" style:font-name-asian="Times New Roman3" style:font-size-asian="32pt" style:language-asian="ar" style:country-asian="SA" style:font-style-asian="italic" style:font-weight-asian="normal" style:font-size-complex="32pt" style:language-complex="ar" style:country-complex="SA" style:font-style-complex="italic" style:font-weight-complex="normal"/>
    </style:style>
    <style:style style:name="T63" style:family="text">
      <style:text-properties fo:color="#003d73" style:font-name="Segoe UI Semibold1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64" style:family="text">
      <style:text-properties fo:color="#000000" style:font-name="Segoe UI Semibold1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65" style:family="text">
      <style:text-properties fo:color="#000000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LSBSymbol1" style:font-size-asian="28pt" style:language-asian="ar" style:country-asian="SA" style:font-style-asian="normal" style:font-weight-asian="bold" style:font-name-complex="LSBSymbol" style:font-size-complex="28pt" style:language-complex="ar" style:country-complex="SA" style:font-style-complex="normal" style:font-weight-complex="bold"/>
    </style:style>
    <style:style style:name="T66" style:family="text">
      <style:text-properties fo:color="#000000" style:font-name="Segoe UI1" fo:font-size="32pt" fo:language="en" fo:country="US" fo:font-style="normal" fo:text-shadow="none" style:text-underline-style="none" fo:font-weight="bold" style:letter-kerning="true" style:font-name-asian="LSBSymbol1" style:font-size-asian="32pt" style:language-asian="ar" style:country-asian="SA" style:font-style-asian="normal" style:font-weight-asian="bold" style:font-name-complex="LSBSymbol" style:font-size-complex="32pt" style:language-complex="ar" style:country-complex="SA" style:font-style-complex="normal" style:font-weight-complex="bold"/>
    </style:style>
    <style:style style:name="T67" style:family="text">
      <style:text-properties fo:color="#023f62" style:font-name="Segoe UI Semibold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68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69" style:family="text">
      <style:text-properties fo:color="#000000" style:font-name="LSBSymbol" fo:font-size="32pt" fo:language="en" fo:country="US" fo:font-style="italic" style:letter-kerning="true" style:font-name-asian="Segoe UI7" style:font-size-asian="32pt" style:language-asian="he" style:country-asian="IL" style:font-style-asian="italic" style:font-name-complex="LSBSymbol" style:font-size-complex="32pt" style:font-style-complex="italic"/>
    </style:style>
    <style:style style:name="T70" style:family="text">
      <style:text-properties fo:color="#000000" style:font-name="Segoe UI Semibold" fo:font-size="32pt" fo:language="en" fo:country="US" fo:font-style="italic" style:letter-kerning="true" style:font-name-asian="Segoe UI7" style:font-size-asian="32pt" style:language-asian="he" style:country-asian="IL" style:font-style-asian="italic" style:font-size-complex="32pt" style:font-style-complex="italic"/>
    </style:style>
    <style:style style:name="T71" style:family="text">
      <style:text-properties fo:color="#000000" style:font-name="Segoe UI Semibold" fo:font-size="28pt" fo:language="en" fo:country="US" fo:font-style="normal" fo:text-shadow="none" style:text-underline-style="none" fo:font-weight="bold" style:letter-kerning="true" style:font-name-asian="LSBSymbol1" style:font-size-asian="28pt" style:language-asian="ar" style:country-asian="SA" style:font-style-asian="normal" style:font-weight-asian="bold" style:font-name-complex="LSBSymbol" style:font-size-complex="28pt" style:language-complex="ar" style:country-complex="SA" style:font-style-complex="normal" style:font-weight-complex="bold"/>
    </style:style>
    <style:style style:name="T72" style:family="text">
      <style:text-properties fo:color="#000000" style:font-name="Segoe UI1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73" style:family="text">
      <style:text-properties fo:color="#000000" style:font-name="Segoe UI1" fo:font-size="36pt" fo:language="en" fo:country="US" fo:font-style="normal" fo:text-shadow="none" style:text-underline-style="none" fo:font-weight="normal" style:letter-kerning="true" style:font-name-asian="LSBSymbol1" style:font-size-asian="36pt" style:language-asian="ar" style:country-asian="SA" style:font-style-asian="normal" style:font-weight-asian="normal" style:font-name-complex="LSBSymbol" style:font-size-complex="36pt" style:language-complex="ar" style:country-complex="SA" style:font-style-complex="normal" style:font-weight-complex="normal"/>
    </style:style>
    <style:style style:name="T74" style:family="text">
      <style:text-properties fo:color="#ce181e" style:font-name="Segoe UI5" fo:font-size="36pt" fo:language="en" fo:country="US" fo:font-style="normal" fo:text-shadow="none" style:text-underline-style="none" fo:font-weight="normal" style:letter-kerning="true" style:font-name-asian="Segoe UI5" style:font-size-asian="36pt" style:language-asian="ar" style:country-asian="SA" style:font-style-asian="normal" style:font-weight-asian="normal" style:font-name-complex="Segoe UI5" style:font-size-complex="36pt" style:language-complex="ar" style:country-complex="SA" style:font-style-complex="normal" style:font-weight-complex="normal"/>
    </style:style>
    <style:style style:name="T75" style:family="text">
      <style:text-properties fo:color="#000000" style:font-name="Segoe UI1" fo:font-size="36pt" fo:language="en" fo:country="US" fo:font-style="normal" fo:text-shadow="none" style:text-underline-style="none" fo:font-weight="normal" style:letter-kerning="true" style:font-name-asian="Segoe UI5" style:font-size-asian="36pt" style:language-asian="ar" style:country-asian="SA" style:font-style-asian="normal" style:font-weight-asian="normal" style:font-name-complex="Segoe UI5" style:font-size-complex="36pt" style:language-complex="ar" style:country-complex="SA" style:font-style-complex="normal" style:font-weight-complex="normal"/>
    </style:style>
    <style:style style:name="T76" style:family="text">
      <style:text-properties fo:color="#000000" style:font-name="Segoe UI1" fo:font-size="20pt" fo:language="en" fo:country="US" fo:font-style="normal" fo:text-shadow="none" style:text-underline-style="none" fo:font-weight="bold" style:letter-kerning="true" style:font-name-asian="LSBSymbol1" style:font-size-asian="20pt" style:language-asian="ar" style:country-asian="SA" style:font-style-asian="normal" style:font-weight-asian="bold" style:font-name-complex="LSBSymbol" style:font-size-complex="20pt" style:language-complex="ar" style:country-complex="SA" style:font-style-complex="normal" style:font-weight-complex="bold"/>
    </style:style>
    <style:style style:name="T77" style:family="text">
      <style:text-properties fo:color="#000000" style:font-name="Segoe UI Semibold" fo:font-size="15pt" fo:language="en" fo:country="US" fo:font-style="normal" fo:text-shadow="none" style:text-underline-style="none" fo:font-weight="bold" style:letter-kerning="true" style:font-name-asian="LSBSymbol1" style:font-size-asian="15pt" style:language-asian="ar" style:country-asian="SA" style:font-style-asian="normal" style:font-weight-asian="bold" style:font-name-complex="LSBSymbol" style:font-size-complex="15pt" style:language-complex="ar" style:country-complex="SA" style:font-style-complex="normal" style:font-weight-complex="bold"/>
    </style:style>
    <style:style style:name="T78" style:family="text">
      <style:text-properties fo:color="#000000" style:font-name="Segoe UI Semibold4" fo:font-size="15pt" fo:language="en" fo:country="US" fo:font-style="normal" fo:text-shadow="none" style:text-underline-style="none" fo:font-weight="bold" style:letter-kerning="true" style:font-name-asian="Segoe UI Semibold4" style:font-size-asian="15pt" style:language-asian="ar" style:country-asian="SA" style:font-style-asian="normal" style:font-weight-asian="bold" style:font-name-complex="Segoe UI Semibold4" style:font-size-complex="15pt" style:language-complex="ar" style:country-complex="SA" style:font-style-complex="normal" style:font-weight-complex="bold"/>
    </style:style>
    <style:style style:name="T79" style:family="text">
      <style:text-properties fo:color="#000000" style:font-name="Segoe UI Semibold" fo:font-size="15pt" fo:language="en" fo:country="US" fo:font-style="normal" fo:text-shadow="none" style:text-underline-style="none" fo:font-weight="bold" style:letter-kerning="true" style:font-name-asian="Segoe UI Semibold4" style:font-size-asian="15pt" style:language-asian="ar" style:country-asian="SA" style:font-style-asian="normal" style:font-weight-asian="bold" style:font-name-complex="Segoe UI Semibold4" style:font-size-complex="15pt" style:language-complex="ar" style:country-complex="SA" style:font-style-complex="normal" style:font-weight-complex="bold"/>
    </style:style>
    <style:style style:name="T80" style:family="text">
      <style:text-properties fo:color="#000000" style:font-name="Segoe UI Semibold1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LSBSymbol1" style:font-size-asian="32pt" style:language-asian="ar" style:country-asian="SA" style:font-style-asian="normal" style:font-weight-asian="bold" style:font-name-complex="LSBSymbol" style:font-size-complex="32pt" style:language-complex="ar" style:country-complex="SA" style:font-style-complex="normal" style:font-weight-complex="bold"/>
    </style:style>
    <style:style style:name="T81" style:family="text">
      <style:text-properties fo:color="#000000" style:font-name="Copperplate Gothic Light" fo:font-size="12pt" fo:language="en" fo:country="US" fo:font-style="normal" fo:text-shadow="none" style:text-underline-style="none" fo:font-weight="bold" style:letter-kerning="true" style:font-name-asian="Copperplate Gothic Light1" style:font-size-asian="12pt" style:language-asian="ar" style:country-asian="SA" style:font-style-asian="normal" style:font-weight-asian="bold" style:font-name-complex="Copperplate Gothic Light" style:font-size-complex="12pt" style:language-complex="ar" style:country-complex="SA" style:font-style-complex="normal" style:font-weight-complex="bold"/>
    </style:style>
    <style:style style:name="T82" style:family="text">
      <style:text-properties fo:color="#000000" style:font-name="Segoe UI1" fo:font-size="60pt" fo:language="en" fo:country="US" fo:font-style="normal" fo:text-shadow="none" style:text-underline-style="none" fo:font-weight="bold" style:letter-kerning="true" style:font-name-asian="Copperplate Gothic Light1" style:font-size-asian="60pt" style:language-asian="ar" style:country-asian="SA" style:font-style-asian="normal" style:font-weight-asian="bold" style:font-name-complex="Copperplate Gothic Light" style:font-size-complex="60pt" style:language-complex="ar" style:country-complex="SA" style:font-style-complex="normal" style:font-weight-complex="bold"/>
    </style:style>
    <style:style style:name="T83" style:family="text">
      <style:text-properties fo:color="#ffffff" style:font-name="Segoe UI1" fo:font-size="16pt" fo:language="en" fo:country="US" fo:font-style="normal" fo:text-shadow="1pt 1pt" style:text-underline-style="none" style:letter-kerning="true" style:font-name-asian="LSBSymbol1" style:font-size-asian="16pt" style:language-asian="ar" style:country-asian="SA" style:font-style-asian="normal" style:font-name-complex="LSBSymbol" style:font-size-complex="16pt" style:language-complex="ar" style:country-complex="SA" style:font-style-complex="normal"/>
    </style:style>
    <style:style style:name="T84" style:family="text">
      <style:text-properties fo:color="#000000" style:font-name="Segoe UI Semibold" fo:font-size="20pt" fo:language="en" fo:country="US" fo:font-style="normal" fo:text-shadow="none" style:text-underline-style="none" style:letter-kerning="true" style:font-name-asian="LSBSymbol1" style:font-size-asian="20pt" style:language-asian="ar" style:country-asian="SA" style:font-style-asian="normal" style:font-name-complex="LSBSymbol" style:font-size-complex="20pt" style:language-complex="ar" style:country-complex="SA" style:font-style-complex="normal"/>
    </style:style>
    <style:style style:name="T85" style:family="text">
      <style:text-properties fo:color="#000000" style:font-name="Segoe UI Semibold1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86" style:family="text">
      <style:text-properties fo:color="#000000" style:font-name="Segoe UI Semibold1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87" style:family="text">
      <style:text-properties fo:color="#023f62" style:font-name="Segoe UI Semibold1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88" style:family="text">
      <style:text-properties fo:color="#000000" style:font-name="Segoe UI1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89" style:family="text">
      <style:text-properties fo:color="#000000" style:font-name="Segoe UI Semibold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90" style:family="text">
      <style:text-properties fo:color="#000000" style:font-name="Segoe UI Semibold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he" style:country-complex="IL" style:font-style-complex="italic" style:font-weight-complex="bold"/>
    </style:style>
    <style:style style:name="T91" style:family="text">
      <style:text-properties fo:color="#000000" style:font-name="Segoe UI Semibold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92" style:family="text">
      <style:text-properties fo:color="#000000" style:text-outline="false" style:font-name="Gabriola1" fo:font-size="36pt" fo:language="en" fo:country="US" fo:font-style="normal" fo:text-shadow="none" style:text-underline-style="solid" style:text-underline-width="auto" style:text-underline-color="font-color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93" style:family="text">
      <style:text-properties fo:color="#000000" style:text-outline="false" style:font-name="Segoe UI1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94" style:family="text">
      <style:text-properties fo:color="#000000" style:text-outline="false" style:font-name="Segoe UI Semibold1" fo:font-size="28pt" fo:language="en" fo:country="US" fo:font-style="normal" fo:text-shadow="none" style:text-underline-style="solid" style:text-underline-width="auto" style:text-underline-color="font-color" fo:font-weight="bold" style:letter-kerning="true" style:font-name-asian="LSBSymbol1" style:font-size-asian="28pt" style:language-asian="ar" style:country-asian="SA" style:font-style-asian="normal" style:font-weight-asian="bold" style:font-name-complex="LSBSymbol" style:font-size-complex="28pt" style:language-complex="ar" style:country-complex="SA" style:font-style-complex="normal" style:font-weight-complex="bold"/>
    </style:style>
    <style:style style:name="T95" style:family="text">
      <style:text-properties fo:color="#023f62" style:text-outline="false" style:font-name="Segoe UI Semibold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96" style:family="text">
      <style:text-properties fo:color="#ce181e" style:text-outline="false" style:font-name="Arial1" fo:font-size="32pt" fo:language="en" fo:country="US" fo:font-style="italic" fo:text-shadow="none" style:text-underline-style="none" fo:font-weight="bold" style:letter-kerning="true" style:font-name-asian="LSBSymbol1" style:font-size-asian="32pt" style:language-asian="ar" style:country-asian="SA" style:font-style-asian="italic" style:font-weight-asian="bold" style:font-name-complex="LSBSymbol" style:font-size-complex="32pt" style:language-complex="ar" style:country-complex="SA" style:font-style-complex="italic" style:font-weight-complex="bold"/>
    </style:style>
    <style:style style:name="T97" style:family="text">
      <style:text-properties fo:color="#000000" style:text-outline="false" style:font-name="Segoe UI Semibold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ar" style:country-complex="SA" style:font-style-complex="normal" style:font-weight-complex="bold"/>
    </style:style>
    <style:style style:name="T98" style:family="text">
      <style:text-properties fo:color="#000000" style:text-outline="false" style:font-name="Segoe UI1" fo:font-size="36pt" fo:language="en" fo:country="US" fo:font-style="normal" fo:text-shadow="none" style:text-underline-style="none" fo:font-weight="bold" style:letter-kerning="true" style:font-name-asian="LSBSymbol1" style:font-size-asian="36pt" style:language-asian="ar" style:country-asian="SA" style:font-style-asian="normal" style:font-weight-asian="bold" style:font-name-complex="LSBSymbol" style:font-size-complex="36pt" style:language-complex="he" style:country-complex="IL" style:font-style-complex="normal" style:font-weight-complex="bold"/>
    </style:style>
    <style:style style:name="T99" style:family="text">
      <style:text-properties fo:color="#000000" style:font-name="Segoe UI Semibold1" fo:font-size="20pt" fo:language="en" fo:country="US" fo:font-style="normal" fo:text-shadow="none" style:text-underline-style="solid" style:text-underline-width="auto" style:text-underline-color="font-color" fo:font-weight="bold" style:letter-kerning="true" style:font-name-asian="LSBSymbol1" style:font-size-asian="20pt" style:language-asian="ar" style:country-asian="SA" style:font-style-asian="normal" style:font-weight-asian="bold" style:font-name-complex="LSBSymbol" style:font-size-complex="20pt" style:language-complex="ar" style:country-complex="SA" style:font-style-complex="normal" style:font-weight-complex="bold"/>
    </style:style>
    <style:style style:name="T100" style:family="text">
      <style:text-properties fo:color="#000000" style:font-name="Segoe UI Semibold1" fo:font-size="20pt" fo:language="en" fo:country="US" fo:font-style="normal" fo:text-shadow="none" style:text-underline-style="none" fo:font-weight="bold" style:letter-kerning="true" style:font-name-asian="LSBSymbol1" style:font-size-asian="20pt" style:language-asian="ar" style:country-asian="SA" style:font-style-asian="normal" style:font-weight-asian="bold" style:font-name-complex="LSBSymbol" style:font-size-complex="20pt" style:language-complex="ar" style:country-complex="SA" style:font-style-complex="normal" style:font-weight-complex="bold"/>
    </style:style>
    <style:style style:name="T101" style:family="text">
      <style:text-properties fo:color="#000000" style:font-name="Segoe UI Semibold1" fo:font-size="10pt" fo:language="en" fo:country="US" fo:font-style="normal" fo:text-shadow="none" style:text-underline-style="none" fo:font-weight="bold" style:letter-kerning="true" style:font-name-asian="LSBSymbol1" style:font-size-asian="10pt" style:language-asian="ar" style:country-asian="SA" style:font-style-asian="normal" style:font-weight-asian="bold" style:font-name-complex="LSBSymbol" style:font-size-complex="10pt" style:language-complex="ar" style:country-complex="SA" style:font-style-complex="normal" style:font-weight-complex="bold"/>
    </style:style>
    <style:style style:name="T102" style:family="text">
      <style:text-properties fo:color="#000000" style:text-position="15% 58%" style:font-name="Segoe UI Semibold1" fo:font-size="20pt" fo:language="en" fo:country="US" fo:font-style="normal" fo:text-shadow="none" style:text-underline-style="none" fo:font-weight="bold" style:letter-kerning="true" style:font-name-asian="LSBSymbol1" style:font-size-asian="20pt" style:language-asian="ar" style:country-asian="SA" style:font-style-asian="normal" style:font-weight-asian="bold" style:font-name-complex="LSBSymbol" style:font-size-complex="20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25.146cm" svg:height="3.064cm" svg:x="1.547cm" svg:y="0.579cm">
          <draw:text-box>
            <text:p text:style-name="P2"><text:span text:style-name="T2">HYMN #550</text:span></text:p>
            <text:p text:style-name="P2"><text:span text:style-name="T3">“</text:span><text:span text:style-name="T3">Lamb of God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5.146cm" svg:height="7.011cm" svg:x="1.547cm" svg:y="0.579cm">
          <draw:text-box>
            <text:p text:style-name="P2"><text:span text:style-name="T4">1. </text:span><text:span text:style-name="T5">Your only Son, no sin to hide, </text:span><text:span text:style-name="T5"><text:line-break/></text:span><text:span text:style-name="T5">But You have sent Him from Your side </text:span><text:span text:style-name="T5"><text:line-break/></text:span><text:span text:style-name="T5">To walk upon this guilty sod, </text:span><text:span text:style-name="T5"><text:line-break/></text:span><text:span text:style-name="T5">And to become the Lamb of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5.146cm" svg:height="7.011cm" svg:x="1.547cm" svg:y="0.579cm">
          <draw:text-box>
            <text:p text:style-name="P2"><text:span text:style-name="T6">Refrain:</text:span><text:span text:style-name="T7"><text:tab/></text:span><text:span text:style-name="T7"> </text:span><text:span text:style-name="T5">O Lamb of God, sweet Lamb of God</text:span></text:p>
            <text:p text:style-name="P7"><text:span text:style-name="T5"><text:s text:c="9"/></text:span><text:span text:style-name="T5">I love the holy Lamb of God! </text:span><text:span text:style-name="T5"><text:line-break/></text:span><text:span text:style-name="T5"> <text:s text:c="8"/>O wash me in His precious blood, </text:span><text:span text:style-name="T5"><text:line-break/></text:span><text:span text:style-name="T5"> <text:s text:c="8"/>My Jesus Christ, the Lamb of God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25.146cm" svg:height="7.011cm" svg:x="1.547cm" svg:y="0.579cm">
          <draw:text-box>
            <text:p text:style-name="P2"><text:span text:style-name="T4">2. </text:span><text:span text:style-name="T5">Your Gift of love they crucified, </text:span><text:span text:style-name="T5"><text:line-break/></text:span><text:span text:style-name="T8">They laughed and scorned Him as He died:</text:span><text:span text:style-name="T5"> </text:span><text:span text:style-name="T5"><text:line-break/></text:span><text:span text:style-name="T5">The humble King they named a fraud, </text:span><text:span text:style-name="T5"><text:line-break/></text:span><text:span text:style-name="T5">And sacrificed the Lamb of God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8" draw:layer="layout" svg:width="25.146cm" svg:height="7.011cm" svg:x="1.547cm" svg:y="0.579cm">
          <draw:text-box>
            <text:p text:style-name="P2"><text:span text:style-name="T6">Refrain:</text:span><text:span text:style-name="T7"><text:tab/></text:span><text:span text:style-name="T7"> </text:span><text:span text:style-name="T5">O Lamb of God, sweet Lamb of God</text:span></text:p>
            <text:p text:style-name="P7"><text:span text:style-name="T5"><text:s text:c="9"/></text:span><text:span text:style-name="T5">I love the holy Lamb of God! </text:span><text:span text:style-name="T5"><text:line-break/></text:span><text:span text:style-name="T5"> <text:s text:c="8"/>O wash me in His precious blood, </text:span><text:span text:style-name="T5"><text:line-break/></text:span><text:span text:style-name="T5"> <text:s text:c="8"/>My Jesus Christ, the Lamb of God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8" draw:layer="layout" svg:width="25.146cm" svg:height="7.011cm" svg:x="1.547cm" svg:y="0.579cm">
          <draw:text-box>
            <text:p text:style-name="P9"><text:span text:style-name="T4">3. </text:span><text:span text:style-name="T5">I was so lost, I should have died,</text:span></text:p>
            <text:p text:style-name="P9"><text:span text:style-name="T5">But You have brought me to Your side</text:span></text:p>
            <text:p text:style-name="P10"><text:span text:style-name="T5">To be led by Your staff and rod,</text:span></text:p>
            <text:p text:style-name="P2"><text:span text:style-name="T5">And to be called a lamb of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6" draw:text-style-name="P8" draw:layer="layout" svg:width="25.146cm" svg:height="13.211cm" svg:x="1.547cm" svg:y="0.579cm">
          <draw:text-box>
            <text:p text:style-name="P11"><text:span text:style-name="T6">Refrain:</text:span><text:span text:style-name="T7"><text:tab/></text:span><text:span text:style-name="T7"> </text:span><text:span text:style-name="T5">O Lamb of God, sweet Lamb of God, </text:span><text:span text:style-name="T5"><text:line-break/></text:span><text:span text:style-name="T5"> <text:s text:c="8"/>I love the holy Lamb of God! </text:span><text:span text:style-name="T5"><text:line-break/></text:span><text:span text:style-name="T5"> <text:s text:c="8"/>O wash me in His precious blood, </text:span><text:span text:style-name="T5"><text:line-break/></text:span><text:span text:style-name="T5"> <text:s text:c="8"/>My Jesus Christ, the Lamb of God.</text:span></text:p>
            <text:p text:style-name="P11"><text:span text:style-name="T9"/></text:p>
            <text:p text:style-name="P11"><text:span text:style-name="T9"/></text:p>
            <text:p text:style-name="P11"><text:span text:style-name="T10">© 1985 Straightway Music; </text:span></text:p>
            <text:p text:style-name="P11"><text:span text:style-name="T10"><text:s text:c="14"/></text:span><text:span text:style-name="T10">admin. EMI . </text:span></text:p>
            <text:p text:style-name="P11"><text:span text:style-name="T10">Used by permission:</text:span></text:p>
            <text:p text:style-name="P11"><text:span text:style-name="T10">LSB Hymn License</text:span></text:p>
            <text:p text:style-name="P11"><text:span text:style-name="T10">.NET, no. 100011038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25.423cm" svg:height="6.256cm" svg:x="1.27cm" svg:y="0.579cm">
          <draw:text-box>
            <text:p text:style-name="P2"><text:span text:style-name="T11">INVOCATION / OPENING SENTENCES</text:span></text:p>
            <text:p><text:span text:style-name="T12">P: </text:span><text:span text:style-name="T13">In the beginning was the Word, and the Word </text:span></text:p>
            <text:p><text:span text:style-name="T13"><text:s text:c="4"/></text:span><text:span text:style-name="T13">was with God, </text:span></text:p>
            <text:p><text:span text:style-name="T14">C: </text:span><text:span text:style-name="T15">and the Word was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25.423cm" svg:height="6.824cm" svg:x="1.27cm" svg:y="0.579cm">
          <draw:text-box>
            <text:p><text:span text:style-name="T16">P: </text:span><text:span text:style-name="T17">The Word became flesh and dwelt among us, </text:span></text:p>
            <text:p><text:span text:style-name="T18">C: </text:span><text:span text:style-name="T15">and we have seen His glory, glory as of </text:span></text:p>
            <text:p><text:span text:style-name="T15"><text:s text:c="4"/></text:span><text:span text:style-name="T15">the only Son from the Father, full of </text:span></text:p>
            <text:p><text:span text:style-name="T15"><text:s text:c="4"/></text:span><text:span text:style-name="T15">grace and truth.</text:span><text:span text:style-name="T19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3" draw:layer="layout" svg:width="25.423cm" svg:height="6.637cm" svg:x="1.27cm" svg:y="0.579cm">
          <draw:text-box>
            <text:p><text:span text:style-name="T20">P:</text:span><text:span text:style-name="T21"><text:tab/></text:span><text:span text:style-name="T21">Since therefore the children share in flesh and </text:span></text:p>
            <text:p><text:span text:style-name="T21"><text:s text:c="4"/></text:span><text:span text:style-name="T21">blood, </text:span></text:p>
            <text:p><text:span text:style-name="T22">C:</text:span><text:span text:style-name="T23"><text:tab/></text:span><text:span text:style-name="T15">He Himself likewise partook of the </text:span></text:p>
            <text:p><text:span text:style-name="T15"><text:s text:c="4"/></text:span><text:span text:style-name="T15">same thing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3" draw:layer="layout" svg:width="25.423cm" svg:height="4.947cm" svg:x="1.27cm" svg:y="0.579cm">
          <draw:text-box>
            <text:p><text:span text:style-name="T20">P:</text:span><text:span text:style-name="T21"><text:tab/></text:span><text:span text:style-name="T21">Great indeed, we confess, is the mystery of </text:span></text:p>
            <text:p><text:span text:style-name="T21"><text:s text:c="4"/></text:span><text:span text:style-name="T21">godliness: </text:span></text:p>
            <text:p><text:span text:style-name="T22">C: </text:span><text:span text:style-name="T15">He was manifested in the flesh,</text:span><text:span text:style-name="T19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3" draw:layer="layout" svg:width="25.423cm" svg:height="6.637cm" svg:x="1.27cm" svg:y="0.579cm">
          <draw:text-box>
            <text:p><text:span text:style-name="T20">P:</text:span><text:span text:style-name="T21"><text:tab/></text:span><text:span text:style-name="T21">vindicated by the Spirit, seen by angels, </text:span></text:p>
            <text:p><text:span text:style-name="T21"><text:s text:c="4"/></text:span><text:span text:style-name="T21">proclaimed among the nations, </text:span></text:p>
            <text:p><text:span text:style-name="T22">C: </text:span><text:span text:style-name="T15">believed on in the world, taken up in </text:span></text:p>
            <text:p><text:span text:style-name="T15"><text:s text:c="4"/></text:span><text:span text:style-name="T15">glor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3" draw:layer="layout" svg:width="25.423cm" svg:height="5.134cm" svg:x="1.27cm" svg:y="0.579cm">
          <draw:text-box>
            <text:p><text:span text:style-name="T20">P: </text:span><text:span text:style-name="T21">For I know that my Redeemer lives,</text:span></text:p>
            <text:p><text:span text:style-name="T22">C: </text:span><text:span text:style-name="T15">and at the last He will stand upon the </text:span></text:p>
            <text:p><text:span text:style-name="T15"><text:s text:c="4"/></text:span><text:span text:style-name="T15">ear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13" draw:layer="layout" svg:width="25.423cm" svg:height="3.444cm" svg:x="1.27cm" svg:y="0.579cm">
          <draw:text-box>
            <text:p><text:span text:style-name="T20">P: </text:span><text:span text:style-name="T21">And after my skin has been thus destroyed,</text:span></text:p>
            <text:p><text:span text:style-name="T22">C: </text:span><text:span text:style-name="T15">yet in my flesh I shall see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3" draw:text-style-name="P15" draw:layer="layout" svg:width="25.908cm" svg:height="8.321cm" svg:x="1.016cm" svg:y="0.579cm">
          <draw:text-box>
            <text:p text:style-name="P2"><text:span text:style-name="T24">CONFESSION OF SIN</text:span></text:p>
            <text:p><text:span text:style-name="T25">P:</text:span><text:span text:style-name="T26"><text:tab/></text:span><text:span text:style-name="T26">As we consider the true humanity of our Lord, </text:span></text:p>
            <text:p><text:span text:style-name="T26"><text:s text:c="4"/></text:span><text:span text:style-name="T26">let us confess our human failings.</text:span></text:p>
            <text:p text:style-name="P14"><text:span text:style-name="T26"/></text:p>
            <text:p><text:span text:style-name="T27">+ Silence for reflection on God’s Word and for self-examination +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5" draw:layer="layout" svg:width="26.162cm" svg:height="8.327cm" svg:x="1.016cm" svg:y="0.579cm">
          <draw:text-box>
            <text:p><text:span text:style-name="T20">A: </text:span><text:span text:style-name="T21">In the Sermon on the Mount, Jesus said, “When </text:span></text:p>
            <text:p><text:span text:style-name="T21"><text:s text:c="4"/></text:span><text:span text:style-name="T21">you fast,” </text:span></text:p>
            <text:p><text:span text:style-name="T22">C: </text:span><text:span text:style-name="T15">but we have avoided </text:span><text:span text:style-name="T28">physical discomfort</text:span><text:span text:style-name="T15"> </text:span></text:p>
            <text:p><text:span text:style-name="T15"><text:s text:c="4"/></text:span><text:span text:style-name="T15">and preferred less physical “spiritual” </text:span></text:p>
            <text:p><text:span text:style-name="T15"><text:s text:c="4"/></text:span><text:span text:style-name="T15">disciplin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5" draw:layer="layout" svg:width="26.162cm" svg:height="6.824cm" svg:x="1.016cm" svg:y="0.579cm">
          <draw:text-box>
            <text:p><text:span text:style-name="T20">A: </text:span><text:span text:style-name="T21">Jesus prayed, “I am praying for them,”</text:span></text:p>
            <text:p><text:span text:style-name="T22">C:</text:span><text:span text:style-name="T29"> </text:span><text:span text:style-name="T15">but we have spent more time praying </text:span></text:p>
            <text:p><text:span text:style-name="T15"><text:s text:c="4"/></text:span><text:span text:style-name="T15">for ourselves than interceding for </text:span></text:p>
            <text:p><text:span text:style-name="T15"><text:s text:c="4"/></text:span><text:span text:style-name="T15">other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5" draw:layer="layout" svg:width="26.162cm" svg:height="6.025cm" svg:x="1.016cm" svg:y="0.579cm">
          <draw:text-box>
            <text:p><text:span text:style-name="T25">A: </text:span><text:span text:style-name="T26">Jesus “was despised and rejected by men,”</text:span></text:p>
            <text:p><text:span text:style-name="T30">C: </text:span><text:span text:style-name="T15">but we have avoided opposition </text:span></text:p>
            <text:p><text:span text:style-name="T15"><text:s text:c="4"/></text:span><text:span text:style-name="T15">whenever possib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6" draw:layer="layout" svg:width="26.162cm" svg:height="6.025cm" svg:x="1.016cm" svg:y="0.579cm">
          <draw:text-box>
            <text:p><text:span text:style-name="T25">A: </text:span><text:span text:style-name="T26">Jesus’ garments were stripped from Him,</text:span></text:p>
            <text:p><text:span text:style-name="T30">C: </text:span><text:span text:style-name="T15">but we have tried to hide our shame </text:span></text:p>
            <text:p><text:span text:style-name="T15"><text:s text:c="4"/></text:span><text:span text:style-name="T15">from God and one anoth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6.162cm" svg:height="6.637cm" svg:x="1.016cm" svg:y="0.579cm">
          <draw:text-box>
            <text:p><text:span text:style-name="T20">A: </text:span><text:span text:style-name="T21">Jesus provided for His mother, who gave Him </text:span></text:p>
            <text:p><text:span text:style-name="T21"><text:s text:c="4"/></text:span><text:span text:style-name="T21">life, even while on the cross,</text:span></text:p>
            <text:p><text:span text:style-name="T22">C: </text:span><text:span text:style-name="T15">but we have neglected the Church, who </text:span></text:p>
            <text:p><text:span text:style-name="T15"><text:s text:c="4"/></text:span><text:span text:style-name="T15">gives us news of eternal lif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5" draw:layer="layout" svg:width="26.162cm" svg:height="8.327cm" svg:x="1.016cm" svg:y="0.579cm">
          <draw:text-box>
            <text:p><text:span text:style-name="T20">A: </text:span><text:span text:style-name="T21">Jesus, while dying to save us, admitted His </text:span></text:p>
            <text:p><text:span text:style-name="T21"><text:s text:c="4"/></text:span><text:span text:style-name="T21">physical need, saying, “I thirst,”</text:span></text:p>
            <text:p><text:span text:style-name="T22">C: </text:span><text:span text:style-name="T15">but we often make decisions based on </text:span></text:p>
            <text:p><text:span text:style-name="T15"><text:s text:c="4"/></text:span><text:span text:style-name="T15">our creature comforts instead of our </text:span></text:p>
            <text:p><text:span text:style-name="T15"><text:s text:c="4"/></text:span><text:span text:style-name="T15">fai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6.162cm" svg:height="6.637cm" svg:x="1.016cm" svg:y="0.579cm">
          <draw:text-box>
            <text:p><text:span text:style-name="T25">A: </text:span><text:span text:style-name="T26">Jesus loved His disciples to the end and washed </text:span></text:p>
            <text:p><text:span text:style-name="T26"><text:s text:c="4"/></text:span><text:span text:style-name="T26">their feet, </text:span></text:p>
            <text:p><text:span text:style-name="T30">C: </text:span><text:span text:style-name="T15">but too often we have served because it </text:span></text:p>
            <text:p><text:span text:style-name="T15"><text:s text:c="4"/></text:span><text:span text:style-name="T15">was expected, not out of lo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6.162cm" svg:height="6.637cm" svg:x="1.016cm" svg:y="0.579cm">
          <draw:text-box>
            <text:p><text:span text:style-name="T20">A: </text:span><text:span text:style-name="T21">Jesus said of His life, “I lay it down of My own </text:span></text:p>
            <text:p><text:span text:style-name="T21"><text:s text:c="4"/></text:span><text:span text:style-name="T21">accord,”</text:span></text:p>
            <text:p><text:span text:style-name="T22">C: </text:span><text:span text:style-name="T15">but we have sought to save our own </text:span></text:p>
            <text:p><text:span text:style-name="T15"><text:s text:c="4"/></text:span><text:span text:style-name="T15">skin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5" draw:text-style-name="P15" draw:layer="layout" svg:width="26.162cm" svg:height="6.025cm" svg:x="1.016cm" svg:y="0.579cm">
          <draw:text-box>
            <text:p><text:span text:style-name="T25">A: </text:span><text:span text:style-name="T26">Jesus was buried and rested in the tomb,</text:span></text:p>
            <text:p><text:span text:style-name="T30">C: </text:span><text:span text:style-name="T15">but we have looked for ways to avoid </text:span></text:p>
            <text:p><text:span text:style-name="T15"><text:s text:c="4"/></text:span><text:span text:style-name="T15">even talking about dea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5" draw:layer="layout" svg:width="26.162cm" svg:height="6.637cm" svg:x="1.016cm" svg:y="0.579cm">
          <draw:text-box>
            <text:p><text:span text:style-name="T20">A:</text:span><text:span text:style-name="T21"><text:tab/></text:span><text:span text:style-name="T21">Jesus surprised everyone when He rose on </text:span></text:p>
            <text:p><text:span text:style-name="T21"><text:s text:c="4"/></text:span><text:span text:style-name="T21">Easter,</text:span></text:p>
            <text:p><text:span text:style-name="T22">C: </text:span><text:span text:style-name="T15">but we have failed to live as those who </text:span></text:p>
            <text:p><text:span text:style-name="T15"><text:s text:c="4"/></text:span><text:span text:style-name="T15">will also rise to live with Him forever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6" draw:text-style-name="P15" draw:layer="layout" svg:width="26.162cm" svg:height="3.631cm" svg:x="1.016cm" svg:y="0.579cm">
          <draw:text-box>
            <text:p><text:span text:style-name="T15"><text:s text:c="4"/></text:span><text:span text:style-name="T15">Have mercy and forgive us, O Lord Jesus </text:span></text:p>
            <text:p><text:span text:style-name="T15"><text:s text:c="4"/></text:span><text:span text:style-name="T15">Chris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15" draw:layer="layout" svg:width="26.162cm" svg:height="7.572cm" svg:x="1.016cm" svg:y="0.579cm">
          <draw:text-box>
            <text:p text:style-name="P2"><text:span text:style-name="T31">FORGIVENESS</text:span></text:p>
            <text:p><text:span text:style-name="T32">P:</text:span><text:span text:style-name="T33"><text:tab/></text:span><text:span text:style-name="T33">The man Jesus, the Word made flesh, endured </text:span></text:p>
            <text:p><text:span text:style-name="T33"><text:s text:c="4"/></text:span><text:span text:style-name="T33">hunger, rejection, shame, abuse, and death to </text:span></text:p>
            <text:p><text:span text:style-name="T33"><text:s text:c="4"/></text:span><text:span text:style-name="T33">pay for our sins and to open heaven to all who </text:span></text:p>
            <text:p><text:span text:style-name="T33"><text:s text:c="4"/></text:span><text:span text:style-name="T33">trust in His na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15" draw:layer="layout" svg:width="26.162cm" svg:height="7.766cm" svg:x="1.016cm" svg:y="0.579cm">
          <draw:text-box>
            <text:p text:style-name="P7"><text:span text:style-name="T33"><text:s text:c="4"/></text:span><text:span text:style-name="T33">He physically rose and now gives us our daily </text:span></text:p>
            <text:p text:style-name="P7"><text:span text:style-name="T33"><text:s text:c="4"/></text:span><text:span text:style-name="T33">bread, lets His kingdom come to us and through </text:span></text:p>
            <text:p text:style-name="P7"><text:span text:style-name="T33"><text:s text:c="4"/></text:span><text:span text:style-name="T33">us, and moves us to do His will here on earth </text:span></text:p>
            <text:p text:style-name="P7"><text:span text:style-name="T33"><text:s text:c="4"/></text:span><text:span text:style-name="T33">until we follow Him through death to eternity </text:span></text:p>
            <text:p text:style-name="P7"><text:span text:style-name="T33"><text:s text:c="4"/></text:span><text:span text:style-name="T33">with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5" draw:layer="layout" svg:width="26.162cm" svg:height="4.947cm" svg:x="1.016cm" svg:y="0.579cm">
          <draw:text-box>
            <text:p text:style-name="P7"><text:span text:style-name="T33"><text:s text:c="3"/></text:span><text:span text:style-name="T34"><text:s/></text:span><text:span text:style-name="T34">May He who began a good work in you bring it </text:span></text:p>
            <text:p text:style-name="P7"><text:span text:style-name="T34"><text:s text:c="4"/></text:span><text:span text:style-name="T34">to completion in the day of Jesus Christ.</text:span></text:p>
            <text:p text:style-name="P7"><text:span text:style-name="T35">C: </text:span><text:span text:style-name="T15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7" draw:layer="layout" svg:width="26.162cm" svg:height="3.485cm" svg:x="1.016cm" svg:y="0.579cm">
          <draw:text-box>
            <text:p text:style-name="P2"><text:span text:style-name="T36"><text:s text:c="13"/></text:span><text:span text:style-name="T37">PSALMODY</text:span><text:span text:style-name="T38"> </text:span><text:span text:style-name="T39">(spoken)</text:span></text:p>
            <text:p text:style-name="P2"><text:span text:style-name="T40">Psalm 71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18" draw:layer="layout" svg:width="26.162cm" svg:height="5.321cm" svg:x="1.016cm" svg:y="0.579cm">
          <draw:text-box>
            <text:p><text:span text:style-name="T41">All: </text:span><text:span text:style-name="T42">Upon You I have leaned from before </text:span></text:p>
            <text:p><text:span text:style-name="T42"><text:s text:c="6"/></text:span><text:span text:style-name="T42">my birth; You are He who took me </text:span></text:p>
            <text:p><text:span text:style-name="T42"><text:s text:c="6"/></text:span><text:span text:style-name="T42">from my mother’s womb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94" presentation:presentation-page-layout-name="AL1T0">
        <office:forms form:automatic-focus="false" form:apply-design-mode="false"/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7" draw:layer="layout" svg:width="26.162cm" svg:height="3.485cm" svg:x="1.016cm" svg:y="0.579cm">
          <draw:text-box>
            <text:p><text:span text:style-name="T43">P: </text:span><text:span text:style-name="T44">In You, O </text:span><text:span text:style-name="T45">Lord</text:span><text:span text:style-name="T44">, do I take refuge;</text:span></text:p>
            <text:p><text:span text:style-name="T46">C: </text:span><text:span text:style-name="T42">let me never be put to sham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7" draw:layer="layout" svg:width="26.162cm" svg:height="4.947cm" svg:x="1.016cm" svg:y="0.579cm">
          <draw:text-box>
            <text:p><text:span text:style-name="T43">P: </text:span><text:span text:style-name="T44">In Your righteousness deliver me and </text:span></text:p>
            <text:p><text:span text:style-name="T44"><text:s text:c="4"/></text:span><text:span text:style-name="T44">rescue me;</text:span></text:p>
            <text:p><text:span text:style-name="T46">C: </text:span><text:span text:style-name="T42">incline Your ear to me, and save m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7" draw:layer="layout" svg:width="26.162cm" svg:height="8.327cm" svg:x="1.016cm" svg:y="0.579cm">
          <draw:text-box>
            <text:p><text:span text:style-name="T47">P: </text:span><text:span text:style-name="T48">Be to me a rock of refuge, to which I may </text:span></text:p>
            <text:p><text:span text:style-name="T48"><text:s text:c="4"/></text:span><text:span text:style-name="T48">continually come;</text:span></text:p>
            <text:p><text:span text:style-name="T49">C: </text:span><text:span text:style-name="T42">You have given the command to save </text:span></text:p>
            <text:p><text:span text:style-name="T42"><text:s text:c="4"/></text:span><text:span text:style-name="T42">me, for You are my rock and my </text:span></text:p>
            <text:p><text:span text:style-name="T42"><text:s text:c="4"/></text:span><text:span text:style-name="T42">fortre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7" draw:layer="layout" svg:width="26.162cm" svg:height="6.637cm" svg:x="1.016cm" svg:y="0.579cm">
          <draw:text-box>
            <text:p><text:span text:style-name="T50">P: </text:span><text:span text:style-name="T51">Rescue me, O my God, from the hand of the </text:span></text:p>
            <text:p><text:span text:style-name="T51"><text:s text:c="4"/></text:span><text:span text:style-name="T51">wicked,</text:span></text:p>
            <text:p><text:span text:style-name="T52">C: </text:span><text:span text:style-name="T42">from the grasp of the unjust and cruel </text:span></text:p>
            <text:p><text:span text:style-name="T42"><text:s text:c="4"/></text:span><text:span text:style-name="T42">ma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7" draw:layer="layout" svg:width="26.162cm" svg:height="3.485cm" svg:x="1.016cm" svg:y="0.579cm">
          <draw:text-box>
            <text:p><text:span text:style-name="T50">P:</text:span><text:span text:style-name="T50"><text:tab/></text:span><text:span text:style-name="T51">For You, O Lord, are my hope,</text:span></text:p>
            <text:p><text:span text:style-name="T52">C: </text:span><text:span text:style-name="T42">my trust, O </text:span><text:span text:style-name="T53">Lord</text:span><text:span text:style-name="T42">, from my yout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8" draw:text-style-name="P17" draw:layer="layout" svg:width="26.162cm" svg:height="6.824cm" svg:x="1.016cm" svg:y="0.579cm">
          <draw:text-box>
            <text:p><text:span text:style-name="T47">P: </text:span><text:span text:style-name="T48">Upon You I have leaned from before my birth;</text:span></text:p>
            <text:p><text:span text:style-name="T49">C: </text:span><text:span text:style-name="T42">You are He who took me from my </text:span></text:p>
            <text:p><text:span text:style-name="T42"><text:s text:c="4"/></text:span><text:span text:style-name="T42">mother’s womb. My praise is continually </text:span></text:p>
            <text:p><text:span text:style-name="T42"><text:s text:c="4"/></text:span><text:span text:style-name="T42">of You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9" draw:layer="layout" svg:width="26.162cm" svg:height="6.637cm" svg:x="1.016cm" svg:y="0.579cm">
          <draw:text-box>
            <text:p><text:span text:style-name="T47">P: </text:span><text:span text:style-name="T48">I have been as a portent to many,</text:span></text:p>
            <text:p><text:span text:style-name="T49">C: </text:span><text:span text:style-name="T42">but You are my strong refuge.</text:span></text:p>
            <text:p><text:span text:style-name="T47">P: </text:span><text:span text:style-name="T48">My mouth is filled with Your praise,</text:span></text:p>
            <text:p><text:span text:style-name="T49">C: </text:span><text:span text:style-name="T42">and with Your glory all the da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9" draw:layer="layout" svg:width="26.162cm" svg:height="5.134cm" svg:x="1.016cm" svg:y="0.579cm">
          <draw:text-box>
            <text:p><text:span text:style-name="T47">P: </text:span><text:span text:style-name="T48">Do not cast me off in the time of old age;</text:span></text:p>
            <text:p><text:span text:style-name="T49">C: </text:span><text:span text:style-name="T42">forsake me not when my strength is </text:span></text:p>
            <text:p><text:span text:style-name="T42"><text:s text:c="4"/></text:span><text:span text:style-name="T42">spen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9" draw:layer="layout" svg:width="26.162cm" svg:height="8.327cm" svg:x="1.016cm" svg:y="0.579cm">
          <draw:text-box>
            <text:p><text:span text:style-name="T47">P: </text:span><text:span text:style-name="T48">For my enemies speak concerning me;</text:span></text:p>
            <text:p><text:span text:style-name="T48"><text:s text:c="4"/></text:span><text:span text:style-name="T48">those who watch for my life consult together</text:span></text:p>
            <text:p><text:span text:style-name="T49">C: </text:span><text:span text:style-name="T42">and say, “God has forsaken him; pursue </text:span></text:p>
            <text:p><text:span text:style-name="T42"><text:s text:c="4"/></text:span><text:span text:style-name="T42">and seize him, for there is none to </text:span></text:p>
            <text:p><text:span text:style-name="T42"><text:s text:c="4"/></text:span><text:span text:style-name="T42">deliver him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9" draw:layer="layout" svg:width="26.162cm" svg:height="3.485cm" svg:x="1.016cm" svg:y="0.579cm">
          <draw:text-box>
            <text:p><text:span text:style-name="T47">P: </text:span><text:span text:style-name="T48">O God, be not far from me;</text:span></text:p>
            <text:p><text:span text:style-name="T49">C: </text:span><text:span text:style-name="T42">O my God, make haste to help me!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9" draw:layer="layout" svg:width="26.162cm" svg:height="6.637cm" svg:x="1.016cm" svg:y="0.579cm">
          <draw:text-box>
            <text:p><text:span text:style-name="T47">P: </text:span><text:span text:style-name="T48">May my accusers be put to shame and <text:s/></text:span></text:p>
            <text:p><text:span text:style-name="T48"><text:s text:c="4"/></text:span><text:span text:style-name="T48">consumed;</text:span></text:p>
            <text:p><text:span text:style-name="T49">C: </text:span><text:span text:style-name="T42">with scorn and disgrace may they be </text:span></text:p>
            <text:p><text:span text:style-name="T42"><text:s text:c="4"/></text:span><text:span text:style-name="T42">covered who seek my hur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19" draw:layer="layout" svg:width="26.162cm" svg:height="3.485cm" svg:x="1.016cm" svg:y="0.579cm">
          <draw:text-box>
            <text:p><text:span text:style-name="T47">P: </text:span><text:span text:style-name="T48">But I will hope continually</text:span></text:p>
            <text:p><text:span text:style-name="T49">C: </text:span><text:span text:style-name="T42">and will praise You yet more and mor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9" draw:layer="layout" svg:width="26.162cm" svg:height="4.947cm" svg:x="1.016cm" svg:y="0.579cm">
          <draw:text-box>
            <text:p><text:span text:style-name="T47">P: </text:span><text:span text:style-name="T48">My mouth will tell of Your righteous acts, of </text:span></text:p>
            <text:p><text:span text:style-name="T48"><text:s text:c="4"/></text:span><text:span text:style-name="T48">Your deeds of salvation all the day,</text:span></text:p>
            <text:p><text:span text:style-name="T49">C: </text:span><text:span text:style-name="T42">for their number is past my knowledg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7" draw:layer="layout" svg:width="26.162cm" svg:height="6.637cm" svg:x="1.016cm" svg:y="0.579cm">
          <draw:text-box>
            <text:p><text:span text:style-name="T50">P: </text:span><text:span text:style-name="T51">With the mighty deeds of the Lord </text:span><text:span text:style-name="T45">God</text:span><text:span text:style-name="T51"> I will </text:span></text:p>
            <text:p><text:span text:style-name="T51"><text:s text:c="4"/></text:span><text:span text:style-name="T51">come;</text:span></text:p>
            <text:p><text:span text:style-name="T52">C: </text:span><text:span text:style-name="T42">I will remind them of Your </text:span></text:p>
            <text:p><text:span text:style-name="T42"><text:s text:c="4"/></text:span><text:span text:style-name="T42">righteousness, Yours alon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7" draw:layer="layout" svg:width="26.162cm" svg:height="5.134cm" svg:x="1.016cm" svg:y="0.579cm">
          <draw:text-box>
            <text:p><text:span text:style-name="T50">P: </text:span><text:span text:style-name="T51">O God, from my youth You have taught me,</text:span></text:p>
            <text:p><text:span text:style-name="T52">C: </text:span><text:span text:style-name="T42">and I still proclaim Your wondrous </text:span></text:p>
            <text:p><text:span text:style-name="T42"><text:s text:c="4"/></text:span><text:span text:style-name="T42">deed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4" draw:text-style-name="P19" draw:layer="layout" svg:width="26.162cm" svg:height="8.327cm" svg:x="1.016cm" svg:y="0.579cm">
          <draw:text-box>
            <text:p><text:span text:style-name="T47">P: </text:span><text:span text:style-name="T48">So even to old age and gray hairs, O God, do </text:span></text:p>
            <text:p><text:span text:style-name="T48"><text:s text:c="4"/></text:span><text:span text:style-name="T48">not forsake me,</text:span></text:p>
            <text:p><text:span text:style-name="T49">C: </text:span><text:span text:style-name="T42">until I proclaim Your might to another </text:span></text:p>
            <text:p><text:span text:style-name="T42"><text:s text:c="4"/></text:span><text:span text:style-name="T42">generation, Your power to all those to </text:span></text:p>
            <text:p><text:span text:style-name="T42"><text:s text:c="4"/></text:span><text:span text:style-name="T42">co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9" draw:layer="layout" svg:width="26.162cm" svg:height="6.637cm" svg:x="1.016cm" svg:y="0.579cm">
          <draw:text-box>
            <text:p><text:span text:style-name="T47">P: </text:span><text:span text:style-name="T48">Your righteousness, O God, reaches the high </text:span></text:p>
            <text:p><text:span text:style-name="T48"><text:s text:c="4"/></text:span><text:span text:style-name="T48">heavens.</text:span></text:p>
            <text:p><text:span text:style-name="T49">C: </text:span><text:span text:style-name="T42">You who have done great things, O God, </text:span></text:p>
            <text:p><text:span text:style-name="T42"><text:s text:c="4"/></text:span><text:span text:style-name="T42">who is like You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9" draw:layer="layout" svg:width="26.162cm" svg:height="6.637cm" svg:x="1.016cm" svg:y="0.579cm">
          <draw:text-box>
            <text:p><text:span text:style-name="T47">P: </text:span><text:span text:style-name="T48">You who have made me see many troubles and </text:span></text:p>
            <text:p><text:span text:style-name="T48"><text:s text:c="4"/></text:span><text:span text:style-name="T48">calamities will revive me again;</text:span></text:p>
            <text:p><text:span text:style-name="T49">C: </text:span><text:span text:style-name="T42">from the depths of the earth You will </text:span></text:p>
            <text:p><text:span text:style-name="T42"><text:s text:c="4"/></text:span><text:span text:style-name="T42">bring me up again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1" draw:text-style-name="P19" draw:layer="layout" svg:width="26.162cm" svg:height="5.134cm" svg:x="1.016cm" svg:y="0.579cm">
          <draw:text-box>
            <text:p><text:span text:style-name="T47">P: </text:span><text:span text:style-name="T48">You will increase my greatness</text:span></text:p>
            <text:p><text:span text:style-name="T49">C:</text:span><text:span text:style-name="T54"> </text:span><text:span text:style-name="T42">and comfort me again.</text:span></text:p>
            <text:p><text:span text:style-name="T42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9" draw:layer="layout" svg:width="26.162cm" svg:height="6.637cm" svg:x="1.016cm" svg:y="0.579cm">
          <draw:text-box>
            <text:p><text:span text:style-name="T47">P: </text:span><text:span text:style-name="T48">I will also praise You with the harp for Your </text:span></text:p>
            <text:p><text:span text:style-name="T48"><text:s text:c="4"/></text:span><text:span text:style-name="T48">faithfulness, O my God;</text:span></text:p>
            <text:p><text:span text:style-name="T49">C:</text:span><text:span text:style-name="T54"> </text:span><text:span text:style-name="T42">I will sing praises to You with the lyre, O </text:span></text:p>
            <text:p><text:span text:style-name="T42"><text:s text:c="4"/></text:span><text:span text:style-name="T42">Holy One of Israe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0" draw:text-style-name="P19" draw:layer="layout" svg:width="26.162cm" svg:height="4.947cm" svg:x="1.016cm" svg:y="0.579cm">
          <draw:text-box>
            <text:p><text:span text:style-name="T47">P: </text:span><text:span text:style-name="T48">My lips will shout for joy, when I sing praises to </text:span></text:p>
            <text:p><text:span text:style-name="T48"><text:s text:c="4"/></text:span><text:span text:style-name="T48">You;</text:span></text:p>
            <text:p><text:span text:style-name="T49">C: </text:span><text:span text:style-name="T42">my soul also, which You have redeem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9" draw:text-style-name="P19" draw:layer="layout" svg:width="26.416cm" svg:height="6.637cm" svg:x="0.762cm" svg:y="0.579cm">
          <draw:text-box>
            <text:p><text:span text:style-name="T47">P: </text:span><text:span text:style-name="T48">And my tongue will talk of Your righteous help </text:span></text:p>
            <text:p><text:span text:style-name="T48"><text:s text:c="4"/></text:span><text:span text:style-name="T48">all the day long,</text:span></text:p>
            <text:p><text:span text:style-name="T49">C: </text:span><text:span text:style-name="T42">for they have been put to shame and </text:span></text:p>
            <text:p><text:span text:style-name="T42"><text:s text:c="4"/></text:span><text:span text:style-name="T42">disappointed who sought to do me hurt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20" draw:layer="layout" svg:width="26.162cm" svg:height="5.321cm" svg:x="1.016cm" svg:y="0.579cm">
          <draw:text-box>
            <text:p><text:span text:style-name="T55">All: </text:span><text:span text:style-name="T56">Upon You I have leaned from before </text:span></text:p>
            <text:p><text:span text:style-name="T56"><text:s text:c="6"/></text:span><text:span text:style-name="T56">my birth; You are He who took me </text:span></text:p>
            <text:p><text:span text:style-name="T56"><text:s text:c="6"/></text:span><text:span text:style-name="T56">from my mother’s womb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0" draw:layer="layout" svg:width="26.162cm" svg:height="3.485cm" svg:x="1.016cm" svg:y="0.579cm">
          <draw:text-box>
            <text:p text:style-name="P2"><text:span text:style-name="T57">READING</text:span></text:p>
            <text:p text:style-name="P2"><text:span text:style-name="T40">Isaiah 49:1–6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21" draw:layer="layout" svg:width="26.162cm" svg:height="7.766cm" svg:x="1.016cm" svg:y="0.579cm">
          <draw:text-box>
            <text:p><text:span text:style-name="T58">L:</text:span><text:span text:style-name="T59"><text:tab/></text:span><text:span text:style-name="T60">Isaiah writes as if he were God’s servant Israel, </text:span></text:p>
            <text:p><text:span text:style-name="T60"><text:s text:c="4"/></text:span><text:span text:style-name="T60">whom God chose while he was yet inside his </text:span></text:p>
            <text:p><text:span text:style-name="T60"><text:s text:c="4"/></text:span><text:span text:style-name="T60">mother. The Lord’s prophecy rings true for Jesus </text:span></text:p>
            <text:p><text:span text:style-name="T60"><text:s text:c="4"/></text:span><text:span text:style-name="T60">as well. A reading from the forty-ninth chapter </text:span></text:p>
            <text:p><text:span text:style-name="T60"><text:s text:c="4"/></text:span><text:span text:style-name="T60">of Isaiah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4" draw:layer="layout" svg:width="26.162cm" svg:height="6.263cm" svg:x="1.016cm" svg:y="0.579cm">
          <draw:text-box>
            <text:p text:style-name="P22"><text:span text:style-name="T61">1</text:span><text:span text:style-name="T62">Listen to me, O coastlands,</text:span></text:p>
            <text:p text:style-name="P23"><text:span text:style-name="T62">and give attention, you peoples from afar.</text:span></text:p>
            <text:p text:style-name="P23"><text:span text:style-name="T62">The LORD called me from the womb,</text:span></text:p>
            <text:p><text:span text:style-name="T62">from the body of my mother he named my na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4" draw:layer="layout" svg:width="26.162cm" svg:height="6.263cm" svg:x="1.016cm" svg:y="0.579cm">
          <draw:text-box>
            <text:p text:style-name="P22"><text:span text:style-name="T61">2</text:span><text:span text:style-name="T62">He made my mouth like a sharp sword;</text:span></text:p>
            <text:p text:style-name="P22"><text:span text:style-name="T62">in the shadow of his hand he hid me;</text:span></text:p>
            <text:p text:style-name="P22"><text:span text:style-name="T62">he made me a polished arrow;</text:span></text:p>
            <text:p text:style-name="P22"><text:span text:style-name="T62">in his quiver he hid me away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2" draw:text-style-name="P25" draw:layer="layout" svg:width="26.162cm" svg:height="3.485cm" svg:x="1.016cm" svg:y="0.579cm">
          <draw:text-box>
            <text:p text:style-name="P22"><text:span text:style-name="T61">3</text:span><text:span text:style-name="T62">And he said to me, “You are my servant,</text:span></text:p>
            <text:p text:style-name="P22"><text:span text:style-name="T62">Israel, in whom I will be glorified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4" draw:layer="layout" svg:width="26.162cm" svg:height="6.263cm" svg:x="1.016cm" svg:y="0.579cm">
          <draw:text-box>
            <text:p text:style-name="P22"><text:span text:style-name="T61">4</text:span><text:span text:style-name="T62">But I said, “I have labored in vain;</text:span></text:p>
            <text:p text:style-name="P22"><text:span text:style-name="T62">I have spent my strength for nothing and vanity;</text:span></text:p>
            <text:p text:style-name="P22"><text:span text:style-name="T62">yet surely my right is with the LORD,</text:span></text:p>
            <text:p text:style-name="P22"><text:span text:style-name="T62">and my recompense with my God.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4" draw:layer="layout" svg:width="26.162cm" svg:height="4.76cm" svg:x="1.016cm" svg:y="0.579cm">
          <draw:text-box>
            <text:p text:style-name="P22"><text:span text:style-name="T61">5</text:span><text:span text:style-name="T62">And now the LORD says,</text:span></text:p>
            <text:p text:style-name="P22"><text:span text:style-name="T62">he who formed me from the womb to be his servant, to bring Jacob back to him;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24" draw:layer="layout" svg:width="26.162cm" svg:height="6.263cm" svg:x="1.016cm" svg:y="0.579cm">
          <draw:text-box>
            <text:p text:style-name="P22"><text:span text:style-name="T62">and that Israel might be gathered to him—</text:span></text:p>
            <text:p text:style-name="P22"><text:span text:style-name="T62">for I am honored in the eyes of the LORD,</text:span></text:p>
            <text:p text:style-name="P22"><text:span text:style-name="T62">and my God has become my strength—</text:span></text:p>
            <text:p text:style-name="P22"><text:span text:style-name="T61">6</text:span><text:span text:style-name="T62">he says: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4" draw:layer="layout" svg:width="26.162cm" svg:height="4.76cm" svg:x="1.016cm" svg:y="0.579cm">
          <draw:text-box>
            <text:p text:style-name="P22"><text:span text:style-name="T62">“</text:span><text:span text:style-name="T62">It is too light a thing that you should be my servant to raise up the tribes of Jacob</text:span></text:p>
            <text:p text:style-name="P22"><text:span text:style-name="T62">and to bring back the preserved of Israel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24" draw:layer="layout" svg:width="26.162cm" svg:height="4.76cm" svg:x="1.016cm" svg:y="0.579cm">
          <draw:text-box>
            <text:p text:style-name="P22"><text:span text:style-name="T62">I will make you as a light for the nations,</text:span></text:p>
            <text:p text:style-name="P22"><text:span text:style-name="T62">that my salvation may reach to the end of the earth.”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0" draw:layer="layout" svg:width="26.162cm" svg:height="3.485cm" svg:x="1.016cm" svg:y="0.579cm">
          <draw:text-box>
            <text:p text:style-name="P23"><text:span text:style-name="T63">L:</text:span><text:span text:style-name="T63"><text:tab/></text:span><text:span text:style-name="T63">O Lord have mercy upon us.</text:span></text:p>
            <text:p><text:span text:style-name="T64">C: </text:span><text:span text:style-name="T56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26.162cm" svg:height="3.063cm" svg:x="1.016cm" svg:y="0.579cm">
          <draw:text-box>
            <text:p text:style-name="P2"><text:span text:style-name="T65">READING</text:span></text:p>
            <text:p text:style-name="P2"><text:span text:style-name="T66">John 2:1–5; 19:25–2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18" draw:text-style-name="P26" draw:layer="layout" svg:width="26.162cm" svg:height="7.766cm" svg:x="1.016cm" svg:y="0.579cm">
          <draw:text-box>
            <text:p><text:span text:style-name="T67">L:</text:span><text:span text:style-name="T67"><text:tab/></text:span><text:span text:style-name="T67">During His earthly life, Jesus listened to His </text:span></text:p>
            <text:p><text:span text:style-name="T67"><text:s text:c="4"/></text:span><text:span text:style-name="T67">mother, and when His “last hour” came on the </text:span></text:p>
            <text:p><text:span text:style-name="T67"><text:s text:c="4"/></text:span><text:span text:style-name="T67">cross, He provided for her well-being. A reading </text:span></text:p>
            <text:p><text:span text:style-name="T67"><text:s text:c="4"/></text:span><text:span text:style-name="T67">from the second and nineteenth chapters of </text:span></text:p>
            <text:p><text:span text:style-name="T67"><text:s text:c="4"/></text:span><text:span text:style-name="T67">Joh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5" draw:text-style-name="P27" draw:layer="layout" svg:width="26.162cm" svg:height="6.263cm" svg:x="1.016cm" svg:y="0.579cm">
          <draw:text-box>
            <text:p><text:span text:style-name="T68"><text:s text:c="4"/></text:span><text:span text:style-name="T68">On the third day there was a wedding at Cana </text:span></text:p>
            <text:p><text:span text:style-name="T68"><text:s text:c="4"/></text:span><text:span text:style-name="T68">in Galilee, and the mother of Jesus was there. </text:span></text:p>
            <text:p><text:span text:style-name="T68"><text:s text:c="4"/></text:span><text:span text:style-name="T68">Jesus also was invited to the wedding with His </text:span></text:p>
            <text:p><text:span text:style-name="T68"><text:s text:c="4"/></text:span><text:span text:style-name="T68">discipl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5" draw:text-style-name="P27" draw:layer="layout" svg:width="26.162cm" svg:height="6.263cm" svg:x="1.016cm" svg:y="0.579cm">
          <draw:text-box>
            <text:p><text:span text:style-name="T68"><text:s text:c="4"/></text:span><text:span text:style-name="T68">When the wine ran out, the mother of Jesus </text:span></text:p>
            <text:p><text:span text:style-name="T68"><text:s text:c="4"/></text:span><text:span text:style-name="T68">said to Him, “They have no wine.” And Jesus </text:span></text:p>
            <text:p><text:span text:style-name="T68"><text:s text:c="4"/></text:span><text:span text:style-name="T68">said to her, “Woman, what does this have to do </text:span></text:p>
            <text:p><text:span text:style-name="T68"><text:s text:c="4"/></text:span><text:span text:style-name="T68">with M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6.162cm" svg:height="3.257cm" svg:x="1.016cm" svg:y="0.579cm">
          <draw:text-box>
            <text:p><text:span text:style-name="T68"><text:s text:c="4"/></text:span><text:span text:style-name="T68">My hour has not yet come.” <text:s/>His mother said to </text:span></text:p>
            <text:p><text:span text:style-name="T68"><text:s text:c="4"/></text:span><text:span text:style-name="T68">the servants, “Do whatever He tells you.” . . 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26.162cm" svg:height="4.76cm" svg:x="1.016cm" svg:y="0.579cm">
          <draw:text-box>
            <text:p><text:span text:style-name="T69"><text:s text:c="2"/></text:span><text:span text:style-name="T70">Standing by the cross of Jesus were His mother </text:span></text:p>
            <text:p><text:span text:style-name="T70"><text:s text:c="4"/></text:span><text:span text:style-name="T70">and His mother’s sister, Mary the wife of Clopas, </text:span></text:p>
            <text:p><text:span text:style-name="T70"><text:s text:c="4"/></text:span><text:span text:style-name="T70">and Mary Magdalen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26.162cm" svg:height="4.76cm" svg:x="1.016cm" svg:y="0.579cm">
          <draw:text-box>
            <text:p><text:span text:style-name="T70"><text:s text:c="4"/></text:span><text:span text:style-name="T70">When Jesus saw His mother and the disciple </text:span></text:p>
            <text:p><text:span text:style-name="T70"><text:s text:c="4"/></text:span><text:span text:style-name="T70">whom He loved standing nearby, He said to His </text:span></text:p>
            <text:p><text:span text:style-name="T70"><text:s text:c="4"/></text:span><text:span text:style-name="T70">mother, “Woman, behold, your son!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26.162cm" svg:height="4.76cm" svg:x="1.016cm" svg:y="0.579cm">
          <draw:text-box>
            <text:p><text:span text:style-name="T70"><text:s text:c="4"/></text:span><text:span text:style-name="T70">Then He said to the disciple, “Behold, your </text:span></text:p>
            <text:p><text:span text:style-name="T70"><text:s text:c="4"/></text:span><text:span text:style-name="T70">mother!” And from that hour the disciple took </text:span></text:p>
            <text:p><text:span text:style-name="T70"><text:s text:c="4"/></text:span><text:span text:style-name="T70">her to his own ho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0" draw:layer="layout" svg:width="26.162cm" svg:height="3.485cm" svg:x="1.016cm" svg:y="0.579cm">
          <draw:text-box>
            <text:p text:style-name="P23"><text:span text:style-name="T63">L:</text:span><text:span text:style-name="T63"><text:tab/></text:span><text:span text:style-name="T63">O Lord have mercy upon us.</text:span></text:p>
            <text:p><text:span text:style-name="T64">C: </text:span><text:span text:style-name="T56">Thanks be to Go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9" draw:text-style-name="P20" draw:layer="layout" svg:width="26.162cm" svg:height="3.485cm" svg:x="1.016cm" svg:y="0.579cm">
          <draw:text-box>
            <text:p text:style-name="P9"><text:span text:style-name="T71">HYMN #855 (stz. 1, 8, 3&amp;4)</text:span></text:p>
            <text:p text:style-name="P9"><text:span text:style-name="T66">“</text:span><text:span text:style-name="T66">For All the Faithful Women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64">1. </text:span><text:span text:style-name="T72">For all the faithful women</text:span></text:p>
            <text:p text:style-name="P9"><text:span text:style-name="T72">Who served in days of old,</text:span></text:p>
            <text:p text:style-name="P9"><text:span text:style-name="T72">To You shall thanks be given;</text:span></text:p>
            <text:p text:style-name="P9"><text:span text:style-name="T72">To all, their story tol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72">They served with strength and gladness</text:span></text:p>
            <text:p text:style-name="P9"><text:span text:style-name="T72">In tasks Your wisdom gave.</text:span></text:p>
            <text:p text:style-name="P9"><text:span text:style-name="T72">To You their lives bore witness,</text:span></text:p>
            <text:p text:style-name="P9"><text:span text:style-name="T72">Proclaimed Your pow’r to sav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73">8. </text:span><text:span text:style-name="T72">We sing of Mary, mother,</text:span></text:p>
            <text:p text:style-name="P9"><text:span text:style-name="T72">Fair maiden, full of grace.</text:span></text:p>
            <text:p text:style-name="P9"><text:span text:style-name="T72">She bore the Christ, our brother,</text:span></text:p>
            <text:p text:style-name="P9"><text:span text:style-name="T72">Who came to save our ra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72">May we, with her, surrender</text:span></text:p>
            <text:p text:style-name="P9"><text:span text:style-name="T72">Ourselves to Your command</text:span></text:p>
            <text:p text:style-name="P9"><text:span text:style-name="T72">And lay upon Your altar</text:span></text:p>
            <text:p text:style-name="P9"><text:span text:style-name="T72">Our gifts of heart and han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73">3. </text:span><text:span text:style-name="T72">O God, for saints and servants,</text:span></text:p>
            <text:p text:style-name="P9"><text:span text:style-name="T72">Those named and those unknown</text:span></text:p>
            <text:p text:style-name="P9"><text:span text:style-name="T72">In whom through all the ages</text:span></text:p>
            <text:p text:style-name="P9"><text:span text:style-name="T72">Your light of glory shon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72">We offer glad thanksgiving</text:span></text:p>
            <text:p text:style-name="P9"><text:span text:style-name="T72">And fervent prayer we raise</text:span></text:p>
            <text:p text:style-name="P9"><text:span text:style-name="T72">That, faithful in Your service,</text:span></text:p>
            <text:p text:style-name="P9"><text:span text:style-name="T72">Our lives may sing Your prais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0" draw:layer="layout" svg:width="26.162cm" svg:height="7.011cm" svg:x="1.016cm" svg:y="0.579cm">
          <draw:text-box>
            <text:p text:style-name="P9"><text:span text:style-name="T74">▲</text:span><text:span text:style-name="T75"> </text:span><text:span text:style-name="T73">4. </text:span><text:span text:style-name="T72">All praise to God the Father!</text:span></text:p>
            <text:p text:style-name="P9"><text:span text:style-name="T72">All praise to Christ the Son!</text:span></text:p>
            <text:p text:style-name="P9"><text:span text:style-name="T72">All praise the Holy Spirit,</text:span></text:p>
            <text:p text:style-name="P9"><text:span text:style-name="T72">Who binds the Church in One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8" draw:text-style-name="P20" draw:layer="layout" svg:width="26.162cm" svg:height="13.109cm" svg:x="1.016cm" svg:y="0.579cm">
          <draw:text-box>
            <text:p text:style-name="P9"><text:span text:style-name="T72">With saints who went before us,</text:span></text:p>
            <text:p text:style-name="P9"><text:span text:style-name="T72">With saints who witness still,</text:span></text:p>
            <text:p text:style-name="P9"><text:span text:style-name="T72">We sing glad Alleluias</text:span></text:p>
            <text:p text:style-name="P9"><text:span text:style-name="T72">And strive to do Your will.</text:span></text:p>
            <text:p text:style-name="P22"><text:span text:style-name="T76"/></text:p>
            <text:p text:style-name="P22"><text:span text:style-name="T76"/></text:p>
            <text:p text:style-name="P22"><text:span text:style-name="T77"/></text:p>
            <text:p text:style-name="P22"><text:span text:style-name="T77">Text: </text:span><text:span text:style-name="T78">©</text:span><text:span text:style-name="T79"> 1993, 1997, 2013</text:span></text:p>
            <text:p text:style-name="P22"><text:span text:style-name="T79">GIA Publications Inc.</text:span></text:p>
            <text:p text:style-name="P22"><text:span text:style-name="T79">Tune: Public Domain;</text:span></text:p>
            <text:p text:style-name="P22"><text:span text:style-name="T79">Setting: </text:span><text:span text:style-name="T78">©</text:span><text:span text:style-name="T79"> Concordia</text:span></text:p>
            <text:p text:style-name="P22"><text:span text:style-name="T79"><text:s text:c="17"/></text:span><text:span text:style-name="T79">Publishing Hou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9" draw:text-style-name="P20" draw:layer="layout" svg:width="26.162cm" svg:height="5.039cm" svg:x="1.016cm" svg:y="0.579cm">
          <draw:text-box>
            <text:p text:style-name="P2"><text:span text:style-name="T80">SERMON</text:span></text:p>
            <text:p text:style-name="P2"><text:span text:style-name="T81"/></text:p>
            <text:p text:style-name="P2"><text:span text:style-name="T82">“</text:span><text:span text:style-name="T82">A God with a Mother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0" draw:text-style-name="P28" draw:layer="layout" svg:width="26.162cm" svg:height="2.215cm" svg:x="1.016cm" svg:y="0.579cm">
          <draw:text-box>
            <text:p text:style-name="P2"><text:span text:style-name="T65">OFFER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4" draw:text-style-name="P28" draw:layer="layout" svg:width="26.162cm" svg:height="3.063cm" svg:x="1.016cm" svg:y="0.579cm">
          <draw:text-box>
            <text:p text:style-name="P2"><text:span text:style-name="T65">HYMN #879</text:span></text:p>
            <text:p text:style-name="P2"><text:span text:style-name="T66">“</text:span><text:span text:style-name="T66">Stay With U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8" draw:layer="layout" svg:width="26.162cm" svg:height="7.011cm" svg:x="1.016cm" svg:y="0.579cm">
          <draw:text-box>
            <text:p text:style-name="P2"><text:span text:style-name="T73">1. </text:span><text:span text:style-name="T72">Stay with us, till night has come: </text:span><text:span text:style-name="T72"><text:line-break/></text:span><text:span text:style-name="T72">Our praise to You this day be sung. </text:span><text:span text:style-name="T72"><text:line-break/></text:span><text:span text:style-name="T72">Bless our bread, Open our eyes: </text:span><text:span text:style-name="T72"><text:line-break/></text:span><text:span text:style-name="T72">Jesus, be our great surprise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8" draw:layer="layout" svg:width="26.162cm" svg:height="7.011cm" svg:x="1.016cm" svg:y="0.579cm">
          <draw:text-box>
            <text:p text:style-name="P2"><text:span text:style-name="T73">3. </text:span><text:span text:style-name="T72">Walk with us, the road will bend: </text:span><text:span text:style-name="T72"><text:line-break/></text:span><text:span text:style-name="T72">Make all our weeping, wailing end. </text:span><text:span text:style-name="T72"><text:line-break/></text:span><text:span text:style-name="T72">Wipe our tears, <text:s/>Forgive our fears: </text:span><text:span text:style-name="T72"><text:line-break/></text:span><text:span text:style-name="T72">Jesus, lift the heavy cros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28" draw:layer="layout" svg:width="26.162cm" svg:height="7.011cm" svg:x="1.016cm" svg:y="0.579cm">
          <draw:text-box>
            <text:p text:style-name="P2"><text:span text:style-name="T73">4. </text:span><text:span text:style-name="T72">Talk with us, till we behold</text:span><text:span text:style-name="T72"><text:line-break/></text:span><text:span text:style-name="T72">A joyful life You will unfold:</text:span><text:span text:style-name="T72"><text:line-break/></text:span><text:span text:style-name="T72">Heal our eyes <text:s/>To see the prize:</text:span><text:span text:style-name="T72"><text:line-break/></text:span><text:span text:style-name="T72">Jesus, take us to the ligh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1" draw:text-style-name="P28" draw:layer="layout" svg:width="26.162cm" svg:height="13.77cm" svg:x="1.016cm" svg:y="0.579cm">
          <draw:text-box>
            <text:p text:style-name="P29"><text:span text:style-name="T73">5. </text:span><text:span text:style-name="T72">Stay with us, till day is done:</text:span><text:span text:style-name="T72"><text:line-break/></text:span><text:span text:style-name="T72">No tears nor dark shall dim the sun.</text:span><text:span text:style-name="T72"><text:line-break/></text:span><text:span text:style-name="T72">Cheer the heart, <text:s/>Your grace impart:</text:span><text:span text:style-name="T72"><text:line-break/></text:span><text:span text:style-name="T72">Jesus, bring eternal life.</text:span></text:p>
            <text:p text:style-name="P30"><text:span text:style-name="T83"><text:line-break/></text:span><text:span text:style-name="T83"/></text:p>
            <text:p text:style-name="P30"><text:span text:style-name="T83"/></text:p>
            <text:p text:style-name="P30"><text:span text:style-name="T83"/></text:p>
            <text:p text:style-name="P31"><text:span text:style-name="T84">© 1990 Concordia Publishing House. </text:span></text:p>
            <text:p text:style-name="P31"><text:span text:style-name="T84">Used by permission:</text:span></text:p>
            <text:p text:style-name="P31"><text:span text:style-name="T84">LSB Hymn License </text:span></text:p>
            <text:p text:style-name="P11"><text:span text:style-name="T84"><text:s/></text:span><text:span text:style-name="T84">.NET, no. 100011038. 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7" draw:text-style-name="P32" draw:layer="layout" svg:width="26.162cm" svg:height="7.572cm" svg:x="1.016cm" svg:y="0.579cm">
          <draw:text-box>
            <text:p text:style-name="P2"><text:span text:style-name="T65">PRAYER OF THE CHURCH</text:span></text:p>
            <text:p><text:span text:style-name="T67">P: Let us use the experiences of the man Jesus as </text:span></text:p>
            <text:p><text:span text:style-name="T67"><text:s text:c="4"/></text:span><text:span text:style-name="T67">we pray for ourselves, the Church around the </text:span></text:p>
            <text:p><text:span text:style-name="T67"><text:s text:c="4"/></text:span><text:span text:style-name="T67">world, and all people in their various </text:span></text:p>
            <text:p><text:span text:style-name="T67"><text:s text:c="4"/></text:span><text:span text:style-name="T67">circumstanc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33" draw:layer="layout" svg:width="26.162cm" svg:height="6.263cm" svg:x="1.016cm" svg:y="0.579cm">
          <draw:text-box>
            <text:p><text:span text:style-name="T85">A: </text:span><text:span text:style-name="T86">The man Jesus experienced severe hunger.</text:span></text:p>
            <text:p><text:span text:style-name="T87">P: </text:span><text:span text:style-name="T87"><text:tab/></text:span><text:span text:style-name="T87">For all who are denied basic food, clothing, or </text:span></text:p>
            <text:p><text:span text:style-name="T87"><text:s text:c="4"/></text:span><text:span text:style-name="T87">shelter, that God would provide whatever they </text:span></text:p>
            <text:p><text:span text:style-name="T87"><text:s text:c="4"/></text:span><text:span text:style-name="T87">need to support this body and lif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2" draw:text-style-name="P33" draw:layer="layout" svg:width="26.162cm" svg:height="3.444cm" svg:x="1.016cm" svg:y="0.579cm">
          <draw:text-box>
            <text:p><text:span text:style-name="T85"><text:s text:c="4"/></text:span><text:span text:style-name="T87">let us pray to the Lord.</text:span></text:p>
            <text:p><text:span text:style-name="T64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34" draw:layer="layout" svg:width="26.162cm" svg:height="7.766cm" svg:x="1.016cm" svg:y="0.579cm">
          <draw:text-box>
            <text:p><text:span text:style-name="T89">A: </text:span><text:span text:style-name="T90">The man Jesus prayed for His circle of friends </text:span></text:p>
            <text:p><text:span text:style-name="T90"><text:s text:c="4"/></text:span><text:span text:style-name="T90">and those who believed in Him.</text:span></text:p>
            <text:p><text:span text:style-name="T67">P:</text:span><text:span text:style-name="T67"><text:tab/></text:span><text:span text:style-name="T67">For the Body of Christ around the world, that </text:span></text:p>
            <text:p><text:span text:style-name="T67"><text:s text:c="4"/></text:span><text:span text:style-name="T67">God would protect and guide clergy and lay </text:span></text:p>
            <text:p><text:span text:style-name="T67"><text:s text:c="4"/></text:span><text:span text:style-name="T67">leade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34" draw:layer="layout" svg:width="26.162cm" svg:height="6.45cm" svg:x="1.016cm" svg:y="0.579cm">
          <draw:text-box>
            <text:p><text:span text:style-name="T67"><text:s text:c="4"/></text:span><text:span text:style-name="T67">so that the Gospel may be proclaimed freely </text:span></text:p>
            <text:p><text:span text:style-name="T67"><text:s text:c="4"/></text:span><text:span text:style-name="T67">and many may come to faith, let us pray to the </text:span></text:p>
            <text:p><text:span text:style-name="T67"><text:s text:c="4"/></text:span><text:span text:style-name="T67">Lord.</text:span></text:p>
            <text:p><text:span text:style-name="T91">C:</text:span><text:span text:style-name="T72">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33" draw:layer="layout" svg:width="26.162cm" svg:height="6.263cm" svg:x="1.016cm" svg:y="0.579cm">
          <draw:text-box>
            <text:p><text:span text:style-name="T85">A:</text:span><text:span text:style-name="T85"><text:tab/></text:span><text:span text:style-name="T86">The man Jesus was beaten, abused, and </text:span></text:p>
            <text:p><text:span text:style-name="T86"><text:s text:c="4"/></text:span><text:span text:style-name="T86">ridiculed.</text:span></text:p>
            <text:p><text:span text:style-name="T87">P: For all who are unjustly imprisoned, persecuted, </text:span></text:p>
            <text:p><text:span text:style-name="T87"><text:s text:c="4"/></text:span><text:span text:style-name="T87">and denied human rights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33" draw:layer="layout" svg:width="26.162cm" svg:height="7.953cm" svg:x="1.016cm" svg:y="0.579cm">
          <draw:text-box>
            <text:p><text:span text:style-name="T87"><text:s text:c="4"/></text:span><text:span text:style-name="T87">that God would strengthen them to remain </text:span></text:p>
            <text:p><text:span text:style-name="T87"><text:s text:c="4"/></text:span><text:span text:style-name="T87">strong under their circumstances until they find </text:span></text:p>
            <text:p><text:span text:style-name="T87"><text:s text:c="4"/></text:span><text:span text:style-name="T87">freedom, justice, and dignity, let us pray to the </text:span></text:p>
            <text:p><text:span text:style-name="T87"><text:s text:c="4"/></text:span><text:span text:style-name="T87">Lord.</text:span></text:p>
            <text:p><text:span text:style-name="T64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33" draw:layer="layout" svg:width="26.162cm" svg:height="6.263cm" svg:x="1.016cm" svg:y="0.579cm">
          <draw:text-box>
            <text:p><text:span text:style-name="T85">A: </text:span><text:span text:style-name="T86">The man Jesus was physically exposed on the </text:span></text:p>
            <text:p><text:span text:style-name="T86"><text:s text:c="4"/></text:span><text:span text:style-name="T86">cross.</text:span></text:p>
            <text:p><text:span text:style-name="T87">P: For all who try to hide their sins and failings, </text:span></text:p>
            <text:p><text:span text:style-name="T87"><text:s text:c="4"/></text:span><text:span text:style-name="T87">fearing God’s wrath and people’s scorn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33" draw:layer="layout" svg:width="26.162cm" svg:height="6.45cm" svg:x="1.016cm" svg:y="0.579cm">
          <draw:text-box>
            <text:p><text:span text:style-name="T87"><text:s text:c="4"/></text:span><text:span text:style-name="T87">that the Holy Spirit would grant them faith to </text:span></text:p>
            <text:p><text:span text:style-name="T87"><text:s text:c="4"/></text:span><text:span text:style-name="T87">know and trust the forgiveness Christ won for </text:span></text:p>
            <text:p><text:span text:style-name="T87"><text:s text:c="4"/></text:span><text:span text:style-name="T87">them, let us pray to the Lord.</text:span></text:p>
            <text:p><text:span text:style-name="T64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33" draw:layer="layout" svg:width="26.162cm" svg:height="6.263cm" svg:x="1.016cm" svg:y="0.579cm">
          <draw:text-box>
            <text:p><text:span text:style-name="T85">A: </text:span><text:span text:style-name="T86">The man Jesus cared for His human mother.</text:span></text:p>
            <text:p><text:span text:style-name="T87">P: For all parents and children, especially those in </text:span></text:p>
            <text:p><text:span text:style-name="T87"><text:s text:c="4"/></text:span><text:span text:style-name="T87">fractured families and those dealing with daily </text:span></text:p>
            <text:p><text:span text:style-name="T87"><text:s text:c="4"/></text:span><text:span text:style-name="T87">turmoil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33" draw:layer="layout" svg:width="26.162cm" svg:height="6.45cm" svg:x="1.016cm" svg:y="0.579cm">
          <draw:text-box>
            <text:p><text:span text:style-name="T87"><text:s text:c="4"/></text:span><text:span text:style-name="T87">that our heavenly Father would surround them </text:span></text:p>
            <text:p><text:span text:style-name="T87"><text:s text:c="4"/></text:span><text:span text:style-name="T87">with caring friends and counselors to renew the </text:span></text:p>
            <text:p><text:span text:style-name="T87"><text:s text:c="4"/></text:span><text:span text:style-name="T87">love that they have lost, let us pray to the Lord.</text:span></text:p>
            <text:p><text:span text:style-name="T64">C:</text:span><text:span text:style-name="T72">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34" draw:layer="layout" svg:width="26.162cm" svg:height="6.263cm" svg:x="1.016cm" svg:y="0.579cm">
          <draw:text-box>
            <text:p><text:span text:style-name="T89">A: </text:span><text:span text:style-name="T90">The man Jesus experienced thirst.</text:span></text:p>
            <text:p><text:span text:style-name="T67">P:</text:span><text:span text:style-name="T67"><text:tab/></text:span><text:span text:style-name="T67">For all whose lives are focused on relief from </text:span></text:p>
            <text:p><text:span text:style-name="T67"><text:s text:c="4"/></text:span><text:span text:style-name="T67">pain and suffering, from illness or addiction, </text:span></text:p>
            <text:p><text:span text:style-name="T67"><text:s text:c="4"/></text:span><text:span text:style-name="T67">[including . . . ,]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34" draw:layer="layout" svg:width="26.162cm" svg:height="6.45cm" svg:x="1.016cm" svg:y="0.579cm">
          <draw:text-box>
            <text:p><text:span text:style-name="T67"><text:s text:c="4"/></text:span><text:span text:style-name="T67">that according to His gracious plans God would </text:span></text:p>
            <text:p><text:span text:style-name="T67"><text:s text:c="4"/></text:span><text:span text:style-name="T67">bring about healing, relief, and health to body </text:span></text:p>
            <text:p><text:span text:style-name="T67"><text:s text:c="4"/></text:span><text:span text:style-name="T67">and mind, let us pray to the Lord.</text:span></text:p>
            <text:p><text:span text:style-name="T91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4" draw:layer="layout" svg:width="26.162cm" svg:height="4.76cm" svg:x="1.016cm" svg:y="0.579cm">
          <draw:text-box>
            <text:p><text:span text:style-name="T89">A: </text:span><text:span text:style-name="T90">The man Jesus loved His followers to the end by </text:span></text:p>
            <text:p><text:span text:style-name="T90"><text:s text:c="4"/></text:span><text:span text:style-name="T90">serving even as their physical servant.</text:span></text:p>
            <text:p><text:span text:style-name="T67">P: For all who serve in homes and hospital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3" draw:text-style-name="P34" draw:layer="layout" svg:width="26.162cm" svg:height="4.76cm" svg:x="1.016cm" svg:y="0.579cm">
          <draw:text-box>
            <text:p><text:span text:style-name="T67"><text:s text:c="4"/></text:span><text:span text:style-name="T67">all in armed forces deployed and in police, </text:span></text:p>
            <text:p><text:span text:style-name="T67"><text:s text:c="4"/></text:span><text:span text:style-name="T67">emergency, and fire departments at home; and </text:span></text:p>
            <text:p><text:span text:style-name="T67"><text:s text:c="4"/></text:span><text:span text:style-name="T67">all public servants in government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2" draw:text-style-name="P34" draw:layer="layout" svg:width="26.162cm" svg:height="6.45cm" svg:x="1.016cm" svg:y="0.579cm">
          <draw:text-box>
            <text:p><text:span text:style-name="T67"><text:s text:c="4"/></text:span><text:span text:style-name="T67">that God would protect, strengthen, and guide </text:span></text:p>
            <text:p><text:span text:style-name="T67"><text:s text:c="4"/></text:span><text:span text:style-name="T67">them for the good of the whole society, let us </text:span></text:p>
            <text:p><text:span text:style-name="T67"><text:s text:c="4"/></text:span><text:span text:style-name="T67">pray to the Lord.</text:span></text:p>
            <text:p><text:span text:style-name="T91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1" draw:text-style-name="P33" draw:layer="layout" svg:width="26.162cm" svg:height="6.263cm" svg:x="1.016cm" svg:y="0.579cm">
          <draw:text-box>
            <text:p><text:span text:style-name="T85">A: </text:span><text:span text:style-name="T86">The man Jesus bled and died.</text:span></text:p>
            <text:p><text:span text:style-name="T87">P: For all who understand Jesus only as a moral </text:span></text:p>
            <text:p><text:span text:style-name="T87"><text:s text:c="4"/></text:span><text:span text:style-name="T87">teacher or example of pious living, that the </text:span></text:p>
            <text:p><text:span text:style-name="T87"><text:s text:c="4"/></text:span><text:span text:style-name="T87">Holy Spirit would open their hear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33" draw:layer="layout" svg:width="26.67cm" svg:height="7.953cm" svg:x="0.508cm" svg:y="0.579cm">
          <draw:text-box>
            <text:p><text:span text:style-name="T87"><text:s text:c="4"/></text:span><text:span text:style-name="T87">to see that Jesus’ death is the reason He became </text:span></text:p>
            <text:p><text:span text:style-name="T87"><text:s text:c="4"/></text:span><text:span text:style-name="T87">man and to trust that in dying He did everything </text:span></text:p>
            <text:p><text:span text:style-name="T87"><text:s text:c="4"/></text:span><text:span text:style-name="T87">necessary for our salvation, let us pray to the </text:span></text:p>
            <text:p><text:span text:style-name="T87"><text:s text:c="4"/></text:span><text:span text:style-name="T87">Lord.</text:span></text:p>
            <text:p><text:span text:style-name="T64">C:</text:span><text:span text:style-name="T72">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4" draw:text-style-name="P33" draw:layer="layout" svg:width="26.67cm" svg:height="5.009cm" svg:x="0.508cm" svg:y="0.579cm">
          <draw:text-box>
            <text:p><text:span text:style-name="T85">A: </text:span><text:span text:style-name="T86">The man Jesus was buried.</text:span></text:p>
            <text:p><text:span text:style-name="T87">P: For all who fear death and all who are in </text:span></text:p>
            <text:p><text:span text:style-name="T87"><text:s text:c="4"/></text:span><text:span text:style-name="T87">mourning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5" draw:text-style-name="P33" draw:layer="layout" svg:width="26.67cm" svg:height="6.533cm" svg:x="0.508cm" svg:y="0.579cm">
          <draw:text-box>
            <text:p><text:span text:style-name="T87"><text:s text:c="4"/></text:span><text:span text:style-name="T87">that the Holy Spirit grant them faith to see the </text:span></text:p>
            <text:p><text:span text:style-name="T87"><text:s text:c="4"/></text:span><text:span text:style-name="T87">death of all who trust in Christ as a sleep from </text:span></text:p>
            <text:p><text:span text:style-name="T87"><text:s text:c="4"/></text:span><text:span text:style-name="T87">which they shall awaken, let us pray to the Lord.</text:span></text:p>
            <text:p><text:span text:style-name="T64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18" draw:text-style-name="P33" draw:layer="layout" svg:width="26.67cm" svg:height="7.766cm" svg:x="0.508cm" svg:y="0.579cm">
          <draw:text-box>
            <text:p><text:span text:style-name="T85">A: </text:span><text:span text:style-name="T86">The man Jesus physically rose triumphant over </text:span></text:p>
            <text:p><text:span text:style-name="T86"><text:s text:c="4"/></text:span><text:span text:style-name="T86">death.</text:span></text:p>
            <text:p><text:span text:style-name="T87">P: For all artists and musicians, poets and writers </text:span></text:p>
            <text:p><text:span text:style-name="T87"><text:s text:c="4"/></text:span><text:span text:style-name="T87">who express Christian hope and encourage our </text:span></text:p>
            <text:p><text:span text:style-name="T87"><text:s text:c="4"/></text:span><text:span text:style-name="T87">joyful celebrating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6" draw:text-style-name="P33" draw:layer="layout" svg:width="26.67cm" svg:height="5.299cm" svg:x="0.508cm" svg:y="0.579cm">
          <draw:text-box>
            <text:p><text:span text:style-name="T87"><text:s text:c="4"/></text:span><text:span text:style-name="T87">anticipating the day when faith gives way to </text:span></text:p>
            <text:p><text:span text:style-name="T87"><text:s text:c="4"/></text:span><text:span text:style-name="T87">sight, let us pray to the Lord.</text:span></text:p>
            <text:p><text:span text:style-name="T64">C: </text:span><text:span text:style-name="T88">Lord, have mercy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3" draw:text-style-name="P33" draw:layer="layout" svg:width="26.67cm" svg:height="7.953cm" svg:x="0.508cm" svg:y="0.579cm">
          <draw:text-box>
            <text:p><text:span text:style-name="T87">P:</text:span><text:span text:style-name="T87"><text:tab/></text:span><text:span text:style-name="T87">Into Your hands, heavenly Father, we commend </text:span></text:p>
            <text:p><text:span text:style-name="T87"><text:s text:c="4"/></text:span><text:span text:style-name="T87">ourselves and all for whom we pray, trusting in </text:span></text:p>
            <text:p><text:span text:style-name="T87"><text:s text:c="4"/></text:span><text:span text:style-name="T87">Your mercy for the sake of Your Son and our </text:span></text:p>
            <text:p><text:span text:style-name="T87"><text:s text:c="4"/></text:span><text:span text:style-name="T87">Brother, Jesus Christ, our Lord.</text:span></text:p>
            <text:p><text:span text:style-name="T64">C: </text:span><text:span text:style-name="T88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6" draw:text-style-name="P33" draw:layer="layout" svg:width="26.67cm" svg:height="5.299cm" svg:x="0.508cm" svg:y="0.579cm">
          <draw:text-box>
            <text:p text:style-name="P9"><text:span text:style-name="T92">LORD'S PRAYER</text:span></text:p>
            <text:p text:style-name="P9"><text:span text:style-name="T93">Our Father who art in heaven,</text:span></text:p>
            <text:p text:style-name="P2"><text:span text:style-name="T93">hallowed be Thy nam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20" draw:text-style-name="P33" draw:layer="layout" svg:width="26.67cm" svg:height="5.321cm" svg:x="0.508cm" svg:y="0.579cm">
          <draw:text-box>
            <text:p text:style-name="P9"><text:span text:style-name="T93">Thy kingdom come,</text:span></text:p>
            <text:p text:style-name="P9"><text:span text:style-name="T93">Thy will be done</text:span></text:p>
            <text:p text:style-name="P9"><text:span text:style-name="T93">on earth as it is in heaven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5" draw:text-style-name="P33" draw:layer="layout" svg:width="26.67cm" svg:height="7.011cm" svg:x="0.508cm" svg:y="0.579cm">
          <draw:text-box>
            <text:p text:style-name="P9"><text:span text:style-name="T93">give us this day our daily bread;</text:span></text:p>
            <text:p text:style-name="P9"><text:span text:style-name="T93">and forgive us our trespasses</text:span></text:p>
            <text:p text:style-name="P9"><text:span text:style-name="T93">as we forgive those</text:span></text:p>
            <text:p text:style-name="P9"><text:span text:style-name="T93">who trespass against u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7" draw:text-style-name="P35" draw:layer="layout" svg:width="26.67cm" svg:height="3.739cm" svg:x="0.508cm" svg:y="0.579cm">
          <draw:text-box>
            <text:p text:style-name="P9"><text:span text:style-name="T93">and lead us not into temptation,</text:span></text:p>
            <text:p text:style-name="P9"><text:span text:style-name="T93">but deliver us from evi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8" draw:text-style-name="P35" draw:layer="layout" svg:width="26.67cm" svg:height="5.321cm" svg:x="0.508cm" svg:y="0.579cm">
          <draw:text-box>
            <text:p text:style-name="P9"><text:span text:style-name="T93">For thine is the kingdom</text:span></text:p>
            <text:p text:style-name="P9"><text:span text:style-name="T93">and the power and the glory</text:span></text:p>
            <text:p text:style-name="P9"><text:span text:style-name="T93">forever and ever. Am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39" draw:text-style-name="P35" draw:layer="layout" svg:width="26.67cm" svg:height="6.21cm" svg:x="0.508cm" svg:y="0.579cm">
          <draw:text-box>
            <text:p text:style-name="P36"><text:span text:style-name="T94">BENEDICTION</text:span></text:p>
            <text:p><text:span text:style-name="T95">P: The blessing of almighty God—the Father, who </text:span></text:p>
            <text:p><text:span text:style-name="T95"><text:s text:c="4"/></text:span><text:span text:style-name="T95">sent His Son into the flesh, the </text:span><text:span text:style-name="T96">+</text:span><text:span text:style-name="T95"> Son, who lived a </text:span></text:p>
            <text:p><text:span text:style-name="T95"><text:s text:c="4"/></text:span><text:span text:style-name="T95">truly human life in our stead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0" draw:text-style-name="P35" draw:layer="layout" svg:width="26.67cm" svg:height="5.229cm" svg:x="0.508cm" svg:y="0.579cm">
          <draw:text-box>
            <text:p text:style-name="P37"><text:span text:style-name="T95"><text:s text:c="4"/></text:span><text:span text:style-name="T95">and the Holy Spirit, who has given us faith to </text:span></text:p>
            <text:p text:style-name="P37"><text:span text:style-name="T95"><text:s text:c="4"/></text:span><text:span text:style-name="T95">trust our Savior—be upon you now and forever.</text:span></text:p>
            <text:p><text:span text:style-name="T97">C: </text:span><text:span text:style-name="T98">Am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13cm" svg:height="1.56cm" svg:x="1.778cm" svg:y="4.318cm">
          <draw:text-box>
            <text:p text:style-name="P2"><text:span text:style-name="T1"><text:s/></text:span></text:p>
          </draw:text-box>
        </draw:frame>
        <draw:frame draw:style-name="gr41" draw:text-style-name="P38" draw:layer="layout" svg:width="26.162cm" svg:height="9.651cm" svg:x="1.016cm" svg:y="0.579cm">
          <draw:text-box>
            <text:p text:style-name="P2"><text:span text:style-name="T99">ACKNOWLEDGMENTS</text:span></text:p>
            <text:p text:style-name="P2"><text:span text:style-name="T100">Copyright © 2018 Concordia Publishing House.</text:span></text:p>
            <text:p text:style-name="P2"><text:span text:style-name="T101"/></text:p>
            <text:p text:style-name="P2"><text:span text:style-name="T100">All rights reserved. Used by permission.</text:span></text:p>
            <text:p text:style-name="P2"><text:span text:style-name="T100"/></text:p>
            <text:p text:style-name="P2"><text:span text:style-name="T100">Scripture quotations are from the ESV</text:span><text:span text:style-name="T102">®</text:span><text:span text:style-name="T100"> Bible</text:span></text:p>
            <text:p text:style-name="P2"><text:span text:style-name="T100">(The Holy Bible, English Standard Version</text:span><text:span text:style-name="T102">®</text:span><text:span text:style-name="T100">),</text:span></text:p>
            <text:p text:style-name="P2"><text:span text:style-name="T100">copyright © 2001 by Crossway,</text:span></text:p>
            <text:p text:style-name="P2"><text:span text:style-name="T100">a publishing ministry of Good News Publishers.</text:span></text:p>
            <text:p text:style-name="P2"><text:span text:style-name="T101"/></text:p>
            <text:p text:style-name="P2"><text:span text:style-name="T100">Used by permission. All rights reserved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94" presentation:presentation-page-layout-name="AL1T0">
        <draw:custom-shape draw:style-name="gr1" draw:text-style-name="P1" draw:layer="layout" svg:width="27.999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999cm" svg:height="0.508cm" svg:x="0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5" svg:font-family="'Segoe UI'"/>
    <style:font-face style:name="Segoe UI4" svg:font-family="'Segoe UI'" style:font-adornments="Regular"/>
    <style:font-face style:name="Segoe UI Semibold4" svg:font-family="'Segoe UI Semibold'"/>
    <style:font-face style:name="Segoe UI Semibold3" svg:font-family="'Segoe UI Semibold'" style:font-adornments="Regular"/>
    <style:font-face style:name="Arial4" svg:font-family="Arial" style:font-family-generic="swiss"/>
    <style:font-face style:name="Arial3" svg:font-family="Arial" style:font-pitch="variable"/>
    <style:font-face style:name="Calibri2" svg:font-family="Calibri" style:font-pitch="variable"/>
    <style:font-face style:name="Copperplate Gothic Light1" svg:font-family="'Copperplate Gothic Light'" style:font-pitch="variable"/>
    <style:font-face style:name="Courier New1" svg:font-family="'Courier New'" style:font-pitch="variable"/>
    <style:font-face style:name="Courier2" svg:font-family="Courier, 'Courier New'" style:font-pitch="variable"/>
    <style:font-face style:name="LSBSymbol1" svg:font-family="LSBSymbol" style:font-pitch="variable"/>
    <style:font-face style:name="MS Mincho" svg:font-family="'MS Mincho'" style:font-pitch="variable"/>
    <style:font-face style:name="Microsoft YaHei1" svg:font-family="'Microsoft YaHei'" style:font-pitch="variable"/>
    <style:font-face style:name="Segoe UI7" svg:font-family="'Segoe UI'" style:font-pitch="variable"/>
    <style:font-face style:name="Segoe UI3" svg:font-family="'Segoe UI'" style:font-adornments="Regular" style:font-pitch="variable"/>
    <style:font-face style:name="Segoe UI Semibold6" svg:font-family="'Segoe UI Semibold'" style:font-pitch="variable"/>
    <style:font-face style:name="Segoe UI Semibold2" svg:font-family="'Segoe UI Semibold'" style:font-adornments="Regular" style:font-pitch="variable"/>
    <style:font-face style:name="Times New Roman3" svg:font-family="'Times New Roman'" style:font-pitch="variable"/>
    <style:font-face style:name="Times2" svg:font-family="Times, 'Times New Roman'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Segoe UI Semibold5" svg:font-family="'Segoe UI Semibold'" style:font-adornments="Regular" style:font-family-generic="decorative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Schoolbook" svg:font-family="'Century Schoolbook'" style:font-family-generic="roman" style:font-pitch="variable"/>
    <style:font-face style:name="Copperplate Gothic Light" svg:font-family="'Copperplate Gothic Light'" style:font-family-generic="roman" style:font-pitch="variable"/>
    <style:font-face style:name="Courier" svg:font-family="Courier, 'Courier New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Noto Sans" svg:font-family="'Noto Sans'" style:font-family-generic="roman" style:font-pitch="variable"/>
    <style:font-face style:name="SBL Hebrew" svg:font-family="'SBL Hebr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1" svg:font-family="Courier, 'Courier New'" style:font-family-generic="system" style:font-pitch="variable"/>
    <style:font-face style:name="LSBSymbol2" svg:font-family="LSBSymbo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BL Hebrew1" svg:font-family="'SBL Hebrew'" style:font-family-generic="system" style:font-pitch="variable"/>
    <style:font-face style:name="Segoe UI6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1" svg:font-family="Times, 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6" draw:display-name="Bitmap 106" xlink:href="Pictures/1000000000000422000002531BEA9B135D1E4EC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6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0pt" style:language-asian="ar" style:country-asian="SA"/>
    </style:style>
    <style:style style:name="ListLabel_20_5" style:display-name="ListLabel 5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page_20_number" style:display-name="page number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style:font-name="Minion Pro" fo:font-family="'Minion Pro'" style:font-family-generic="roman" style:font-pitch="variable" fo:font-size="10pt" fo:font-weight="bold" style:font-name-asian="Times New Roman3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Minion Pro" fo:font-family="'Minion Pro'" style:font-family-generic="roman" style:font-pitch="variable" fo:font-size="10pt" style:font-name-asian="Times New Roman3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3" style:font-family-asian="'Times New Roman'" style:font-pitch-asian="variable" style:font-size-asian="8pt"/>
    </style:style>
    <style:style style:name="superbold" style:family="graphic">
      <style:paragraph-properties style:text-autospace="none"/>
      <style:text-properties style:text-position="11% 58%" fo:font-weight="bold" style:font-name-asian="Times New Roman3" style:font-family-asian="'Times New Roman'" style:font-pitch-asian="variable" style:font-weight-asian="bold" style:font-weight-complex="bold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smallcapsboldital" style:family="graphic">
      <style:paragraph-properties style:text-autospace="none"/>
      <style:text-properties fo:font-variant="small-caps" fo:font-style="italic" fo:font-weight="bold" style:font-name-asian="Times New Roman3" style:font-family-asian="'Times New Roman'" style:font-pitch-asian="variable" style:font-style-asian="italic" style:font-weight-asian="bold" style:font-style-complex="italic" style:font-weight-complex="bold"/>
    </style:style>
    <style:style style:name="smallcapsbold" style:family="graphic">
      <style:paragraph-properties style:text-autospace="none"/>
      <style:text-properties fo:font-variant="small-caps" fo:font-weight="bold" style:font-name-asian="Times New Roman3" style:font-family-asian="'Times New Roman'" style:font-pitch-asian="variable" style:font-weight-asian="bold" style:font-weight-complex="bold"/>
    </style:style>
    <style:style style:name="h1_20_Char" style:display-name="h1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fo:font-size="12pt" style:font-name-asian="Times New Roman3" style:font-family-asian="'Times New Roman'" style:font-pitch-asian="variable" style:font-size-asian="12pt"/>
    </style:style>
    <style:style style:name="ct_20_Char" style:display-name="ct Char" style:family="graphic">
      <style:paragraph-properties style:text-autospace="non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TML_20_Code" style:display-name="HTML Code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asian="Courier2" style:font-family-asian="Courier, 'Courier New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font-name-asian="Times New Roman3" style:font-family-asian="'Times New Roman'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 style:font-name-asian="Times New Roman3" style:font-family-asian="'Times New Roman'" style:font-pitch-asian="variable"/>
    </style:style>
    <style:style style:name="pnum" style:family="graphic">
      <style:paragraph-properties style:text-autospace="none"/>
      <style:text-properties fo:font-weight="bold" style:font-weight-asian="bold" style:font-weight-complex="bold"/>
    </style:style>
    <style:style style:name="allcapsital" style:family="graphic">
      <style:paragraph-properties style:text-autospace="none"/>
      <style:text-properties fo:text-transform="uppercase" fo:font-style="italic" style:font-style-asian="italic" style:font-style-complex="italic"/>
    </style:style>
    <style:style style:name="boldunder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ondensed" style:family="graphic">
      <style:paragraph-properties style:text-autospace="none"/>
      <style:text-properties fo:letter-spacing="-0.018cm"/>
    </style:style>
    <style:style style:name="gt" style:family="graphic">
      <style:paragraph-properties style:text-autospace="none"/>
    </style:style>
    <style:style style:name="smallcapsital" style:family="graphic">
      <style:paragraph-properties style:text-autospace="none"/>
      <style:text-properties fo:font-variant="small-caps" fo:font-style="italic" style:font-style-asian="italic" style:font-style-complex="italic"/>
    </style:style>
    <style:style style:name="hebrew" style:family="graphic">
      <style:paragraph-properties style:text-autospace="none"/>
      <style:text-properties style:font-name="SBL Hebrew" fo:font-family="'SBL Hebrew'" style:font-family-generic="roman" style:font-pitch="variable" style:font-name-complex="SBL Hebrew" style:font-family-complex="'SBL Hebrew'" style:font-family-generic-complex="roman" style:font-pitch-complex="variable" style:font-size-complex="12pt"/>
    </style:style>
    <style:style style:name="ans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redsuper" style:family="graphic">
      <style:paragraph-properties style:text-autospace="none"/>
      <style:text-properties fo:color="#ff0000" style:text-position="11% 58%" fo:font-size="12pt" style:text-underline-style="none" style:font-size-asian="12pt" style:font-size-complex="12pt"/>
    </style:style>
    <style:style style:name="largechar" style:family="graphic">
      <style:paragraph-properties style:text-autospace="none"/>
      <style:text-properties style:use-window-font-color="true" fo:font-size="20pt" style:text-underline-style="none" style:font-size-asian="20pt" style:font-size-complex="20pt"/>
    </style:style>
    <style:style style:name="gospelunder" style:family="graphic">
      <style:paragraph-properties style:text-autospace="non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gospelital" style:family="graphic">
      <style:paragraph-properties style:text-autospace="none"/>
      <style:text-properties fo:color="#ff0000" fo:font-style="italic" fo:font-weight="bold" style:font-style-asian="italic" style:font-weight-asian="bold" style:font-style-complex="italic" style:font-weight-complex="bold"/>
    </style:style>
    <style:style style:name="gospel" style:family="graphic">
      <style:paragraph-properties style:text-autospace="none"/>
      <style:text-properties fo:color="#ff0000" fo:font-weight="bold" style:font-weight-asian="bold" style:font-weight-complex="bold"/>
    </style:style>
    <style:style style:name="pink" style:family="graphic">
      <style:paragraph-properties style:text-autospace="none"/>
      <style:text-properties fo:color="#ff00ff"/>
    </style:style>
    <style:style style:name="purple" style:family="graphic">
      <style:paragraph-properties style:text-autospace="none"/>
      <style:text-properties fo:color="#660066"/>
    </style:style>
    <style:style style:name="orange" style:family="graphic">
      <style:paragraph-properties style:text-autospace="none"/>
      <style:text-properties fo:color="#ff6600"/>
    </style:style>
    <style:style style:name="yellow" style:family="graphic">
      <style:paragraph-properties style:text-autospace="none"/>
      <style:text-properties fo:color="#ffff00"/>
    </style:style>
    <style:style style:name="green" style:family="graphic">
      <style:paragraph-properties style:text-autospace="none"/>
      <style:text-properties fo:color="#008000"/>
    </style:style>
    <style:style style:name="blue" style:family="graphic">
      <style:paragraph-properties style:text-autospace="none"/>
      <style:text-properties fo:color="#3366ff"/>
    </style:style>
    <style:style style:name="strike" style:family="graphic">
      <style:paragraph-properties style:text-autospace="none"/>
      <style:text-properties style:text-line-through-style="solid" style:text-line-through-type="single" style:text-underline-style="none"/>
    </style:style>
    <style:style style:name="allcaps" style:family="graphic">
      <style:paragraph-properties style:text-autospace="none"/>
      <style:text-properties fo:text-transform="uppercase"/>
    </style:style>
    <style:style style:name="regpricecross" style:family="graphic">
      <style:paragraph-properties style:text-autospace="none"/>
      <style:text-properties style:text-line-through-style="solid" style:text-line-through-type="single"/>
    </style:style>
    <style:style style:name="salered" style:family="graphic">
      <style:paragraph-properties style:text-autospace="none"/>
      <style:text-properties fo:color="#ff0000"/>
    </style:style>
    <style:style style:name="salech" style:family="graphic">
      <style:paragraph-properties style:text-autospace="none"/>
    </style:style>
    <style:style style:name="newch" style:family="graphic">
      <style:paragraph-properties style:text-autospace="none"/>
    </style:style>
    <style:style style:name="lsb" style:family="graphic">
      <style:paragraph-properties style:text-autospace="none"/>
      <style:text-properties style:font-name="LSBSymbol" fo:font-family="LSBSymbol" style:font-family-generic="roman" style:font-pitch="variable" style:font-name-complex="LSBSymbol" style:font-family-complex="LSBSymbol" style:font-family-generic-complex="roman" style:font-pitch-complex="variable"/>
    </style:style>
    <style:style style:name="red" style:family="graphic">
      <style:paragraph-properties style:text-autospace="none"/>
      <style:text-properties fo:color="#ff0000"/>
    </style:style>
    <style:style style:name="super" style:family="graphic">
      <style:paragraph-properties style:text-autospace="none"/>
      <style:text-properties style:text-position="11% 58%"/>
    </style:style>
    <style:style style:name="boldital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fighn" style:family="graphic">
      <style:paragraph-properties style:text-autospace="none"/>
      <style:text-properties fo:font-weight="bold" style:font-weight-asian="bold" style:font-weight-complex="bold"/>
    </style:style>
    <style:style style:name="thn" style:family="graphic">
      <style:paragraph-properties style:text-autospace="none"/>
      <style:text-properties fo:font-weight="bold" style:font-weight-asian="bold" style:font-weight-complex="bold"/>
    </style:style>
    <style:style style:name="answers" style:family="graphic">
      <style:paragraph-properties style:text-autospace="none"/>
      <style:text-properties fo:font-weight="bold" style:font-weight-asian="bold" style:font-weight-complex="bold"/>
    </style:style>
    <style:style style:name="greek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nref" style:family="graphic">
      <style:paragraph-properties style:text-autospace="none"/>
      <style:text-properties style:text-position="11% 58%"/>
    </style:style>
    <style:style style:name="parnum" style:family="graphic">
      <style:paragraph-properties style:text-autospace="none"/>
      <style:text-properties fo:font-weight="bold" style:font-weight-asian="bold" style:font-weight-complex="bold"/>
    </style:style>
    <style:style style:name="enref" style:family="graphic">
      <style:paragraph-properties style:text-autospace="none"/>
      <style:text-properties style:text-position="11% 58%"/>
    </style:style>
    <style:style style:name="supbold" style:family="graphic">
      <style:paragraph-properties style:text-autospace="none"/>
      <style:text-properties style:text-position="11% 58%" fo:font-weight="bold" style:font-weight-asian="bold" style:font-weight-complex="bold"/>
    </style:style>
    <style:style style:name="dispk" style:family="graphic">
      <style:paragraph-properties style:text-autospace="none"/>
      <style:text-properties fo:font-weight="bold" style:font-weight-asian="bold" style:font-weight-complex="bold"/>
    </style:style>
    <style:style style:name="underscore" style:family="graphic">
      <style:paragraph-properties style:text-autospace="none"/>
      <style:text-properties style:text-underline-style="solid" style:text-underline-width="auto" style:text-underline-color="font-color"/>
    </style:style>
    <style:style style:name="smallcaps" style:family="graphic">
      <style:paragraph-properties style:text-autospace="none"/>
      <style:text-properties fo:font-variant="small-caps"/>
    </style:style>
    <style:style style:name="sub" style:family="graphic">
      <style:paragraph-properties style:text-autospace="none"/>
      <style:text-properties style:text-position="-11% 58%"/>
    </style:style>
    <style:style style:name="subbold" style:family="graphic">
      <style:paragraph-properties style:text-autospace="none"/>
      <style:text-properties style:text-position="-11% 58%" fo:font-weight="bold" style:font-weight-asian="bold" style:font-weight-complex="bold"/>
    </style:style>
    <style:style style:name="artnotepar" style:family="graphic">
      <style:paragraph-properties style:text-autospace="none"/>
      <style:text-properties fo:color="#ff0000"/>
    </style:style>
    <style:style style:name="italic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2pt" style:font-name-asian="Times New Roman3" style:font-family-asian="'Times New Roman'" style:font-pitch-asian="variable"/>
    </style:style>
    <style:style style:name="Header_20_Char" style:display-name="Header Char" style:family="graphic">
      <style:paragraph-properties style:text-autospace="none"/>
      <style:text-properties fo:color="#808080" style:font-name="Times New Roman" fo:font-family="'Times New Roman'" style:font-family-generic="roman" style:font-pitch="variable" fo:font-size="10pt" style:font-name-asian="Times New Roman3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3" style:font-family-asian="'Times New Roman'" style:font-pitch-asian="variable"/>
    </style:style>
    <style:style style:name="small-caps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7" style:font-family-asian="'Segoe UI'" style:font-pitch-asian="variable" style:font-size-asian="9pt"/>
    </style:style>
    <style:style style:name="indent-1-breaks" style:family="graphic">
      <style:paragraph-properties style:text-autospace="none"/>
      <style:text-properties style:font-name-asian="Times New Roman3" style:font-family-asian="'Times New Roman'" style:font-pitch-asian="variable"/>
    </style:style>
    <style:style style:name="Heading_20_4_20_Char_2c_Heading_20_4_20_DO_20_NOT_20_USE_20_Char" style:display-name="Heading 4 Char,Heading 4 DO NOT USE Char" style:family="graphic">
      <style:paragraph-properties style:text-autospace="none"/>
      <style:text-properties fo:color="#5b9bd5" style:font-name="Calibri Light" fo:font-family="'Calibri Light'" style:font-family-generic="roman" style:font-pitch="variable" fo:font-size="10pt" fo:font-style="italic" fo:font-weight="bold" style:font-name-asian="Times New Roman3" style:font-family-asian="'Times New Roman'" style:font-pitch-asian="variable" style:font-style-asian="italic" style:font-weight-asian="bold" style:font-style-complex="italic" style:font-weight-complex="bold"/>
    </style:style>
    <style:style style:name="Heading_20_3_20_Char_2c_Heading_20_3_20_DO_20_NOT_20_USE_20_Char" style:display-name="Heading 3 Char,Heading 3 DO NOT USE Char" style:family="graphic">
      <style:paragraph-properties style:text-autospace="none"/>
      <style:text-properties style:font-name="Times" fo:font-family="Times, 'Times New Roman'" style:font-family-generic="roman" style:font-pitch="variable" fo:font-size="13.5pt" fo:font-weight="bold" style:font-name-asian="Times New Roman3" style:font-family-asian="'Times New Roman'" style:font-pitch-asian="variable" style:font-weight-asian="bold" style:font-weight-complex="bold"/>
    </style:style>
    <style:style style:name="Heading_20_2_20_Char_2c_Heading_20_2_20_DO_20_NOT_20_USE_20_Char" style:display-name="Heading 2 Char,Heading 2 DO NOT USE Char" style:family="graphic">
      <style:paragraph-properties style:text-autospace="none"/>
      <style:text-properties style:font-name="Times" fo:font-family="Times, 'Times New Roman'" style:font-family-generic="roman" style:font-pitch="variable" fo:font-size="18pt" fo:font-weight="bold" style:font-name-asian="Times New Roman3" style:font-family-asian="'Times New Roman'" style:font-pitch-asian="variable" style:font-weight-asian="bold" style:font-weight-complex="bold"/>
    </style:style>
    <style:style style:name="Heading_20_1_20_Char_2c_DO_20_NOT_20_USE_20_Char" style:display-name="Heading 1 Char,DO NOT USE Char" style:family="graphic">
      <style:paragraph-properties style:text-autospace="none"/>
      <style:text-properties fo:color="#2c6eab" style:font-name="Calibri Light" fo:font-family="'Calibri Light'" style:font-family-generic="roman" style:font-pitch="variable" fo:font-size="16pt" fo:font-weight="bold" style:font-name-asian="Times New Roman3" style:font-family-asian="'Times New Roman'" style:font-pitch-asian="variable" style:font-weight-asian="bold" style:font-weight-complex="bold"/>
    </style:style>
    <style:style style:name="Frame_20_Contents" style:display-name="Frame Contents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Credi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3" style:font-family-asian="'Times New Roman'" style:font-pitch-asian="variable" style:font-size-asian="9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underlineitalic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style:font-name-asian="Segoe UI7" style:font-family-asian="'Segoe UI'" style:font-pitch-asian="variable" style:font-size-asian="9pt" style:language-asian="he" style:country-asian="IL" style:font-style-asian="italic" style:font-style-complex="italic"/>
    </style:style>
    <style:style style:name="liturgy" style:family="graphic">
      <style:paragraph-properties fo:margin-left="1.926cm" fo:margin-right="0cm" fo:text-align="start" fo:text-indent="-1.344cm" style:text-autospace="none">
        <style:tab-stops>
          <style:tab-stop style:position="1.972cm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7" style:font-family-asian="'Segoe UI'" style:font-pitch-asian="variable" style:font-size-asian="9pt" style:language-asian="he" style:country-asian="IL"/>
    </style:style>
    <style:style style:name="hymncredit" style:family="graphic">
      <style:paragraph-properties fo:margin-left="0.672cm" fo:margin-right="0cm" fo:margin-top="0cm" fo:margin-bottom="0.623cm" fo:line-height="115%" fo:text-align="end" fo:text-indent="0cm" style:text-autospace="none"/>
      <style:text-properties fo:color="#000000" style:font-name="Times New Roman" fo:font-family="'Times New Roman'" style:font-family-generic="roman" style:font-pitch="variable" fo:font-size="8pt" fo:language="en" fo:country="US" style:letter-kerning="true" style:font-name-asian="Times New Roman3" style:font-family-asian="'Times New Roman'" style:font-pitch-asian="variable" style:font-size-asian="11pt" style:language-asian="he" style:country-asian="IL"/>
    </style:style>
    <style:style style:name="servicepart" style:family="graphic">
      <style:paragraph-properties fo:margin-top="0cm" fo:margin-bottom="0.249cm" fo:text-align="start" style:text-autospace="none">
        <style:tab-stops>
          <style:tab-stop style:position="29.122cm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0.5pt" style:language-asian="ar" style:country-asian="SA" style:font-weight-asian="bold"/>
    </style:style>
    <style:style style:name="spa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2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0.746cm" fo:margin-right="0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0pt" fo:language="en" fo:country="US" fo:font-weight="bold" style:font-name-asian="Times New Roman3" style:font-family-asian="'Times New Roman'" style:font-pitch-asian="variable" style:font-size-asian="10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1.12cm" fo:margin-bottom="0cm" fo:text-align="start" style:text-autospace="none"/>
      <style:text-properties fo:text-transform="uppercase" style:font-name="Arial" fo:font-family="Arial" style:font-family-generic="roman" style:font-pitch="variable" fo:font-size="12pt" fo:language="en" fo:country="US" fo:font-weight="bold" style:font-name-asian="Arial3" style:font-family-asian="Arial" style:font-pitch-asian="variable" style:font-size-asian="10pt" style:language-asian="ar" style:country-asian="SA" style:font-weight-asian="bold" style:font-weight-complex="bold"/>
    </style:style>
    <style:style style:name="h1sub" style:family="graphic">
      <style:paragraph-properties fo:line-height="150%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quotation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oc5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2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endorseindent" style:family="graphic">
      <style:paragraph-properties fo:margin-left="0.896cm" fo:margin-right="0cm" fo:margin-top="0.374cm" fo:margin-bottom="0cm" style:line-height-at-least="0.81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endorse" style:family="graphic">
      <style:paragraph-properties fo:margin-top="0.374cm" fo:margin-bottom="0cm" style:line-height-at-least="0.81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epslfirst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epsl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ep" style:family="graphic">
      <style:paragraph-properties fo:margin-left="1.12cm" fo:margin-right="1.12cm" fo:margin-top="0.374cm" fo:margin-bottom="0cm" style:line-height-at-least="0.81cm" fo:text-align="center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tb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ct" style:family="graphic">
      <style:paragraph-properties fo:margin-top="0.746cm" fo:margin-bottom="0.37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8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tfm" style:family="graphic">
      <style:paragraph-properties fo:margin-top="0.746cm" fo:margin-bottom="0.374cm" fo:text-align="center" style:text-autospace="none"/>
      <style:text-properties fo:font-variant="small-caps" style:font-name="Times New Roman" fo:font-family="'Times New Roman'" style:font-family-generic="roman" style:font-pitch="variable" fo:font-size="18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left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ody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first" style:family="graphic">
      <style:paragraph-properties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reprintline" style:family="graphic">
      <style:paragraph-properties fo:margin-top="0.125cm" fo:margin-bottom="0.374cm" fo:text-align="start" style:text-autospace="none"/>
      <style:text-properties style:font-name="Times New Roman" fo:font-family="'Times New Roman'" style:font-family-generic="roman" style:font-pitch="variable" fo:font-size="10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indicia" style:family="graphic">
      <style:paragraph-properties fo:margin-top="0.125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2" style:font-family-asian="Times, 'Times New Roman'" style:font-pitch-asian="variable" style:font-size-asian="20pt" style:language-asian="ar" style:country-asian="SA"/>
    </style:style>
    <style:style style:name="sbb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n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outhead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fo:font-weight="bold" style:letter-kerning="true" style:font-name-asian="Times New Roman3" style:font-family-asian="'Times New Roman'" style:font-pitch-asian="variable" style:font-size-asian="12pt" style:language-asian="ar" style:country-asian="SA" style:font-weight-asian="bold" style:font-weight-complex="bold"/>
    </style:style>
    <style:style style:name="ml" style:family="graphic">
      <style:paragraph-properties fo:margin-left="2.24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lo" style:family="graphic">
      <style:paragraph-properties fo:margin-left="2.24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rheadr" style:family="graphic">
      <style:paragraph-properties fo:margin-top="0cm" fo:margin-bottom="0.746cm" fo:text-align="end" style:text-autospace="none"/>
      <style:text-properties fo:font-variant="small-caps"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rheadv" style:family="graphic">
      <style:paragraph-properties fo:margin-top="0cm" fo:margin-bottom="0.746cm" fo:text-align="start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axonom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olio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endorsetail" style:family="graphic">
      <style:paragraph-properties fo:margin-top="0.374cm" fo:margin-bottom="0.746cm" style:line-height-at-least="0.81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urst" style:family="graphic">
      <style:paragraph-properties fo:margin-left="1.792cm" fo:margin-right="1.792cm" fo:margin-top="0.374cm" fo:margin-bottom="0.374cm" fo:text-align="justify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call" style:family="graphic">
      <style:paragraph-properties fo:margin-left="1.792cm" fo:margin-right="1.792cm" fo:margin-top="0.374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ale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new" style:family="graphic">
      <style:paragraph-properties fo:margin-top="0.746cm" fo:margin-bottom="0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h3" style:family="graphic">
      <style:paragraph-properties fo:margin-top="0.746cm" fo:margin-bottom="0cm"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tockinfo" style:family="graphic">
      <style:paragraph-properties fo:line-height="150%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available" style:family="graphic">
      <style:paragraph-properties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ag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rubricins" style:family="graphic">
      <style:paragraph-properties fo:margin-left="1.12cm" fo:margin-right="0cm" fo:text-align="start" fo:text-indent="0cm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font-name-asian="Times New Roman3" style:font-family-asian="'Times New Roman'" style:font-pitch-asian="variable" style:font-size-asian="12pt" style:language-asian="ar" style:country-asian="SA" style:font-style-asian="italic" style:font-style-complex="italic"/>
    </style:style>
    <style:style style:name="rubriccommand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3" style:font-family-asian="'Times New Roman'" style:font-pitch-asian="variable" style:font-size-asian="12pt" style:language-asian="ar" style:country-asian="SA" style:font-style-asian="italic" style:font-style-complex="italic"/>
    </style:style>
    <style:style style:name="tablecredit" style:family="graphic">
      <style:paragraph-properties fo:margin-top="0.497cm" fo:margin-bottom="0.187cm" fo:line-height="0.494cm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4pt" style:language-asian="ar" style:country-asian="SA"/>
    </style:style>
    <style:style style:name="figsub" style:family="graphic">
      <style:paragraph-properties fo:margin-top="0.497cm" fo:margin-bottom="0.187cm" fo:line-height="0.49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4pt" style:language-asian="ar" style:country-asian="SA"/>
    </style:style>
    <style:style style:name="tablenote" style:family="graphic">
      <style:paragraph-properties fo:margin-top="0.746cm" fo:margin-bottom="0cm" fo:text-align="justify" style:text-autospace="none"/>
      <style:text-properties style:use-window-font-color="true" style:font-name="Minion Pro" fo:font-family="'Minion Pro'" style:font-family-generic="roman" style:font-pitch="variable" fo:font-size="9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ablelast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abledata" style:family="graphic">
      <style:paragraph-properties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ablefirst" style:family="graphic">
      <style:paragraph-properties fo:margin-top="0.374cm" fo:margin-bottom="0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ablesub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h2" style:family="graphic">
      <style:paragraph-properties fo:margin-top="0.497cm" fo:margin-bottom="0.187cm" fo:line-height="0.494cm" fo:text-align="start" style:text-autospace="none"/>
      <style:text-properties fo:font-variant="small-caps"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ablehead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h1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quotetail" style:family="graphic">
      <style:paragraph-properties fo:margin-top="0cm" fo:margin-bottom="0.374cm"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bu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1first" style:family="graphic">
      <style:paragraph-properties fo:margin-left="2.912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nl1single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n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n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1last" style:family="graphic">
      <style:paragraph-properties fo:margin-left="2.912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1" style:family="graphic">
      <style:paragraph-properties fo:margin-left="2.912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odycon" style:family="graphic">
      <style:paragraph-properties fo:margin-left="0cm" fo:margin-right="0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sllast" style:family="graphic">
      <style:paragraph-properties fo:margin-left="2.016cm" fo:margin-right="0cm" fo:margin-top="0.125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s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slfirst" style:family="graphic">
      <style:paragraph-properties fo:margin-left="2.016cm" fo:margin-right="0cm" fo:margin-top="0.249cm" fo:margin-bottom="0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qlast" style:family="graphic">
      <style:paragraph-properties fo:margin-left="1.344cm" fo:margin-right="1.344cm" fo:margin-top="0.125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q" style:family="graphic">
      <style:paragraph-properties fo:margin-left="1.344cm" fo:margin-right="1.344cm" fo:margin-top="0.125cm" fo:margin-bottom="0.125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qfirst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bqsingle" style:family="graphic">
      <style:paragraph-properties fo:margin-left="1.344cm" fo:margin-right="1.344cm" fo:margin-top="0.249cm" fo:margin-bottom="0.249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n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single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" style:family="graphic">
      <style:paragraph-properties fo:margin-left="2.016cm" fo:margin-right="0cm" fo:margin-top="0.125cm" fo:margin-bottom="0.125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ullast" style:family="graphic">
      <style:paragraph-properties fo:margin-left="2.016cm" fo:margin-right="0cm" fo:margin-top="0.249cm" fo:margin-bottom="0.249cm" fo:text-align="start" fo:text-indent="-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single" style:family="graphic">
      <style:paragraph-properties fo:margin-left="0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last" style:family="graphic">
      <style:paragraph-properties fo:margin-left="0cm" fo:margin-right="0cm" fo:margin-top="0cm" fo:margin-bottom="0.187cm" fo:text-align="start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right" style:family="graphic">
      <style:paragraph-properties fo:margin-left="0cm" fo:margin-right="0cm" fo:text-align="end" fo:text-indent="1.12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h3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h2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h1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btitle" style:family="graphic">
      <style:paragraph-properties fo:margin-top="0cm" fo:margin-bottom="0.374cm" fo:line-height="115%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1" style:family="graphic">
      <style:paragraph-properties fo:margin-left="3.808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par" style:family="graphic">
      <style:paragraph-properties fo:margin-left="2.9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single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" style:family="graphic">
      <style:paragraph-properties fo:margin-left="2.912cm" fo:margin-right="0cm" fo:margin-top="0.187cm" fo:margin-bottom="0.187cm" fo:line-height="115%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llast" style:family="graphic">
      <style:paragraph-properties fo:margin-left="2.912cm" fo:margin-right="0cm" fo:margin-top="0.374cm" fo:margin-bottom="0.374cm" fo:line-height="115%" fo:text-align="start" fo:text-indent="-1.12cm" style:text-autospace="none"/>
      <style:text-properties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lfirst" style:family="graphic">
      <style:paragraph-properties fo:margin-left="2.912cm" fo:margin-right="0cm" fo:margin-top="0.374cm" fo:margin-bottom="0cm" fo:line-height="115%" fo:text-align="start" fo:text-indent="-1.12cm" style:text-autospace="none"/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ul1par" style:family="graphic">
      <style:paragraph-properties fo:margin-left="3.808cm" fo:margin-right="0cm" fo:margin-top="0.374cm" fo:margin-bottom="0.374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1last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1first" style:family="graphic">
      <style:paragraph-properties fo:margin-left="3.808cm" fo:margin-right="0cm" fo:margin-top="0.374cm" fo:margin-bottom="0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u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par" style:family="graphic">
      <style:paragraph-properties fo:margin-left="1.12cm" fo:margin-right="0cm" fo:margin-top="0.374cm" fo:margin-bottom="0.374cm" fo:line-height="115%" fo:text-align="start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last" style:family="graphic">
      <style:paragraph-properties fo:margin-left="1.12cm" fo:margin-right="0cm" fo:margin-top="0.374cm" fo:margin-bottom="0.374cm" fo:line-height="115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first" style:family="graphic">
      <style:paragraph-properties fo:margin-left="1.12cm" fo:margin-right="0cm" fo:margin-top="0.374cm" fo:margin-bottom="0cm" fo:line-height="115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ulsingle" style:family="graphic">
      <style:paragraph-properties fo:margin-left="2.912cm" fo:margin-right="0cm" fo:margin-top="0cm" fo:margin-bottom="0.374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" style:family="graphic">
      <style:paragraph-properties fo:margin-left="2.912cm" fo:margin-right="0cm" fo:line-height="115%" fo:text-align="start" fo:text-indent="-1.792cm" style:text-autospace="none">
        <style:tab-stops>
          <style:tab-stop style:position="2.24cm"/>
          <style:tab-stop style:position="4.48cm"/>
        </style:tab-stops>
      </style:paragraph-properties>
      <style:text-properties style:use-window-font-color="true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nl1single" style:family="graphic">
      <style:paragraph-properties fo:margin-left="3.808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nl1last" style:family="graphic">
      <style:paragraph-properties fo:margin-left="3.808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n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nlpar" style:family="graphic">
      <style:paragraph-properties fo:margin-left="2.912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nl" style:family="graphic">
      <style:paragraph-properties fo:margin-left="2.9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nlsingle" style:family="graphic">
      <style:paragraph-properties fo:margin-left="2.912cm" fo:margin-right="0cm" fo:margin-top="0.374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indexsub" style:family="graphic">
      <style:paragraph-properties fo:margin-top="0.374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3" style:font-family-asian="'Times New Roman'" style:font-pitch-asian="variable" style:font-size-asian="12pt" style:language-asian="ar" style:country-asian="SA" style:font-weight-asian="bold" style:font-weight-complex="bold"/>
    </style:style>
    <style:style style:name="figcredit" style:family="graphic">
      <style:paragraph-properties fo:margin-top="0.746cm" fo:margin-bottom="0.374cm" fo:text-align="justify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igcap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eq" style:family="graphic">
      <style:paragraph-properties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ig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nl1par" style:family="graphic">
      <style:paragraph-properties fo:margin-left="3.808cm" fo:margin-right="0cm" fo:margin-top="0.187cm" fo:margin-bottom="0.187cm" fo:text-align="start" fo:text-indent="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ighead" style:family="graphic">
      <style:paragraph-properties fo:margin-top="0.374cm" fo:margin-bottom="0.249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ednote" style:family="graphic">
      <style:paragraph-properties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e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en" style:family="graphic">
      <style:paragraph-properties fo:margin-top="0.062cm" fo:margin-bottom="0.125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fnpar" style:family="graphic">
      <style:paragraph-properties fo:margin-left="0cm" fo:margin-right="0cm" fo:margin-top="0.062cm" fo:margin-bottom="0.062cm" fo:text-align="justify" fo:text-indent="0.896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n" style:family="graphic">
      <style:paragraph-properties fo:margin-top="0.062cm" fo:margin-bottom="0.062cm" fo:text-align="justify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enbq" style:family="graphic">
      <style:paragraph-properties fo:margin-left="1.344cm" fo:margin-right="1.344cm" fo:margin-top="0.125cm" fo:margin-bottom="0.125cm" fo:text-align="justify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nbq" style:family="graphic">
      <style:paragraph-properties fo:margin-left="1.344cm" fo:margin-right="1.344cm" fo:margin-top="0.062cm" fo:margin-bottom="0.062cm" fo:text-align="justify" fo:text-indent="0cm" style:text-autospace="none"/>
      <style:text-properties style:font-name="Times New Roman" fo:font-family="'Times New Roman'" style:font-family-generic="roman" style:font-pitch="variable" fo:font-size="9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3last" style:family="graphic">
      <style:paragraph-properties fo:margin-left="3.584cm" fo:margin-right="3.584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3" style:family="graphic">
      <style:paragraph-properties fo:margin-left="3.584cm" fo:margin-right="3.58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2" style:family="graphic">
      <style:paragraph-properties fo:margin-left="5.152cm" fo:margin-right="2.688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1" style:family="graphic">
      <style:paragraph-properties fo:margin-left="5.15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" style:family="graphic">
      <style:paragraph-properties fo:margin-left="4.032cm" fo:margin-right="0cm" fo:text-align="justify" fo:text-indent="-2.2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l3first" style:family="graphic">
      <style:paragraph-properties fo:margin-left="3.584cm" fo:margin-right="3.584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2last" style:family="graphic">
      <style:paragraph-properties fo:margin-left="5.152cm" fo:margin-right="2.688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2first" style:family="graphic">
      <style:paragraph-properties fo:margin-left="5.152cm" fo:margin-right="2.688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1last" style:family="graphic">
      <style:paragraph-properties fo:margin-left="5.152cm" fo:margin-right="0cm" fo:margin-top="0.374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1first" style:family="graphic">
      <style:paragraph-properties fo:margin-left="5.15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indent" style:family="graphic">
      <style:paragraph-properties fo:margin-left="1.792cm" fo:margin-right="1.792cm" fo:margin-top="0.125cm" fo:margin-bottom="0.125cm" fo:text-align="justify" fo:text-indent="0.448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lsingle" style:family="graphic">
      <style:paragraph-properties fo:margin-left="4.032cm" fo:margin-right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last" style:family="graphic">
      <style:paragraph-properties fo:margin-left="4.032cm" fo:margin-right="0cm" fo:margin-top="0cm" fo:margin-bottom="0.374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first" style:family="graphic">
      <style:paragraph-properties fo:margin-left="4.032cm" fo:margin-right="0cm" fo:margin-top="0.374cm" fo:margin-bottom="0cm" fo:text-align="justify" fo:text-indent="-2.24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lhead" style:family="graphic">
      <style:paragraph-properties fo:margin-top="0.374cm" fo:margin-bottom="0.374cm" fo:text-align="center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b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b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b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u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u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nlsingle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nl" style:family="graphic">
      <style:paragraph-properties fo:margin-left="2.912cm" fo:margin-right="0cm" fo:margin-top="0.187cm" fo:margin-bottom="0.187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n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head" style:family="graphic">
      <style:paragraph-properties fo:margin-top="0.746cm" fo:margin-bottom="0.436cm" style:line-height-at-least="0.81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bllast" style:family="graphic">
      <style:paragraph-properties fo:margin-left="2.912cm" fo:margin-right="0cm" fo:margin-top="0.374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nllast" style:family="graphic">
      <style:paragraph-properties fo:margin-left="2.912cm" fo:margin-right="0cm" fo:margin-top="0.187cm" fo:margin-bottom="0.374cm" fo:line-height="150%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subsingle" style:family="graphic">
      <style:paragraph-properties fo:margin-left="2.688cm" fo:margin-right="2.688cm" fo:margin-top="0.374cm" fo:margin-bottom="0.374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subfir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" style:family="graphic">
      <style:paragraph-properties fo:margin-left="1.792cm" fo:margin-right="1.792cm" fo:margin-top="0.187cm" fo:margin-bottom="0.187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sublast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sub" style:family="graphic">
      <style:paragraph-properties fo:margin-left="2.688cm" fo:margin-right="2.688cm" fo:margin-top="0.187cm" fo:margin-bottom="0.187cm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qsingle" style:family="graphic">
      <style:paragraph-properties fo:margin-left="1.792cm" fo:margin-right="1.792cm" fo:margin-top="0.623cm" fo:margin-bottom="0.623cm" fo:line-height="115%" fo:text-align="justify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glo" style:family="graphic">
      <style:paragraph-properties fo:margin-left="1.12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criprdg" style:family="graphic">
      <style:paragraph-properties fo:margin-left="1.344cm" fo:margin-right="1.344cm" fo:text-align="justify" fo:text-indent="0.672cm" style:text-autospace="none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Segoe UI7" style:font-family-asian="'Segoe UI'" style:font-pitch-asian="variable" style:font-size-asian="9pt" style:language-asian="he" style:country-asian="IL"/>
    </style:style>
    <style:style style:name="wfd" style:family="graphic">
      <style:paragraph-properties fo:margin-left="2.912cm" fo:margin-right="0cm" fo:margin-top="0.187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fs" style:family="graphic">
      <style:paragraph-properties fo:margin-left="1.12cm" fo:margin-right="0cm" fo:margin-top="0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ansblank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ans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question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diasingle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dia" style:family="graphic">
      <style:paragraph-properties fo:margin-top="0.374cm" fo:margin-bottom="0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diafirst" style:family="graphic">
      <style:paragraph-properties fo:margin-top="0.374cm" fo:margin-bottom="0cm" fo:line-height="150%" fo:text-align="justify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dialast" style:family="graphic">
      <style:paragraph-properties fo:margin-top="0.374cm" fo:margin-bottom="0.374cm" fo:line-height="150%" fo:text-align="justify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ltrsig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ltrsigfirst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ltrclose" style:family="graphic">
      <style:paragraph-properties fo:margin-left="0cm" fo:margin-right="2.24cm" fo:margin-top="0.746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ltrpar" style:family="graphic">
      <style:paragraph-properties fo:margin-left="1.12cm" fo:margin-right="0cm" fo:margin-top="0.374cm" fo:margin-bottom="0cm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ltrpar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ltradd" style:family="graphic">
      <style:paragraph-properties fo:margin-top="0.746cm" fo:margin-bottom="0cm" fo:text-align="start" style:text-autospace="none"/>
      <style:text-properties style:font-name="Minion Pro" fo:font-family="'Minion Pro'" style:font-family-generic="roman" style:font-pitch="variable" fo:font-size="11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ltraddfirst" style:family="graphic">
      <style:paragraph-properties fo:margin-top="0.746cm" fo:margin-bottom="0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2" style:font-family-asian="Times, 'Times New Roman'" style:font-pitch-asian="variable" style:font-size-asian="20pt" style:language-asian="ar" style:country-asian="SA"/>
    </style:style>
    <style:style style:name="ltrdate" style:family="graphic">
      <style:paragraph-properties fo:margin-top="0.374cm" fo:margin-bottom="0.374cm" fo:text-align="end" style:text-autospace="none"/>
      <style:text-properties style:font-name="Minion Pro" fo:font-family="'Minion Pro'" style:font-family-generic="roman" style:font-pitch="variable" fo:font-size="11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ltrdatefirst" style:family="graphic">
      <style:paragraph-properties fo:margin-top="0.374cm" fo:margin-bottom="0cm" fo:text-align="end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2" style:font-family-asian="Times, 'Times New Roman'" style:font-pitch-asian="variable" style:font-size-asian="20pt" style:language-asian="ar" style:country-asian="SA"/>
    </style:style>
    <style:style style:name="bodycon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ody" style:family="graphic">
      <style:paragraph-properties fo:margin-left="0cm" fo:margin-right="0cm" fo:line-height="115%" fo:text-align="justify" fo:text-indent="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ody4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Century Schoolbook" fo:font-family="'Century Schoolbook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ody3" style:family="graphic">
      <style:paragraph-properties fo:margin-left="1.12cm" fo:margin-right="0cm" style:line-height-at-least="0.81cm" fo:text-align="start" fo:text-indent="0cm" style:text-autospace="none"/>
      <style:text-properties style:use-window-font-color="true" style:font-name="Arial" fo:font-family="Arial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ody2" style:family="graphic">
      <style:paragraph-properties fo:margin-left="0cm" fo:margin-right="0cm" fo:margin-top="0.374cm" fo:margin-bottom="0cm" style:line-height-at-least="0.995cm" fo:text-align="start" fo:text-indent="1.12cm" style:text-autospace="none"/>
      <style:text-properties style:use-window-font-color="true" style:font-name="Calibri Light" fo:font-family="'Calibri Light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odyright" style:family="graphic">
      <style:paragraph-properties fo:text-align="end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odycenter" style:family="graphic">
      <style:paragraph-properties fo:line-height="150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h" style:family="graphic">
      <style:paragraph-properties fo:margin-top="0.746cm" fo:margin-bottom="0cm" fo:line-height="150%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h5aft" style:family="graphic">
      <style:paragraph-properties fo:margin-top="0.497cm" fo:margin-bottom="0.187cm" style:line-height-at-least="0.81cm" fo:text-align="start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3" style:font-family-asian="'Times New Roman'" style:font-pitch-asian="variable" style:font-size-asian="12pt" style:language-asian="ar" style:country-asian="SA" style:font-style-asian="italic" style:font-style-complex="italic"/>
    </style:style>
    <style:style style:name="h5" style:family="graphic">
      <style:paragraph-properties fo:margin-top="0.497cm" fo:margin-bottom="0.187cm" style:line-height-at-least="0.8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Times New Roman3" style:font-family-asian="'Times New Roman'" style:font-pitch-asian="variable" style:font-size-asian="12pt" style:language-asian="ar" style:country-asian="SA" style:font-style-asian="italic" style:font-style-complex="italic"/>
    </style:style>
    <style:style style:name="h4aft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h4" style:family="graphic">
      <style:paragraph-properties fo:margin-left="1.12cm" fo:margin-right="0cm" fo:margin-top="0.746cm" fo:margin-bottom="0.249cm" style:line-height-at-least="0.871cm" fo:text-align="start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h3aft" style:family="graphic">
      <style:paragraph-properties fo:margin-top="0.746cm" fo:margin-bottom="0.187cm" fo:line-height="0.494cm" fo:text-align="justify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h2aft" style:family="graphic">
      <style:paragraph-properties fo:margin-top="0.497cm" fo:margin-bottom="0.187cm" fo:line-height="0.494cm" fo:text-align="start" style:text-autospace="none"/>
      <style:text-properties fo:font-variant="small-caps"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ctoc1" style:family="graphic">
      <style:paragraph-properties fo:margin-left="1.12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ctoc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1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aubio" style:family="graphic">
      <style:paragraph-properties fo:line-height="115%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au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s" style:family="graphic">
      <style:paragraph-properties fo:margin-top="0.746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ocpt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f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bm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au" style:family="graphic">
      <style:paragraph-properties fo:margin-left="0cm" fo:margin-right="0cm" fo:margin-top="0cm" fo:margin-bottom="0.187cm" fo:text-align="justify" fo:text-indent="1.12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4" style:family="graphic">
      <style:paragraph-properties fo:margin-left="2.2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erau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4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kau" style:family="graphic">
      <style:paragraph-properties fo:margin-top="2.614cm" fo:margin-bottom="0cm" fo:line-height="150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er" style:family="graphic">
      <style:paragraph-properties fo:margin-top="0cm" fo:margin-bottom="0.374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erh1" style:family="graphic">
      <style:paragraph-properties fo:margin-top="0cm" fo:margin-bottom="0.374cm" fo:line-height="115%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ersubtitle" style:family="graphic">
      <style:paragraph-properties fo:margin-top="0.746cm" fo:margin-bottom="0.746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ertitle" style:family="graphic">
      <style:paragraph-properties fo:margin-top="1.12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iplast" style:family="graphic">
      <style:paragraph-properties fo:margin-top="0.187cm" fo:margin-bottom="0.374cm" fo:text-align="start" style:text-autospace="none"/>
      <style:text-properties style:font-name="Minion Pro" fo:font-family="'Minion Pro'" style:font-family-generic="roman" style:font-pitch="variable" fo:font-size="10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cip" style:family="graphic">
      <style:paragraph-properties fo:margin-top="0.187cm" fo:margin-bottom="0.187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20pt" style:language-asian="ar" style:country-asian="SA"/>
    </style:style>
    <style:style style:name="cip2" style:family="graphic">
      <style:paragraph-properties fo:margin-left="1.568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cip1" style:family="graphic">
      <style:paragraph-properties fo:margin-left="1.12cm" fo:margin-right="0cm" fo:margin-top="0.187cm" fo:margin-bottom="0.187cm" fo:text-align="start" fo:text-indent="0cm" style:text-autospace="none"/>
      <style:text-properties style:font-name="Minion Pro" fo:font-family="'Minion Pro'" style:font-family-generic="roman" style:font-pitch="variable" fo:font-size="10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bkpub2" style:family="graphic">
      <style:paragraph-properties fo:margin-top="0.374cm" fo:margin-bottom="0cm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bkpub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2" style:font-family-asian="Times, 'Times New Roman'" style:font-pitch-asian="variable" style:font-size-asian="20pt" style:language-asian="ar" style:country-asian="SA"/>
    </style:style>
    <style:style style:name="bkau1" style:family="graphic">
      <style:paragraph-properties fo:margin-top="2.614cm" fo:margin-bottom="0cm" fo:line-height="150%" fo:text-align="center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odyleft" style:family="graphic">
      <style:paragraph-properties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pn" style:family="graphic">
      <style:paragraph-properties fo:margin-top="0cm" fo:margin-bottom="0.746cm" fo:line-height="0.494cm" fo:text-align="center" style:text-autospace="none"/>
      <style:text-properties fo:text-transform="uppercase" style:font-name="Times New Roman" fo:font-family="'Times New Roman'" style:font-family-generic="roman" style:font-pitch="variable" fo:font-size="14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cn" style:family="graphic">
      <style:paragraph-properties fo:margin-top="0cm" fo:margin-bottom="0.746cm" fo:line-height="0.494cm"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redi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h1aft" style:family="graphic">
      <style:paragraph-properties fo:margin-top="0.746cm" fo:margin-bottom="0.436cm" fo:line-height="0.564cm" fo:text-align="center" style:text-autospace="none"/>
      <style:text-properties fo:font-variant="small-caps" style:font-name="Times New Roman" fo:font-family="'Times New Roman'" style:font-family-generic="roman" style:font-pitch="variable" fo:font-size="14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eptail" style:family="graphic">
      <style:paragraph-properties fo:margin-left="0cm" fo:margin-right="1.12cm" fo:margin-top="0cm" fo:margin-bottom="0.374cm" style:line-height-at-least="0.81cm" fo:text-align="end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fo:font-style="italic" style:letter-kerning="true" style:font-name-asian="Times New Roman3" style:font-family-asian="'Times New Roman'" style:font-pitch-asian="variable" style:font-size-asian="12pt" style:language-asian="ar" style:country-asian="SA" style:font-style-asian="italic" style:font-style-complex="italic"/>
    </style:style>
    <style:style style:name="nllast" style:family="graphic">
      <style:paragraph-properties fo:margin-left="2.912cm" fo:margin-right="0cm" fo:margin-top="0.187cm" fo:margin-bottom="0.374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index1" style:family="graphic">
      <style:paragraph-properties fo:margin-left="3.3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index" style:family="graphic">
      <style:paragraph-properties fo:margin-left="1.12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index2" style:family="graphic">
      <style:paragraph-properties fo:margin-left="4.256cm" fo:margin-right="0cm" fo:text-align="justify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first" style:family="graphic">
      <style:paragraph-properties fo:margin-left="1.12cm" fo:margin-right="0cm" fo:margin-top="0.374cm" fo:margin-bottom="0cm" fo:text-align="center" fo:text-indent="-1.12cm" style:text-autospace="none">
        <style:tab-stops>
          <style:tab-stop style:position="8.961cm" style:leader-style="dotted" style:leader-text="."/>
        </style:tab-stops>
      </style:paragraph-properties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2pt" style:language-asian="ar" style:country-asian="SA" style:font-weight-asian="bold"/>
    </style:style>
    <style:style style:name="rubric" style:family="graphic">
      <style:paragraph-properties fo:text-align="start" style:text-autospace="none"/>
      <style:text-properties fo:color="#ff0000" style:font-name="Times New Roman" fo:font-family="'Times New Roman'" style:font-family-generic="roman" style:font-pitch="variable" fo:font-size="11pt" fo:language="en" fo:country="US" fo:font-style="italic" style:letter-kerning="true" style:font-name-asian="Times New Roman3" style:font-family-asian="'Times New Roman'" style:font-pitch-asian="variable" style:font-size-asian="12pt" style:language-asian="ar" style:country-asian="SA" style:font-style-asian="italic" style:font-style-complex="italic"/>
    </style:style>
    <style:style style:name="prayer" style:family="graphic">
      <style:paragraph-properties fo:margin-left="0cm" fo:margin-right="0cm" fo:line-height="115%" fo:text-align="start" fo:text-indent="1.12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gallery" style:family="graphic">
      <style:paragraph-properties fo:margin-top="0cm" fo:margin-bottom="0.374cm" fo:text-align="justify" style:text-autospace="none"/>
      <style:text-properties style:font-name="Minion Pro" fo:font-family="'Minion Pro'" style:font-family-generic="roman" style:font-pitch="variable" fo:font-size="10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pag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ibtxindent" style:family="graphic">
      <style:paragraph-properties fo:margin-left="1.12cm" fo:margin-right="0cm" fo:margin-top="0.125cm" fo:margin-bottom="0.125cm" style:line-height-at-least="0.81cm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ibtx" style:family="graphic">
      <style:paragraph-properties fo:margin-left="1.12cm" fo:margin-right="0cm" fo:margin-top="0.125cm" fo:margin-bottom="0.125cm" style:line-height-at-least="0.81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tochead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toch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memorytail" style:family="graphic">
      <style:paragraph-properties fo:margin-left="0cm" fo:margin-right="2.24cm" fo:margin-top="0.374cm" fo:margin-bottom="0.374cm" fo:text-align="end" fo:text-indent="0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crip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indexhead" style:family="graphic">
      <style:paragraph-properties fo:margin-top="0cm" fo:margin-bottom="0.37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0pt" fo:language="en" fo:country="US" fo:font-weight="bold" style:letter-kerning="true" style:font-name-asian="Times New Roman3" style:font-family-asian="'Times New Roman'" style:font-pitch-asian="variable" style:font-size-asian="12pt" style:language-asian="ar" style:country-asian="SA" style:font-weight-asian="bold" style:font-weight-complex="bold"/>
    </style:style>
    <style:style style:name="memory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scripture" style:family="graphic">
      <style:paragraph-properties fo:margin-left="1.12cm" fo:margin-right="0cm" fo:margin-top="0cm" fo:margin-bottom="0.374cm" fo:line-height="115%" fo:text-align="start" fo:text-indent="0cm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ltrgreet" style:family="graphic">
      <style:paragraph-properties fo:margin-top="0.746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sltail" style:family="graphic">
      <style:paragraph-properties fo:margin-left="0cm" fo:margin-right="2.24cm" fo:margin-top="0.374cm" fo:margin-bottom="0.374cm" fo:text-align="end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kcall" style:family="graphic">
      <style:paragraph-properties fo:margin-top="4.106cm" fo:margin-bottom="0cm" fo:text-align="center" style:text-autospace="none"/>
      <style:text-properties fo:font-variant="small-caps" style:font-name="Minion Pro" fo:font-family="'Minion Pro'" style:font-family-generic="roman" style:font-pitch="variable" fo:font-size="20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ktitle" style:family="graphic">
      <style:paragraph-properties fo:margin-top="4.106cm" fo:margin-bottom="0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20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fignum" style:family="graphic">
      <style:paragraph-properties fo:margin-top="0.746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1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media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filename" style:family="graphic">
      <style:paragraph-properties fo:margin-top="0cm" fo:margin-bottom="0.374cm" fo:text-align="justify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oc3" style:family="graphic">
      <style:paragraph-properties fo:margin-left="3.584cm" fo:margin-right="2.24cm" fo:text-align="justify" fo:text-indent="0cm" style:text-autospace="none">
        <style:tab-stops>
          <style:tab-stop style:position="26.882cm" style:type="right"/>
        </style:tab-stops>
      </style:paragraph-properties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Revision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ourier New1" style:font-family-asian="'Courier New'" style:font-pitch-asian="variable" style:font-size-asian="11pt" style:language-asian="ar" style:country-asian="SA"/>
    </style:style>
    <style:style style:name="bodyfirs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odyaft" style:family="graphic">
      <style:paragraph-properties fo:margin-left="0cm" fo:margin-right="0cm" fo:line-height="115%" fo:text-align="justify" fo:text-indent="1.12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bksubtitle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ksubtitle1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ksubtitle2" style:family="graphic">
      <style:paragraph-properties fo:margin-top="0cm" fo:margin-bottom="0.746cm" fo:line-height="0.564cm" fo:text-align="center" style:text-autospace="none"/>
      <style:text-properties style:use-window-font-color="true" style:font-name="Minion Pro" fo:font-family="'Minion Pro'" style:font-family-generic="roman" style:font-pitch="variable" fo:font-size="18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last" style:family="graphic">
      <style:paragraph-properties fo:margin-left="1.792cm" fo:margin-right="1.792cm" fo:margin-top="0cm" fo:margin-bottom="0.374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nlfirst" style:family="graphic">
      <style:paragraph-properties fo:margin-left="2.912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toc" style:family="graphic">
      <style:paragraph-properties fo:margin-top="0.374cm" fo:margin-bottom="0.374cm" fo:text-align="start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ps" style:family="graphic">
      <style:paragraph-properties fo:margin-top="0cm" fo:margin-bottom="0.374cm" fo:line-height="115%" fo:text-align="center" style:text-autospace="none"/>
      <style:text-properties style:use-window-font-color="true" style:font-name="Minion Pro" fo:font-family="'Minion Pro'" style:font-family-generic="roman" style:font-pitch="variable" fo:font-size="14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out3" style:family="graphic">
      <style:paragraph-properties fo:margin-left="4.48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out2" style:family="graphic">
      <style:paragraph-properties fo:margin-left="2.24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ulfirst" style:family="graphic">
      <style:paragraph-properties fo:margin-left="2.912cm" fo:margin-right="0cm" fo:margin-top="0.374cm" fo:margin-bottom="0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qullast" style:family="graphic">
      <style:paragraph-properties fo:margin-left="2.912cm" fo:margin-right="0cm" fo:margin-top="0cm" fo:margin-bottom="0.374cm" fo:line-height="150%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bqfirst" style:family="graphic">
      <style:paragraph-properties fo:margin-left="1.792cm" fo:margin-right="1.792cm" fo:margin-top="0.374cm" fo:margin-bottom="0cm" fo:text-align="justify" fo:text-indent="0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out8" style:family="graphic">
      <style:paragraph-properties fo:margin-left="10.081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out7" style:family="graphic">
      <style:paragraph-properties fo:margin-left="6.989cm" fo:margin-right="0cm" fo:text-align="start" fo:text-indent="0.85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out6" style:family="graphic">
      <style:paragraph-properties fo:margin-left="6.989cm" fo:margin-right="0cm" fo:text-align="start" fo:text-indent="0.012cm" style:text-autospace="none">
        <style:tab-stops>
          <style:tab-stop style:position="2.24cm"/>
          <style:tab-stop style:position="4.48cm"/>
          <style:tab-stop style:position="5.881cm"/>
          <style:tab-stop style:position="7.84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out5" style:family="graphic">
      <style:paragraph-properties fo:margin-left="6.989cm" fo:margin-right="0cm" fo:text-align="start" fo:text-indent="-1.12cm" style:text-autospace="none">
        <style:tab-stops>
          <style:tab-stop style:position="2.24cm"/>
          <style:tab-stop style:position="4.48cm"/>
          <style:tab-stop style:position="5.881cm"/>
        </style:tab-stops>
      </style:paragraph-properties>
      <style:text-properties fo:color="#000000"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out4" style:family="graphic">
      <style:paragraph-properties fo:margin-left="7.84cm" fo:margin-right="0cm" fo:line-height="150%" fo:text-align="start" fo:text-indent="-1.12cm" style:text-autospace="none">
        <style:tab-stops>
          <style:tab-stop style:position="2.24cm"/>
          <style:tab-stop style:position="4.48cm"/>
          <style:tab-stop style:position="6.72cm"/>
        </style:tab-stops>
      </style:paragraph-properties>
      <style:text-properties fo:color="#000000" style:font-name="Minion Pro" fo:font-family="'Minion Pro'" style:font-family-generic="roman" style:font-pitch="variable" fo:font-size="11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out1" style:family="graphic">
      <style:paragraph-properties fo:margin-left="1.12cm" fo:margin-right="0cm" fo:text-align="start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nl1first" style:family="graphic">
      <style:paragraph-properties fo:margin-left="3.808cm" fo:margin-right="0cm" fo:margin-top="0.374cm" fo:margin-bottom="0.187cm" fo:text-align="start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ul1" style:family="graphic">
      <style:paragraph-properties fo:margin-left="3.808cm" fo:margin-right="0cm" fo:margin-top="0.187cm" fo:margin-bottom="0.187cm" fo:text-align="start" fo:text-indent="-1.12cm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Segoe UI" style:font-family-asian="'Segoe UI'" style:font-family-generic-asian="roman" style:font-pitch-asian="variable" style:font-size-asian="12pt" style:language-asian="ar" style:country-asian="SA"/>
    </style:style>
    <style:style style:name="tablesubhead" style:family="graphic">
      <style:paragraph-properties fo:margin-top="0cm" fo:margin-bottom="0.374cm" style:line-height-at-least="0.995cm" fo:text-align="center" style:text-autospace="none"/>
      <style:text-properties style:use-window-font-color="true" style:font-name="Minion Pro" fo:font-family="'Minion Pro'" style:font-family-generic="roman" style:font-pitch="variable" fo:font-size="8pt" fo:language="en" fo:country="US" style:letter-kerning="true" style:font-name-asian="Arial3" style:font-family-asian="Arial" style:font-pitch-asian="variable" style:font-size-asian="8pt" style:language-asian="ar" style:country-asian="SA"/>
    </style:style>
    <style:style style:name="artnote" style:family="graphic">
      <style:paragraph-properties fo:line-height="150%" fo:text-align="justify" style:text-autospace="none"/>
      <style:text-properties fo:color="#ff0000" style:font-name="Minion Pro" fo:font-family="'Minion Pro'" style:font-family-generic="roman" style:font-pitch="variable" fo:font-size="11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indiciacenter" style:family="graphic">
      <style:paragraph-properties fo:margin-top="0.125cm" fo:margin-bottom="0.374cm" fo:text-align="center" style:text-autospace="none"/>
      <style:text-properties style:font-name="Times New Roman" fo:font-family="'Times New Roman'" style:font-family-generic="roman" style:font-pitch="variable" fo:font-size="10pt" fo:language="en" fo:country="US" style:font-name-asian="Times2" style:font-family-asian="Times, 'Times New Roman'" style:font-pitch-asian="variable" style:font-size-asian="20pt" style:language-asian="ar" style:country-asian="SA"/>
    </style:style>
    <style:style style:name="ded" style:family="graphic">
      <style:paragraph-properties fo:margin-top="1.12cm" fo:margin-bottom="2.986cm" fo:text-align="center" style:text-autospace="none"/>
      <style:text-properties style:use-window-font-color="true" style:font-name="Minion Pro" fo:font-family="'Minion Pro'" style:font-family-generic="roman" style:font-pitch="variable" fo:font-size="12pt" fo:language="en" fo:country="US" style:letter-kerning="true" style:font-name-asian="Times2" style:font-family-asian="Times, 'Times New Roman'" style:font-pitch-asian="variable" style:font-size-asian="20pt" style:language-asian="ar" style:country-asian="SA"/>
    </style:style>
    <style:style style:name="table" style:family="graphic">
      <style:paragraph-properties fo:text-align="center" style:text-autospace="none"/>
      <style:text-properties style:use-window-font-color="true" style:font-name="Minion Pro" fo:font-family="'Minion Pro'" style:font-family-generic="roman" style:font-pitch="variable" fo:font-size="8pt" fo:language="de" fo:country="DE" style:letter-kerning="true" style:font-name-asian="Arial3" style:font-family-asian="Arial" style:font-pitch-asian="variable" style:font-size-asian="8pt" style:language-asian="ar" style:country-asian="SA"/>
    </style:style>
    <style:style style:name="nlbq" style:family="graphic">
      <style:paragraph-properties fo:margin-left="3.584cm" fo:margin-right="1.792cm" fo:margin-top="0.249cm" fo:margin-bottom="0.187cm" fo:text-align="justify" fo:text-indent="-1.12cm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2pt" style:language-asian="ar" style:country-asian="SA"/>
    </style:style>
    <style:style style:name="pt" style:family="graphic">
      <style:paragraph-properties fo:margin-top="0.746cm" fo:margin-bottom="0.436cm" fo:line-height="0.564cm" fo:text-align="center" style:text-autospace="none"/>
      <style:text-properties fo:font-variant="small-caps" style:use-window-font-color="true" style:font-name="Minion Pro" fo:font-family="'Minion Pro'" style:font-family-generic="roman" style:font-pitch="variable" fo:font-size="14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bkhalftitle" style:family="graphic">
      <style:paragraph-properties fo:margin-top="0.746cm" fo:margin-bottom="0.746cm" style:line-height-at-least="1.058cm" fo:text-align="center" style:text-autospace="none"/>
      <style:text-properties style:use-window-font-color="true" style:font-name="Minion Pro" fo:font-family="'Minion Pro'" style:font-family-generic="roman" style:font-pitch="variable" fo:font-size="16pt" fo:language="en" fo:country="US" style:letter-kerning="true" style:font-name-asian="Times New Roman3" style:font-family-asian="'Times New Roman'" style:font-pitch-asian="variable" style:font-size-asian="12pt" style:language-asian="ar" style:country-asian="SA"/>
    </style:style>
    <style:style style:name="cipfirst" style:family="graphic">
      <style:paragraph-properties fo:margin-top="0.374cm" fo:margin-bottom="0cm" fo:text-align="start" style:text-autospace="none"/>
      <style:text-properties style:use-window-font-color="true" style:font-name="Minion Pro" fo:font-family="'Minion Pro'" style:font-family-generic="roman" style:font-pitch="variable" fo:font-size="10pt" fo:language="en" fo:country="US" style:letter-kerning="true" style:font-name-asian="Times2" style:font-family-asian="Times, 'Times New Roman'" style:font-pitch-asian="variable" style:font-size-asian="20pt" style:language-asian="ar" style:country-asian="SA"/>
    </style:style>
    <style:style style:name="Footer" style:family="graphic">
      <style:paragraph-properties fo:margin-top="0cm" fo:margin-bottom="0.374cm" fo:text-align="start" style:text-autospace="none">
        <style:tab-stops>
          <style:tab-stop style:position="26.882cm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26.882cm" style:type="right"/>
        </style:tab-stops>
      </style:paragraph-properties>
      <style:text-properties fo:color="#808080" style:font-name="Minion Pro" fo:font-family="'Minion Pro'" style:font-family-generic="roman" style:font-pitch="variable" fo:font-size="10pt" fo:language="en" fo:country="US" style:font-name-asian="Arial3" style:font-family-asian="Arial" style:font-pitch-asian="variable" style:font-size-asian="10pt" style:language-asian="ar" style:country-asian="SA"/>
    </style:style>
    <style:style style:name="line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he" style:country-asian="IL"/>
    </style:style>
    <style:style style:name="Balloon_20_Text" style:display-name="Balloon Text" style:family="graphic">
      <style:paragraph-properties fo:text-align="start" style:text-autospace="none"/>
      <style:text-properties style:font-name="Segoe UI" fo:font-family="'Segoe UI'" style:font-family-generic="roman" style:font-pitch="variable" fo:font-size="9pt" fo:language="en" fo:country="US" style:font-name-asian="Segoe UI7" style:font-family-asian="'Segoe UI'" style:font-pitch-asian="variable" style:font-size-asian="9pt" style:language-asian="ar" style:country-asian="SA"/>
    </style:style>
    <style:style style:name="DocumentMap" style:family="graphic">
      <style:paragraph-properties fo:margin-top="0cm" fo:margin-bottom="0.497cm" fo:line-height="106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heading_20_4_2c_Heading_20_4_20_DO_20_NOT_20_USE" style:display-name="heading 4,Heading 4 DO NOT USE" style:family="graphic">
      <style:paragraph-properties fo:margin-top="0.623cm" fo:margin-bottom="0cm" fo:text-align="start" style:text-autospace="none"/>
      <style:text-properties fo:color="#5b9bd5" style:font-name="Calibri Light" fo:font-family="'Calibri Light'" style:font-family-generic="roman" style:font-pitch="variable" fo:font-size="12pt" fo:language="en" fo:country="US" fo:font-style="italic" fo:font-weight="bold" style:font-name-asian="Times New Roman3" style:font-family-asian="'Times New Roman'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3_2c_Heading_20_3_20_DO_20_NOT_20_USE" style:display-name="heading 3,Heading 3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3.5pt" fo:language="en" fo:country="US" fo:font-weight="bold" style:font-name-asian="Times New Roman3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2_2c_Heading_20_2_20_DO_20_NOT_20_USE" style:display-name="heading 2,Heading 2 DO NOT USE" style:family="graphic">
      <style:paragraph-properties fo:text-align="start" style:text-autospace="none"/>
      <style:text-properties style:font-name="Times" fo:font-family="Times, 'Times New Roman'" style:font-family-generic="roman" style:font-pitch="variable" fo:font-size="18pt" fo:language="en" fo:country="US" fo:font-weight="bold" style:font-name-asian="Times New Roman3" style:font-family-asian="'Times New Roman'" style:font-pitch-asian="variable" style:font-size-asian="18pt" style:language-asian="ar" style:country-asian="SA" style:font-weight-asian="bold" style:font-weight-complex="bold"/>
    </style:style>
    <style:style style:name="heading_20_1_2c_DO_20_NOT_20_USE" style:display-name="heading 1,DO NOT USE" style:family="graphic">
      <style:paragraph-properties fo:margin-top="1.494cm" fo:margin-bottom="0cm" fo:text-align="start" style:text-autospace="none"/>
      <style:text-properties fo:color="#2c6eab" style:font-name="Calibri Light" fo:font-family="'Calibri Light'" style:font-family-generic="roman" style:font-pitch="variable" fo:font-size="16pt" fo:language="en" fo:country="US" fo:font-weight="bold" style:font-name-asian="Times New Roman3" style:font-family-asian="'Times New Roman'" style:font-pitch-asian="variable" style:font-size-asian="16pt" style:language-asian="ar" style:country-asian="SA" style:font-weight-asian="bold" style:font-weight-complex="bold"/>
    </style:style>
    <style:style style:name="Index" style:family="graphic">
      <style:paragraph-properties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4" style:font-family-asian="Arial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font-name="Minion Pro" fo:font-family="'Minion Pro'" style:font-family-generic="roman" style:font-pitch="variable" fo:font-size="12pt" fo:language="en" fo:country="US" fo:font-style="italic" style:font-name-asian="Arial4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Arial4" style:font-family-asian="Arial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Minion Pro" fo:font-family="'Minion Pro'" style:font-family-generic="roman" style:font-pitch="variable" fo:font-size="12pt" fo:language="en" fo:country="US" style:font-name-asian="Times New Roman3" style:font-family-asian="'Times New Roman'" style:font-pitch-asian="variable" style:font-size-asian="10pt" style:language-asian="ar" style:country-asian="SA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none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94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1">
      <office:forms form:automatic-focus="false" form:apply-design-mode="false"/>
      <draw:frame presentation:style-name="Default94-title" draw:layer="backgroundobjects" svg:width="25.199cm" svg:height="2.629cm" svg:x="1.4cm" svg:y="0.628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94-title" draw:layer="backgroundobjects" svg:width="18.624cm" svg:height="10.476cm" svg:x="1.482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21:42:49.940000000</meta:creation-date>
    <dc:title>Purple</dc:title>
    <meta:editing-duration>PT1H29M4S</meta:editing-duration>
    <meta:editing-cycles>13</meta:editing-cycles>
    <meta:generator>LibreOffice/6.1.5.2$Windows_X86_64 LibreOffice_project/90f8dcf33c87b3705e78202e3df5142b201bd805</meta:generator>
    <dc:date>2019-04-10T14:00:19.201000000</dc:date>
    <meta:document-statistic meta:object-count="830"/>
  </office:meta>
</office:document-meta>
</file>